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Text_20_body">
      <style:text-properties officeooo:rsid="0630229b" officeooo:paragraph-rsid="0630229b"/>
    </style:style>
    <style:style style:name="P742" style:family="paragraph" style:parent-style-name="Text_20_body">
      <style:text-properties officeooo:rsid="06331ed8" officeooo:paragraph-rsid="06331ed8"/>
    </style:style>
    <style:style style:name="P743" style:family="paragraph" style:parent-style-name="Text_20_body">
      <style:text-properties officeooo:rsid="06341055" officeooo:paragraph-rsid="06341055"/>
    </style:style>
    <style:style style:name="P744" style:family="paragraph" style:parent-style-name="Text_20_body">
      <style:text-properties officeooo:rsid="0635d505" officeooo:paragraph-rsid="0635d505"/>
    </style:style>
    <style:style style:name="P745" style:family="paragraph" style:parent-style-name="Text_20_body">
      <style:text-properties officeooo:rsid="0637a6d2" officeooo:paragraph-rsid="0637a6d2"/>
    </style:style>
    <style:style style:name="P746" style:family="paragraph" style:parent-style-name="Text_20_body">
      <style:text-properties officeooo:rsid="06391008" officeooo:paragraph-rsid="06391008"/>
    </style:style>
    <style:style style:name="P747" style:family="paragraph" style:parent-style-name="Text_20_body">
      <style:text-properties officeooo:rsid="0639fc82" officeooo:paragraph-rsid="0639fc82"/>
    </style:style>
    <style:style style:name="P748" style:family="paragraph" style:parent-style-name="Text_20_body">
      <style:text-properties officeooo:rsid="063b0782" officeooo:paragraph-rsid="063b0782"/>
    </style:style>
    <style:style style:name="P749" style:family="paragraph" style:parent-style-name="Text_20_body">
      <style:text-properties officeooo:rsid="063cf43b" officeooo:paragraph-rsid="063cf43b"/>
    </style:style>
    <style:style style:name="P750" style:family="paragraph" style:parent-style-name="Text_20_body">
      <style:text-properties officeooo:rsid="063e34fe" officeooo:paragraph-rsid="063e34fe"/>
    </style:style>
    <style:style style:name="P751" style:family="paragraph" style:parent-style-name="Text_20_body">
      <style:text-properties officeooo:rsid="063fc915" officeooo:paragraph-rsid="063fc915"/>
    </style:style>
    <style:style style:name="P752" style:family="paragraph" style:parent-style-name="Text_20_body">
      <style:text-properties officeooo:rsid="0640f27e" officeooo:paragraph-rsid="0640f27e"/>
    </style:style>
    <style:style style:name="P753" style:family="paragraph" style:parent-style-name="Text_20_body">
      <style:text-properties officeooo:rsid="06467bb1" officeooo:paragraph-rsid="06467bb1"/>
    </style:style>
    <style:style style:name="P754" style:family="paragraph" style:parent-style-name="Text_20_body">
      <style:text-properties officeooo:rsid="06470893" officeooo:paragraph-rsid="06470893"/>
    </style:style>
    <style:style style:name="P755" style:family="paragraph" style:parent-style-name="Text_20_body">
      <style:text-properties officeooo:rsid="0649e00a" officeooo:paragraph-rsid="0649e00a"/>
    </style:style>
    <style:style style:name="P756" style:family="paragraph" style:parent-style-name="Text_20_body">
      <style:text-properties officeooo:rsid="064b5dd6" officeooo:paragraph-rsid="064b5dd6"/>
    </style:style>
    <style:style style:name="P757" style:family="paragraph" style:parent-style-name="Code">
      <style:text-properties officeooo:rsid="06506285" officeooo:paragraph-rsid="06506285"/>
    </style:style>
    <style:style style:name="P758" style:family="paragraph" style:parent-style-name="Text_20_body">
      <style:text-properties officeooo:rsid="06506285" officeooo:paragraph-rsid="06506285"/>
    </style:style>
    <style:style style:name="P759" style:family="paragraph" style:parent-style-name="Code">
      <style:text-properties officeooo:rsid="06506285" officeooo:paragraph-rsid="066470a7"/>
    </style:style>
    <style:style style:name="P760" style:family="paragraph" style:parent-style-name="Code">
      <style:text-properties officeooo:rsid="06506285" officeooo:paragraph-rsid="06691dca"/>
    </style:style>
    <style:style style:name="P761" style:family="paragraph" style:parent-style-name="Code">
      <style:text-properties officeooo:rsid="06506285" officeooo:paragraph-rsid="067292ea"/>
    </style:style>
    <style:style style:name="P762" style:family="paragraph" style:parent-style-name="Text_20_body">
      <style:text-properties officeooo:rsid="064d851b" officeooo:paragraph-rsid="064d851b"/>
    </style:style>
    <style:style style:name="P763" style:family="paragraph" style:parent-style-name="Text_20_body">
      <style:text-properties officeooo:rsid="064e9c83" officeooo:paragraph-rsid="064e9c83"/>
    </style:style>
    <style:style style:name="P764" style:family="paragraph" style:parent-style-name="Text_20_body">
      <style:text-properties officeooo:rsid="064f54f8" officeooo:paragraph-rsid="064f54f8"/>
    </style:style>
    <style:style style:name="P765" style:family="paragraph" style:parent-style-name="Text_20_body">
      <style:text-properties officeooo:rsid="064fcabe" officeooo:paragraph-rsid="064fcabe"/>
    </style:style>
    <style:style style:name="P766" style:family="paragraph" style:parent-style-name="Text_20_body">
      <style:text-properties officeooo:rsid="06533ac7" officeooo:paragraph-rsid="06533ac7"/>
    </style:style>
    <style:style style:name="P767" style:family="paragraph" style:parent-style-name="Text_20_body">
      <style:text-properties officeooo:rsid="06555a26" officeooo:paragraph-rsid="06555a26"/>
    </style:style>
    <style:style style:name="P768" style:family="paragraph" style:parent-style-name="Text_20_body">
      <style:text-properties officeooo:rsid="0655a1b2" officeooo:paragraph-rsid="0655a1b2"/>
    </style:style>
    <style:style style:name="P769" style:family="paragraph" style:parent-style-name="Text_20_body">
      <style:text-properties officeooo:rsid="0655bb2e" officeooo:paragraph-rsid="0655bb2e"/>
    </style:style>
    <style:style style:name="P770" style:family="paragraph" style:parent-style-name="Code">
      <style:text-properties officeooo:rsid="065aecd4" officeooo:paragraph-rsid="0661d308"/>
    </style:style>
    <style:style style:name="P771" style:family="paragraph" style:parent-style-name="Text_20_body">
      <style:text-properties officeooo:rsid="065aecd4" officeooo:paragraph-rsid="065e33e0"/>
    </style:style>
    <style:style style:name="P772" style:family="paragraph" style:parent-style-name="Text_20_body">
      <style:text-properties officeooo:rsid="065aecd4" officeooo:paragraph-rsid="0662c63e"/>
    </style:style>
    <style:style style:name="P773" style:family="paragraph" style:parent-style-name="Text_20_body">
      <style:text-properties officeooo:rsid="065aecd4" officeooo:paragraph-rsid="06653bed"/>
    </style:style>
    <style:style style:name="P774" style:family="paragraph" style:parent-style-name="Text_20_body">
      <style:text-properties officeooo:rsid="0658d734" officeooo:paragraph-rsid="0658d734"/>
    </style:style>
    <style:style style:name="P775" style:family="paragraph" style:parent-style-name="Text_20_body">
      <style:text-properties officeooo:rsid="0659a447" officeooo:paragraph-rsid="0659a447"/>
    </style:style>
    <style:style style:name="P776" style:family="paragraph" style:parent-style-name="Text_20_body">
      <style:text-properties officeooo:rsid="0659ddca" officeooo:paragraph-rsid="0659ddca"/>
    </style:style>
    <style:style style:name="P777" style:family="paragraph" style:parent-style-name="Text_20_body">
      <style:text-properties officeooo:rsid="0659ddca" officeooo:paragraph-rsid="06616f78"/>
    </style:style>
    <style:style style:name="P778" style:family="paragraph" style:parent-style-name="Text_20_body">
      <style:text-properties officeooo:rsid="0659ddca" officeooo:paragraph-rsid="0661e183"/>
    </style:style>
    <style:style style:name="P779" style:family="paragraph" style:parent-style-name="Text_20_body">
      <style:text-properties officeooo:rsid="065f87e4" officeooo:paragraph-rsid="065f87e4"/>
    </style:style>
    <style:style style:name="P780" style:family="paragraph" style:parent-style-name="Text_20_body">
      <style:text-properties officeooo:rsid="0661d308" officeooo:paragraph-rsid="0661d308"/>
    </style:style>
    <style:style style:name="P781" style:family="paragraph" style:parent-style-name="Text_20_body">
      <style:text-properties officeooo:rsid="0662c63e" officeooo:paragraph-rsid="0662c63e"/>
    </style:style>
    <style:style style:name="P782" style:family="paragraph" style:parent-style-name="Text_20_body">
      <style:text-properties officeooo:rsid="066470a7" officeooo:paragraph-rsid="066470a7"/>
    </style:style>
    <style:style style:name="P783" style:family="paragraph" style:parent-style-name="Text_20_body">
      <style:text-properties officeooo:rsid="0667da16" officeooo:paragraph-rsid="0667da16"/>
    </style:style>
    <style:style style:name="P784" style:family="paragraph" style:parent-style-name="Text_20_body">
      <style:text-properties officeooo:rsid="06691dca" officeooo:paragraph-rsid="06691dca"/>
    </style:style>
    <style:style style:name="P785" style:family="paragraph" style:parent-style-name="Text_20_body">
      <style:text-properties officeooo:rsid="066d6026" officeooo:paragraph-rsid="066d6026"/>
    </style:style>
    <style:style style:name="P786" style:family="paragraph" style:parent-style-name="Text_20_body">
      <style:text-properties officeooo:rsid="066e1ade" officeooo:paragraph-rsid="066e1ade"/>
    </style:style>
    <style:style style:name="P787" style:family="paragraph" style:parent-style-name="Code">
      <style:text-properties officeooo:rsid="067645e5" officeooo:paragraph-rsid="067645e5"/>
    </style:style>
    <style:style style:name="P788" style:family="paragraph" style:parent-style-name="Text_20_body">
      <style:text-properties officeooo:rsid="067645e5" officeooo:paragraph-rsid="067645e5"/>
    </style:style>
    <style:style style:name="P789" style:family="paragraph" style:parent-style-name="Code">
      <style:text-properties officeooo:rsid="0678c9bf" officeooo:paragraph-rsid="0678c9bf"/>
    </style:style>
    <style:style style:name="P790" style:family="paragraph" style:parent-style-name="Text_20_body">
      <style:text-properties officeooo:rsid="0678c9bf" officeooo:paragraph-rsid="0678c9bf"/>
    </style:style>
    <style:style style:name="P791" style:family="paragraph" style:parent-style-name="Code">
      <style:text-properties officeooo:rsid="067abd77" officeooo:paragraph-rsid="067abd77"/>
    </style:style>
    <style:style style:name="P792" style:family="paragraph" style:parent-style-name="Code">
      <style:text-properties fo:font-size="9pt" style:font-size-asian="9pt" style:font-size-complex="9pt"/>
    </style:style>
    <style:style style:name="P793" style:family="paragraph" style:parent-style-name="Text_20_body">
      <style:text-properties officeooo:rsid="0670ccbb" officeooo:paragraph-rsid="0670ccbb"/>
    </style:style>
    <style:style style:name="P794" style:family="paragraph" style:parent-style-name="Text_20_body">
      <style:text-properties officeooo:rsid="067292ea" officeooo:paragraph-rsid="067292ea"/>
    </style:style>
    <style:style style:name="P795" style:family="paragraph" style:parent-style-name="Text_20_body">
      <style:text-properties officeooo:rsid="06742c9b" officeooo:paragraph-rsid="06742c9b"/>
    </style:style>
    <style:style style:name="P796" style:family="paragraph" style:parent-style-name="Text_20_body">
      <style:text-properties officeooo:rsid="0675dd45" officeooo:paragraph-rsid="0675dd45"/>
    </style:style>
    <style:style style:name="P797" style:family="paragraph" style:parent-style-name="Text_20_body">
      <style:text-properties officeooo:rsid="064c0ff9" officeooo:paragraph-rsid="064c0ff9"/>
    </style:style>
    <style:style style:name="P798" style:family="paragraph" style:parent-style-name="Text_20_body">
      <style:text-properties officeooo:rsid="067ae492" officeooo:paragraph-rsid="067ae492"/>
    </style:style>
    <style:style style:name="P799" style:family="paragraph" style:parent-style-name="Text_20_body">
      <style:text-properties officeooo:rsid="067cb336" officeooo:paragraph-rsid="067cb336"/>
    </style:style>
    <style:style style:name="P800" style:family="paragraph" style:parent-style-name="Text_20_body">
      <style:text-properties officeooo:rsid="0680f35f" officeooo:paragraph-rsid="0680f35f"/>
    </style:style>
    <style:style style:name="P801" style:family="paragraph" style:parent-style-name="Text_20_body">
      <style:text-properties officeooo:rsid="0683b72b" officeooo:paragraph-rsid="0683b72b"/>
    </style:style>
    <style:style style:name="P802" style:family="paragraph" style:parent-style-name="Text_20_body">
      <style:text-properties officeooo:rsid="068450fe" officeooo:paragraph-rsid="068450fe"/>
    </style:style>
    <style:style style:name="P803" style:family="paragraph" style:parent-style-name="Text_20_body">
      <style:text-properties officeooo:paragraph-rsid="06886c1d"/>
    </style:style>
    <style:style style:name="P804" style:family="paragraph" style:parent-style-name="Text_20_body">
      <style:text-properties officeooo:rsid="068a3909" officeooo:paragraph-rsid="068a3909"/>
    </style:style>
    <style:style style:name="P805" style:family="paragraph" style:parent-style-name="Text_20_body">
      <style:text-properties officeooo:rsid="068ae98e" officeooo:paragraph-rsid="068ae98e"/>
    </style:style>
    <style:style style:name="P806" style:family="paragraph" style:parent-style-name="Text_20_body">
      <style:text-properties officeooo:rsid="068cfd30" officeooo:paragraph-rsid="068cfd30"/>
    </style:style>
    <style:style style:name="P807" style:family="paragraph" style:parent-style-name="Text_20_body">
      <style:text-properties officeooo:rsid="068dd324" officeooo:paragraph-rsid="068dd324"/>
    </style:style>
    <style:style style:name="P808" style:family="paragraph" style:parent-style-name="Text_20_body">
      <style:text-properties officeooo:rsid="068e0fbe" officeooo:paragraph-rsid="068e0fbe"/>
    </style:style>
    <style:style style:name="P809" style:family="paragraph" style:parent-style-name="Text_20_body">
      <style:text-properties officeooo:rsid="0690aebd" officeooo:paragraph-rsid="0690aebd"/>
    </style:style>
    <style:style style:name="P810" style:family="paragraph" style:parent-style-name="Text_20_body">
      <style:text-properties officeooo:rsid="06938ea7" officeooo:paragraph-rsid="06938ea7"/>
    </style:style>
    <style:style style:name="P811" style:family="paragraph" style:parent-style-name="Code">
      <style:text-properties fo:font-size="9pt" style:font-size-asian="9pt" style:font-size-complex="9pt"/>
    </style:style>
    <style:style style:name="P812" style:family="paragraph" style:parent-style-name="Code" style:list-style-name="L5"/>
    <style:style style:name="P813" style:family="paragraph" style:parent-style-name="Code" style:list-style-name="L5">
      <style:text-properties officeooo:paragraph-rsid="048c82ac"/>
    </style:style>
    <style:style style:name="P814" style:family="paragraph" style:parent-style-name="Code">
      <style:text-properties officeooo:paragraph-rsid="01776f98"/>
    </style:style>
    <style:style style:name="P815" style:family="paragraph" style:parent-style-name="Heading_20_1">
      <style:text-properties officeooo:rsid="066f17be" officeooo:paragraph-rsid="066f17be"/>
    </style:style>
    <style:style style:name="P816" style:family="paragraph" style:parent-style-name="Heading_20_1">
      <style:text-properties officeooo:rsid="06470893" officeooo:paragraph-rsid="06470893"/>
    </style:style>
    <style:style style:name="P817" style:family="paragraph" style:parent-style-name="Heading_20_1">
      <style:text-properties officeooo:rsid="0635120d" officeooo:paragraph-rsid="06555a26"/>
    </style:style>
    <style:style style:name="P818" style:family="paragraph" style:parent-style-name="Heading_20_1">
      <style:text-properties officeooo:rsid="06206f0c" officeooo:paragraph-rsid="06206f0c"/>
    </style:style>
    <style:style style:name="P819" style:family="paragraph" style:parent-style-name="Heading_20_1">
      <style:text-properties officeooo:rsid="05ec307d" officeooo:paragraph-rsid="05ec307d"/>
    </style:style>
    <style:style style:name="P820" style:family="paragraph" style:parent-style-name="Heading_20_1">
      <style:text-properties officeooo:rsid="05c96ad1" officeooo:paragraph-rsid="05c96ad1"/>
    </style:style>
    <style:style style:name="P821" style:family="paragraph" style:parent-style-name="Heading_20_1">
      <style:text-properties officeooo:rsid="05ae20bd" officeooo:paragraph-rsid="05ae20bd"/>
    </style:style>
    <style:style style:name="P822" style:family="paragraph" style:parent-style-name="Heading_20_1">
      <style:text-properties officeooo:rsid="0598de49" officeooo:paragraph-rsid="0598de49"/>
    </style:style>
    <style:style style:name="P823" style:family="paragraph" style:parent-style-name="Heading_20_1">
      <style:text-properties officeooo:rsid="057dcffc" officeooo:paragraph-rsid="057dcffc"/>
    </style:style>
    <style:style style:name="P824" style:family="paragraph" style:parent-style-name="Heading_20_1">
      <style:text-properties officeooo:rsid="055ea5b5" officeooo:paragraph-rsid="055ea5b5"/>
    </style:style>
    <style:style style:name="P825" style:family="paragraph" style:parent-style-name="Heading_20_1">
      <style:text-properties officeooo:rsid="052b2b5e" officeooo:paragraph-rsid="052b2b5e"/>
    </style:style>
    <style:style style:name="P826" style:family="paragraph" style:parent-style-name="Heading_20_1">
      <style:text-properties officeooo:rsid="0527e324" officeooo:paragraph-rsid="0527e324"/>
    </style:style>
    <style:style style:name="P827" style:family="paragraph" style:parent-style-name="Heading_20_1">
      <style:text-properties officeooo:rsid="05256859" officeooo:paragraph-rsid="05256859"/>
    </style:style>
    <style:style style:name="P828" style:family="paragraph" style:parent-style-name="Heading_20_1">
      <style:text-properties officeooo:rsid="05101d4c" officeooo:paragraph-rsid="05101d4c"/>
    </style:style>
    <style:style style:name="P829" style:family="paragraph" style:parent-style-name="Heading_20_1">
      <style:text-properties officeooo:rsid="04fbbf35" officeooo:paragraph-rsid="0521c2a1"/>
    </style:style>
    <style:style style:name="P830" style:family="paragraph" style:parent-style-name="Heading_20_1">
      <style:text-properties officeooo:rsid="04d93ac2" officeooo:paragraph-rsid="04d93ac2"/>
    </style:style>
    <style:style style:name="P831" style:family="paragraph" style:parent-style-name="Heading_20_1">
      <style:text-properties officeooo:rsid="04c07166" officeooo:paragraph-rsid="04c07166"/>
    </style:style>
    <style:style style:name="P832" style:family="paragraph" style:parent-style-name="Heading_20_1">
      <style:text-properties officeooo:rsid="04b9e5d3" officeooo:paragraph-rsid="04b9e5d3"/>
    </style:style>
    <style:style style:name="P833" style:family="paragraph" style:parent-style-name="Heading_20_1">
      <style:text-properties officeooo:rsid="04b8d004" officeooo:paragraph-rsid="04bed136"/>
    </style:style>
    <style:style style:name="P834" style:family="paragraph" style:parent-style-name="Heading_20_1">
      <style:text-properties officeooo:rsid="04b67480" officeooo:paragraph-rsid="04b67480"/>
    </style:style>
    <style:style style:name="P835" style:family="paragraph" style:parent-style-name="Heading_20_1">
      <style:text-properties officeooo:rsid="04b5611e" officeooo:paragraph-rsid="04b5611e"/>
    </style:style>
    <style:style style:name="P836" style:family="paragraph" style:parent-style-name="Heading_20_1">
      <style:text-properties officeooo:rsid="04b2432a" officeooo:paragraph-rsid="04b2432a"/>
    </style:style>
    <style:style style:name="P837" style:family="paragraph" style:parent-style-name="Heading_20_1">
      <style:text-properties officeooo:rsid="04ae5253" officeooo:paragraph-rsid="04ae5253"/>
    </style:style>
    <style:style style:name="P838" style:family="paragraph" style:parent-style-name="Heading_20_1">
      <style:text-properties officeooo:rsid="049bda4a" officeooo:paragraph-rsid="049bda4a"/>
    </style:style>
    <style:style style:name="P839" style:family="paragraph" style:parent-style-name="Heading_20_1">
      <style:text-properties officeooo:rsid="0490ceba" officeooo:paragraph-rsid="0490ceba"/>
    </style:style>
    <style:style style:name="P840" style:family="paragraph" style:parent-style-name="Heading_20_1">
      <style:text-properties officeooo:rsid="0482305b" officeooo:paragraph-rsid="0482305b"/>
    </style:style>
    <style:style style:name="P841" style:family="paragraph" style:parent-style-name="Heading_20_1">
      <style:text-properties officeooo:rsid="0469bd60" officeooo:paragraph-rsid="0469bd60"/>
    </style:style>
    <style:style style:name="P842" style:family="paragraph" style:parent-style-name="Heading_20_1">
      <style:text-properties officeooo:rsid="044c8b93" officeooo:paragraph-rsid="044c8b93"/>
    </style:style>
    <style:style style:name="P843" style:family="paragraph" style:parent-style-name="Heading_20_1">
      <style:text-properties officeooo:rsid="044389d6" officeooo:paragraph-rsid="044389d6"/>
    </style:style>
    <style:style style:name="P844" style:family="paragraph" style:parent-style-name="Heading_20_1">
      <style:text-properties officeooo:rsid="0436189e" officeooo:paragraph-rsid="0436189e"/>
    </style:style>
    <style:style style:name="P845" style:family="paragraph" style:parent-style-name="Heading_20_1">
      <style:text-properties officeooo:rsid="0434630d" officeooo:paragraph-rsid="0434630d"/>
    </style:style>
    <style:style style:name="P846" style:family="paragraph" style:parent-style-name="Heading_20_1">
      <style:text-properties officeooo:rsid="042bb06a" officeooo:paragraph-rsid="042bb06a"/>
    </style:style>
    <style:style style:name="P847" style:family="paragraph" style:parent-style-name="Heading_20_1">
      <style:text-properties officeooo:rsid="041c5b66" officeooo:paragraph-rsid="041c5b66"/>
    </style:style>
    <style:style style:name="P848" style:family="paragraph" style:parent-style-name="Heading_20_1">
      <style:text-properties officeooo:rsid="041bb395" officeooo:paragraph-rsid="041bb395"/>
    </style:style>
    <style:style style:name="P849" style:family="paragraph" style:parent-style-name="Heading_20_1">
      <style:text-properties officeooo:rsid="04183cc5" officeooo:paragraph-rsid="04183cc5"/>
    </style:style>
    <style:style style:name="P850" style:family="paragraph" style:parent-style-name="Heading_20_1">
      <style:text-properties officeooo:rsid="040c5d43" officeooo:paragraph-rsid="040c5d43"/>
    </style:style>
    <style:style style:name="P851" style:family="paragraph" style:parent-style-name="Heading_20_1">
      <style:text-properties officeooo:rsid="03f0ffd0" officeooo:paragraph-rsid="03f0ffd0"/>
    </style:style>
    <style:style style:name="P852" style:family="paragraph" style:parent-style-name="Heading_20_1">
      <style:text-properties officeooo:rsid="03d89dff" officeooo:paragraph-rsid="03d89dff"/>
    </style:style>
    <style:style style:name="P853" style:family="paragraph" style:parent-style-name="Heading_20_1">
      <style:text-properties officeooo:rsid="03ce7bf7" officeooo:paragraph-rsid="03ce7bf7"/>
    </style:style>
    <style:style style:name="P854" style:family="paragraph" style:parent-style-name="Heading_20_1">
      <style:text-properties officeooo:rsid="03c8da6e" officeooo:paragraph-rsid="03c8da6e"/>
    </style:style>
    <style:style style:name="P855" style:family="paragraph" style:parent-style-name="Heading_20_1">
      <style:text-properties officeooo:rsid="03b6520c" officeooo:paragraph-rsid="03b6520c"/>
    </style:style>
    <style:style style:name="P856" style:family="paragraph" style:parent-style-name="Heading_20_1">
      <style:text-properties officeooo:rsid="03a20225" officeooo:paragraph-rsid="03a20225"/>
    </style:style>
    <style:style style:name="P857" style:family="paragraph" style:parent-style-name="Heading_20_1">
      <style:text-properties officeooo:rsid="037b78e8" officeooo:paragraph-rsid="037b78e8"/>
    </style:style>
    <style:style style:name="P858" style:family="paragraph" style:parent-style-name="Heading_20_1">
      <style:text-properties officeooo:rsid="0365d21f" officeooo:paragraph-rsid="03a20225"/>
    </style:style>
    <style:style style:name="P859" style:family="paragraph" style:parent-style-name="Heading_20_1">
      <style:text-properties officeooo:rsid="03623854" officeooo:paragraph-rsid="03623854"/>
    </style:style>
    <style:style style:name="P860" style:family="paragraph" style:parent-style-name="Heading_20_1">
      <style:text-properties officeooo:rsid="0346df04" officeooo:paragraph-rsid="0346df04"/>
    </style:style>
    <style:style style:name="P861" style:family="paragraph" style:parent-style-name="Heading_20_1">
      <style:text-properties officeooo:rsid="032d2329" officeooo:paragraph-rsid="032d2329"/>
    </style:style>
    <style:style style:name="P862" style:family="paragraph" style:parent-style-name="Heading_20_1">
      <style:text-properties officeooo:rsid="031d8324" officeooo:paragraph-rsid="031d8324"/>
    </style:style>
    <style:style style:name="P863" style:family="paragraph" style:parent-style-name="Heading_20_1">
      <style:text-properties officeooo:rsid="03170687" officeooo:paragraph-rsid="03170687"/>
    </style:style>
    <style:style style:name="P864" style:family="paragraph" style:parent-style-name="Heading_20_1">
      <style:text-properties officeooo:rsid="0310e85c" officeooo:paragraph-rsid="0310e85c"/>
    </style:style>
    <style:style style:name="P865" style:family="paragraph" style:parent-style-name="Heading_20_1">
      <style:text-properties officeooo:rsid="030e6a04" officeooo:paragraph-rsid="030e6a04"/>
    </style:style>
    <style:style style:name="P866" style:family="paragraph" style:parent-style-name="Heading_20_1">
      <style:text-properties officeooo:rsid="030a589d" officeooo:paragraph-rsid="030a589d"/>
    </style:style>
    <style:style style:name="P867" style:family="paragraph" style:parent-style-name="Heading_20_1">
      <style:text-properties officeooo:rsid="0307067e" officeooo:paragraph-rsid="0307067e"/>
    </style:style>
    <style:style style:name="P868" style:family="paragraph" style:parent-style-name="Heading_20_1">
      <style:text-properties officeooo:rsid="0300cfd1" officeooo:paragraph-rsid="0300cfd1"/>
    </style:style>
    <style:style style:name="P869" style:family="paragraph" style:parent-style-name="Heading_20_1">
      <style:text-properties officeooo:rsid="02f3cd4c" officeooo:paragraph-rsid="02f3cd4c"/>
    </style:style>
    <style:style style:name="P870" style:family="paragraph" style:parent-style-name="Heading_20_1">
      <style:text-properties officeooo:rsid="02f03c99" officeooo:paragraph-rsid="02f03c99"/>
    </style:style>
    <style:style style:name="P871" style:family="paragraph" style:parent-style-name="Heading_20_1">
      <style:text-properties officeooo:rsid="02ecfa4a" officeooo:paragraph-rsid="02ecfa4a"/>
    </style:style>
    <style:style style:name="P872" style:family="paragraph" style:parent-style-name="Heading_20_1">
      <style:text-properties officeooo:rsid="02e5fac4" officeooo:paragraph-rsid="02e5fac4"/>
    </style:style>
    <style:style style:name="P873" style:family="paragraph" style:parent-style-name="Heading_20_1">
      <style:text-properties officeooo:rsid="02df92ed" officeooo:paragraph-rsid="02df92ed"/>
    </style:style>
    <style:style style:name="P874" style:family="paragraph" style:parent-style-name="Heading_20_1">
      <style:text-properties officeooo:rsid="02db5ca1" officeooo:paragraph-rsid="02db5ca1"/>
    </style:style>
    <style:style style:name="P875" style:family="paragraph" style:parent-style-name="Heading_20_1">
      <style:text-properties officeooo:rsid="02d5e091" officeooo:paragraph-rsid="02d5e091"/>
    </style:style>
    <style:style style:name="P876" style:family="paragraph" style:parent-style-name="Heading_20_1">
      <style:text-properties officeooo:rsid="02cf24cb" officeooo:paragraph-rsid="02cf24cb"/>
    </style:style>
    <style:style style:name="P877" style:family="paragraph" style:parent-style-name="Heading_20_1">
      <style:text-properties officeooo:rsid="02c261dc" officeooo:paragraph-rsid="02c261dc"/>
    </style:style>
    <style:style style:name="P878" style:family="paragraph" style:parent-style-name="Heading_20_1">
      <style:text-properties officeooo:rsid="02bae9df" officeooo:paragraph-rsid="02bae9df"/>
    </style:style>
    <style:style style:name="P879" style:family="paragraph" style:parent-style-name="Heading_20_1">
      <style:text-properties officeooo:rsid="02942521" officeooo:paragraph-rsid="02942521"/>
    </style:style>
    <style:style style:name="P880" style:family="paragraph" style:parent-style-name="Heading_20_1">
      <style:text-properties officeooo:rsid="0259a75d" officeooo:paragraph-rsid="0259a75d"/>
    </style:style>
    <style:style style:name="P881" style:family="paragraph" style:parent-style-name="Heading_20_1">
      <style:text-properties officeooo:paragraph-rsid="02912f89"/>
    </style:style>
    <style:style style:name="P882" style:family="paragraph" style:parent-style-name="Heading_20_1">
      <style:text-properties officeooo:rsid="02475a5f" officeooo:paragraph-rsid="02475a5f"/>
    </style:style>
    <style:style style:name="P883" style:family="paragraph" style:parent-style-name="Heading_20_1">
      <style:text-properties officeooo:rsid="02421307" officeooo:paragraph-rsid="02421307"/>
    </style:style>
    <style:style style:name="P884" style:family="paragraph" style:parent-style-name="Heading_20_1">
      <style:text-properties officeooo:rsid="023f6ed0" officeooo:paragraph-rsid="023f6ed0"/>
    </style:style>
    <style:style style:name="P885" style:family="paragraph" style:parent-style-name="Heading_20_1">
      <style:text-properties officeooo:rsid="0239c4e6" officeooo:paragraph-rsid="0239c4e6"/>
    </style:style>
    <style:style style:name="P886" style:family="paragraph" style:parent-style-name="Heading_20_1">
      <style:text-properties officeooo:rsid="0216e726" officeooo:paragraph-rsid="0216e726"/>
    </style:style>
    <style:style style:name="P887" style:family="paragraph" style:parent-style-name="Heading_20_1">
      <style:text-properties officeooo:rsid="0211605f" officeooo:paragraph-rsid="0211605f"/>
    </style:style>
    <style:style style:name="P888" style:family="paragraph" style:parent-style-name="Heading_20_1">
      <style:text-properties officeooo:rsid="0209bf0f" officeooo:paragraph-rsid="0209bf0f"/>
    </style:style>
    <style:style style:name="P889" style:family="paragraph" style:parent-style-name="Heading_20_1">
      <style:text-properties officeooo:rsid="01eb4703" officeooo:paragraph-rsid="01eb4703"/>
    </style:style>
    <style:style style:name="P890" style:family="paragraph" style:parent-style-name="Heading_20_1">
      <style:text-properties officeooo:rsid="01de7f16" officeooo:paragraph-rsid="01de7f16"/>
    </style:style>
    <style:style style:name="P891" style:family="paragraph" style:parent-style-name="Heading_20_1">
      <style:text-properties officeooo:rsid="01dac2eb" officeooo:paragraph-rsid="01e05fd8"/>
    </style:style>
    <style:style style:name="P892" style:family="paragraph" style:parent-style-name="Heading_20_1">
      <style:text-properties officeooo:rsid="01cfe44c" officeooo:paragraph-rsid="01cfe44c"/>
    </style:style>
    <style:style style:name="P893" style:family="paragraph" style:parent-style-name="Heading_20_1">
      <style:text-properties officeooo:rsid="01c54b7c" officeooo:paragraph-rsid="01c54b7c"/>
    </style:style>
    <style:style style:name="P894" style:family="paragraph" style:parent-style-name="Heading_20_1">
      <style:text-properties officeooo:rsid="01b85821" officeooo:paragraph-rsid="01b85821"/>
    </style:style>
    <style:style style:name="P895" style:family="paragraph" style:parent-style-name="Heading_20_1">
      <style:text-properties officeooo:rsid="01b44072" officeooo:paragraph-rsid="01b44072"/>
    </style:style>
    <style:style style:name="P896" style:family="paragraph" style:parent-style-name="Heading_20_1">
      <style:text-properties officeooo:rsid="01a7009d" officeooo:paragraph-rsid="01a7009d"/>
    </style:style>
    <style:style style:name="P897" style:family="paragraph" style:parent-style-name="Heading_20_1">
      <style:text-properties officeooo:rsid="019d12ac" officeooo:paragraph-rsid="019d12ac"/>
    </style:style>
    <style:style style:name="P898" style:family="paragraph" style:parent-style-name="Heading_20_1">
      <style:text-properties officeooo:rsid="017fa5dc" officeooo:paragraph-rsid="019fb546"/>
    </style:style>
    <style:style style:name="P899" style:family="paragraph" style:parent-style-name="Heading_20_1">
      <style:text-properties officeooo:rsid="015d630f" officeooo:paragraph-rsid="01940c5f"/>
    </style:style>
    <style:style style:name="P900" style:family="paragraph" style:parent-style-name="Heading_20_1">
      <style:text-properties officeooo:rsid="0144afae" officeooo:paragraph-rsid="0144afae"/>
    </style:style>
    <style:style style:name="P901" style:family="paragraph" style:parent-style-name="Heading_20_1">
      <style:text-properties officeooo:rsid="01136f79" officeooo:paragraph-rsid="01136f79"/>
    </style:style>
    <style:style style:name="P902" style:family="paragraph" style:parent-style-name="Heading_20_1">
      <style:text-properties officeooo:rsid="00d82c07" officeooo:paragraph-rsid="00d82c07"/>
    </style:style>
    <style:style style:name="P903" style:family="paragraph" style:parent-style-name="Heading_20_1">
      <style:text-properties officeooo:rsid="00bb188e" officeooo:paragraph-rsid="00bb188e"/>
    </style:style>
    <style:style style:name="P904" style:family="paragraph" style:parent-style-name="Heading_20_1">
      <style:text-properties officeooo:rsid="007429df" officeooo:paragraph-rsid="007429df"/>
    </style:style>
    <style:style style:name="P905" style:family="paragraph" style:parent-style-name="Heading_20_1">
      <style:text-properties officeooo:rsid="0034ffb8" officeooo:paragraph-rsid="0034ffb8"/>
    </style:style>
    <style:style style:name="P906" style:family="paragraph" style:parent-style-name="Heading_20_1">
      <style:text-properties officeooo:rsid="002ddd9f" officeooo:paragraph-rsid="006c48d6"/>
    </style:style>
    <style:style style:name="P907" style:family="paragraph" style:parent-style-name="Heading_20_1">
      <style:text-properties officeooo:rsid="0022a503" officeooo:paragraph-rsid="0022a503"/>
    </style:style>
    <style:style style:name="P908" style:family="paragraph" style:parent-style-name="Heading_20_1">
      <style:text-properties officeooo:rsid="001d247e" officeooo:paragraph-rsid="00277837"/>
    </style:style>
    <style:style style:name="P909" style:family="paragraph" style:parent-style-name="Heading_20_1">
      <style:text-properties officeooo:rsid="06956eaa" officeooo:paragraph-rsid="06956eaa"/>
    </style:style>
    <style:style style:name="P910" style:family="paragraph" style:parent-style-name="Text_20_body" style:list-style-name="L1">
      <style:text-properties officeooo:rsid="068a3909" officeooo:paragraph-rsid="068a3909"/>
    </style:style>
    <style:style style:name="P911" style:family="paragraph" style:parent-style-name="Text_20_body" style:list-style-name="L2">
      <style:text-properties officeooo:rsid="0589117c" officeooo:paragraph-rsid="0589117c"/>
    </style:style>
    <style:style style:name="P912" style:family="paragraph" style:parent-style-name="Text_20_body" style:list-style-name="L2">
      <style:text-properties officeooo:rsid="058b0f5b" officeooo:paragraph-rsid="058b0f5b"/>
    </style:style>
    <style:style style:name="P913" style:family="paragraph" style:parent-style-name="Text_20_body" style:list-style-name="L3">
      <style:text-properties officeooo:rsid="052b2b5e" officeooo:paragraph-rsid="052b2b5e"/>
    </style:style>
    <style:style style:name="P914" style:family="paragraph" style:parent-style-name="Text_20_body" style:list-style-name="L3">
      <style:text-properties officeooo:rsid="052bd57b" officeooo:paragraph-rsid="052bd57b"/>
    </style:style>
    <style:style style:name="P915" style:family="paragraph" style:parent-style-name="Text_20_body" style:list-style-name="L3">
      <style:text-properties officeooo:rsid="052bd57b" officeooo:paragraph-rsid="052c2426"/>
    </style:style>
    <style:style style:name="P916" style:family="paragraph" style:parent-style-name="Text_20_body" style:list-style-name="L4">
      <style:text-properties officeooo:rsid="053089cb" officeooo:paragraph-rsid="053089cb"/>
    </style:style>
    <style:style style:name="P917" style:family="paragraph" style:parent-style-name="Text_20_body" style:list-style-name="L3">
      <style:text-properties officeooo:rsid="052dc74c" officeooo:paragraph-rsid="052dc74c"/>
    </style:style>
    <style:style style:name="P918" style:family="paragraph" style:parent-style-name="Text_20_body" style:list-style-name="L6">
      <style:text-properties officeooo:rsid="0439b318" officeooo:paragraph-rsid="043b59ee"/>
    </style:style>
    <style:style style:name="P919" style:family="paragraph" style:parent-style-name="Text_20_body" style:list-style-name="L6">
      <style:text-properties officeooo:rsid="043a2bf5" officeooo:paragraph-rsid="043b59ee"/>
    </style:style>
    <style:style style:name="P920" style:family="paragraph" style:parent-style-name="Text_20_body" style:list-style-name="L6">
      <style:text-properties officeooo:rsid="043b59ee" officeooo:paragraph-rsid="043b59ee"/>
    </style:style>
    <style:style style:name="P921" style:family="paragraph" style:parent-style-name="Text_20_body" style:list-style-name="L6">
      <style:text-properties officeooo:rsid="043d6f33" officeooo:paragraph-rsid="043d6f33"/>
    </style:style>
    <style:style style:name="P922" style:family="paragraph" style:parent-style-name="Text_20_body" style:list-style-name="L7">
      <style:text-properties officeooo:rsid="03337ba3" officeooo:paragraph-rsid="03337ba3"/>
    </style:style>
    <style:style style:name="P923" style:family="paragraph" style:parent-style-name="Text_20_body" style:list-style-name="L7">
      <style:text-properties officeooo:rsid="0336da10" officeooo:paragraph-rsid="0336da10"/>
    </style:style>
    <style:style style:name="P924" style:family="paragraph" style:parent-style-name="Text_20_body" style:list-style-name="L7">
      <style:text-properties officeooo:rsid="0337238d" officeooo:paragraph-rsid="0337238d"/>
    </style:style>
    <style:style style:name="P925" style:family="paragraph" style:parent-style-name="Text_20_body" style:list-style-name="L7">
      <style:text-properties officeooo:rsid="0337238d" officeooo:paragraph-rsid="03387584"/>
    </style:style>
    <style:style style:name="P926" style:family="paragraph" style:parent-style-name="Text_20_body" style:list-style-name="L7">
      <style:text-properties officeooo:rsid="033740c4" officeooo:paragraph-rsid="03387584"/>
    </style:style>
    <style:style style:name="P927" style:family="paragraph" style:parent-style-name="Text_20_body" style:list-style-name="L7">
      <style:text-properties officeooo:rsid="03387584" officeooo:paragraph-rsid="03387584"/>
    </style:style>
    <style:style style:name="P928" style:family="paragraph" style:parent-style-name="Text_20_body" style:list-style-name="L7">
      <style:text-properties officeooo:rsid="03392520" officeooo:paragraph-rsid="03392520"/>
    </style:style>
    <style:style style:name="P929" style:family="paragraph" style:parent-style-name="Text_20_body" style:list-style-name="L7">
      <style:text-properties officeooo:rsid="03392520" officeooo:paragraph-rsid="033c7c31"/>
    </style:style>
    <style:style style:name="P930" style:family="paragraph" style:parent-style-name="Text_20_body" style:list-style-name="L7">
      <style:text-properties officeooo:rsid="033a91d6" officeooo:paragraph-rsid="033a91d6"/>
    </style:style>
    <style:style style:name="P931" style:family="paragraph" style:parent-style-name="Text_20_body" style:list-style-name="L7">
      <style:text-properties officeooo:rsid="033a91d6" officeooo:paragraph-rsid="033c7c31"/>
    </style:style>
    <style:style style:name="P932" style:family="paragraph" style:parent-style-name="Text_20_body" style:list-style-name="L7">
      <style:text-properties officeooo:rsid="033c7c31" officeooo:paragraph-rsid="033c7c31"/>
    </style:style>
    <style:style style:name="P933" style:family="paragraph" style:parent-style-name="Text_20_body" style:list-style-name="L7">
      <style:text-properties officeooo:rsid="033d19b4" officeooo:paragraph-rsid="033d19b4"/>
    </style:style>
    <style:style style:name="P934" style:family="paragraph" style:parent-style-name="Text_20_body" style:list-style-name="L7">
      <style:text-properties officeooo:rsid="033ef8ea" officeooo:paragraph-rsid="033ef8ea"/>
    </style:style>
    <style:style style:name="P935" style:family="paragraph" style:parent-style-name="Text_20_body" style:list-style-name="L7">
      <style:text-properties officeooo:rsid="0342eba0" officeooo:paragraph-rsid="0342eba0"/>
    </style:style>
    <style:style style:name="P936" style:family="paragraph" style:parent-style-name="Text_20_body" style:list-style-name="L7">
      <style:text-properties officeooo:rsid="033f2163" officeooo:paragraph-rsid="033f2163"/>
    </style:style>
    <style:style style:name="P937" style:family="paragraph" style:parent-style-name="Text_20_body" style:list-style-name="L7">
      <style:text-properties officeooo:rsid="034108bd" officeooo:paragraph-rsid="034108bd"/>
    </style:style>
    <style:style style:name="P938" style:family="paragraph" style:parent-style-name="Text_20_body" style:list-style-name="L8">
      <style:text-properties officeooo:rsid="0343c553" officeooo:paragraph-rsid="0343c553"/>
    </style:style>
    <style:style style:name="P939" style:family="paragraph" style:parent-style-name="Text_20_body" style:list-style-name="L9">
      <style:text-properties officeooo:rsid="02e39597" officeooo:paragraph-rsid="02e39597"/>
    </style:style>
    <style:style style:name="P940" style:family="paragraph" style:parent-style-name="Text_20_body" style:list-style-name="L9">
      <style:text-properties officeooo:rsid="02e4fe42" officeooo:paragraph-rsid="02e4fe42"/>
    </style:style>
    <style:style style:name="P941" style:family="paragraph" style:parent-style-name="Text_20_body" style:list-style-name="L10">
      <style:text-properties officeooo:rsid="01267bc1" officeooo:paragraph-rsid="01267bc1"/>
    </style:style>
    <style:style style:name="P942" style:family="paragraph" style:parent-style-name="Text_20_body" style:list-style-name="L11">
      <style:text-properties officeooo:paragraph-rsid="0084ac1f"/>
    </style:style>
    <style:style style:name="P943" style:family="paragraph" style:parent-style-name="Text_20_body" style:list-style-name="L11">
      <style:text-properties officeooo:rsid="008374c9" officeooo:paragraph-rsid="008374c9"/>
    </style:style>
    <style:style style:name="P944" style:family="paragraph" style:parent-style-name="Text_20_body" style:list-style-name="L11">
      <style:text-properties officeooo:rsid="0086622e" officeooo:paragraph-rsid="0086622e"/>
    </style:style>
    <style:style style:name="P945" style:family="paragraph" style:parent-style-name="Text_20_body" style:list-style-name="L11">
      <style:text-properties officeooo:rsid="0086ebbe" officeooo:paragraph-rsid="0086ebbe"/>
    </style:style>
    <style:style style:name="P946" style:family="paragraph" style:parent-style-name="Text_20_body" style:list-style-name="L12">
      <style:text-properties officeooo:rsid="00886cd4" officeooo:paragraph-rsid="00886cd4"/>
    </style:style>
    <style:style style:name="P947" style:family="paragraph" style:parent-style-name="Text_20_body" style:list-style-name="L12">
      <style:text-properties officeooo:rsid="008baa08" officeooo:paragraph-rsid="008baa08"/>
    </style:style>
    <style:style style:name="P948" style:family="paragraph" style:parent-style-name="Text_20_body" style:list-style-name="L12">
      <style:text-properties officeooo:rsid="00981d50" officeooo:paragraph-rsid="00981d50"/>
    </style:style>
    <style:style style:name="P949" style:family="paragraph" style:parent-style-name="Text_20_body" style:list-style-name="L12">
      <style:text-properties officeooo:rsid="009c6041" officeooo:paragraph-rsid="009c6041"/>
    </style:style>
    <style:style style:name="P950" style:family="paragraph" style:parent-style-name="Text_20_body" style:list-style-name="L12">
      <style:text-properties officeooo:rsid="008f5ccb" officeooo:paragraph-rsid="008f5ccb"/>
    </style:style>
    <style:style style:name="P951" style:family="paragraph" style:parent-style-name="Text_20_body" style:list-style-name="L12">
      <style:text-properties officeooo:rsid="009d1f7b" officeooo:paragraph-rsid="009d1f7b"/>
    </style:style>
    <style:style style:name="P952" style:family="paragraph" style:parent-style-name="Text_20_body" style:list-style-name="L13">
      <style:text-properties officeooo:rsid="002ddd9f" officeooo:paragraph-rsid="002ddd9f"/>
    </style:style>
    <style:style style:name="P953" style:family="paragraph" style:parent-style-name="Text_20_body" style:list-style-name="L13">
      <style:text-properties officeooo:rsid="00311d8b" officeooo:paragraph-rsid="00311d8b"/>
    </style:style>
    <style:style style:name="P954" style:family="paragraph" style:parent-style-name="Text_20_body" style:list-style-name="L13">
      <style:text-properties officeooo:rsid="00327102" officeooo:paragraph-rsid="00327102"/>
    </style:style>
    <style:style style:name="P955" style:family="paragraph" style:parent-style-name="Text_20_body">
      <style:text-properties officeooo:rsid="06956eaa" officeooo:paragraph-rsid="06956eaa"/>
    </style:style>
    <style:style style:name="P956" style:family="paragraph" style:parent-style-name="Text_20_body">
      <style:text-properties officeooo:rsid="06963dbf" officeooo:paragraph-rsid="06963dbf"/>
    </style:style>
    <style:style style:name="P957" style:family="paragraph" style:parent-style-name="Text_20_body">
      <style:text-properties officeooo:rsid="06982c63" officeooo:paragraph-rsid="06982c63"/>
    </style:style>
    <style:style style:name="P958" style:family="paragraph" style:parent-style-name="Text_20_body">
      <style:text-properties officeooo:rsid="0699c44e" officeooo:paragraph-rsid="0699c44e"/>
    </style:style>
    <style:style style:name="P959" style:family="paragraph" style:parent-style-name="Text_20_body">
      <style:text-properties officeooo:rsid="069dbf2c" officeooo:paragraph-rsid="069dbf2c"/>
    </style:style>
    <style:style style:name="P96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6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6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6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6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fo:font-style="italic" officeooo:rsid="06873d70" style:font-style-asian="italic" style:font-style-complex="italic"/>
    </style:style>
    <style:style style:name="T248" style:family="text">
      <style:text-properties fo:font-style="italic" officeooo:rsid="06886c1d"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officeooo:rsid="027a9f64"/>
    </style:style>
    <style:style style:name="T332" style:family="text">
      <style:text-properties officeooo:rsid="02873e25"/>
    </style:style>
    <style:style style:name="T333" style:family="text">
      <style:text-properties officeooo:rsid="0289c2ec"/>
    </style:style>
    <style:style style:name="T334" style:family="text">
      <style:text-properties officeooo:rsid="028aa33e"/>
    </style:style>
    <style:style style:name="T335" style:family="text">
      <style:text-properties officeooo:rsid="028c539c"/>
    </style:style>
    <style:style style:name="T336" style:family="text">
      <style:text-properties officeooo:rsid="028e76d0"/>
    </style:style>
    <style:style style:name="T337" style:family="text">
      <style:text-properties officeooo:rsid="028fbc76"/>
    </style:style>
    <style:style style:name="T338" style:family="text">
      <style:text-properties officeooo:rsid="02914906"/>
    </style:style>
    <style:style style:name="T339" style:family="text">
      <style:text-properties officeooo:rsid="02942521"/>
    </style:style>
    <style:style style:name="T340" style:family="text">
      <style:text-properties officeooo:rsid="0296e134"/>
    </style:style>
    <style:style style:name="T341" style:family="text">
      <style:text-properties officeooo:rsid="029a9f4f"/>
    </style:style>
    <style:style style:name="T342" style:family="text">
      <style:text-properties officeooo:rsid="029aee4d"/>
    </style:style>
    <style:style style:name="T343" style:family="text">
      <style:text-properties officeooo:rsid="029b2ef9"/>
    </style:style>
    <style:style style:name="T344" style:family="text">
      <style:text-properties officeooo:rsid="029c7873"/>
    </style:style>
    <style:style style:name="T345" style:family="text">
      <style:text-properties officeooo:rsid="029ddf11"/>
    </style:style>
    <style:style style:name="T346" style:family="text">
      <style:text-properties officeooo:rsid="029ec060"/>
    </style:style>
    <style:style style:name="T347" style:family="text">
      <style:text-properties officeooo:rsid="029eeb17"/>
    </style:style>
    <style:style style:name="T348" style:family="text">
      <style:text-properties officeooo:rsid="02a0bfae"/>
    </style:style>
    <style:style style:name="T349" style:family="text">
      <style:text-properties officeooo:rsid="02a5598a"/>
    </style:style>
    <style:style style:name="T350" style:family="text">
      <style:text-properties officeooo:rsid="02acd061"/>
    </style:style>
    <style:style style:name="T351" style:family="text">
      <style:text-properties officeooo:rsid="02ae3e75"/>
    </style:style>
    <style:style style:name="T352" style:family="text">
      <style:text-properties officeooo:rsid="02b01065"/>
    </style:style>
    <style:style style:name="T353" style:family="text">
      <style:text-properties officeooo:rsid="02b17aec"/>
    </style:style>
    <style:style style:name="T354" style:family="text">
      <style:text-properties officeooo:rsid="02b238f5"/>
    </style:style>
    <style:style style:name="T355" style:family="text">
      <style:text-properties officeooo:rsid="02b2ac47"/>
    </style:style>
    <style:style style:name="T356" style:family="text">
      <style:text-properties officeooo:rsid="02b4c775"/>
    </style:style>
    <style:style style:name="T357" style:family="text">
      <style:text-properties officeooo:rsid="02b75c34"/>
    </style:style>
    <style:style style:name="T358" style:family="text">
      <style:text-properties officeooo:rsid="02b893f0"/>
    </style:style>
    <style:style style:name="T359" style:family="text">
      <style:text-properties officeooo:rsid="02bcc033"/>
    </style:style>
    <style:style style:name="T360" style:family="text">
      <style:text-properties officeooo:rsid="02bf6af5"/>
    </style:style>
    <style:style style:name="T361" style:family="text">
      <style:text-properties officeooo:rsid="02c0e4ad"/>
    </style:style>
    <style:style style:name="T362" style:family="text">
      <style:text-properties officeooo:rsid="02c56d61"/>
    </style:style>
    <style:style style:name="T363" style:family="text">
      <style:text-properties officeooo:rsid="02cab079"/>
    </style:style>
    <style:style style:name="T364" style:family="text">
      <style:text-properties officeooo:rsid="02cab33d"/>
    </style:style>
    <style:style style:name="T365" style:family="text">
      <style:text-properties officeooo:rsid="02ccdbf6"/>
    </style:style>
    <style:style style:name="T366" style:family="text">
      <style:text-properties officeooo:rsid="02cdc907"/>
    </style:style>
    <style:style style:name="T367" style:family="text">
      <style:text-properties officeooo:rsid="02cfab88"/>
    </style:style>
    <style:style style:name="T368" style:family="text">
      <style:text-properties officeooo:rsid="02d0f563"/>
    </style:style>
    <style:style style:name="T369" style:family="text">
      <style:text-properties officeooo:rsid="02d10b1a"/>
    </style:style>
    <style:style style:name="T370" style:family="text">
      <style:text-properties officeooo:rsid="02d2bf9b"/>
    </style:style>
    <style:style style:name="T371" style:family="text">
      <style:text-properties officeooo:rsid="02d7abb7"/>
    </style:style>
    <style:style style:name="T372" style:family="text">
      <style:text-properties officeooo:rsid="02d96ee9"/>
    </style:style>
    <style:style style:name="T373" style:family="text">
      <style:text-properties officeooo:rsid="02e7c334"/>
    </style:style>
    <style:style style:name="T374" style:family="text">
      <style:text-properties officeooo:rsid="02e950b4"/>
    </style:style>
    <style:style style:name="T375" style:family="text">
      <style:text-properties officeooo:rsid="02eb33c8"/>
    </style:style>
    <style:style style:name="T376" style:family="text">
      <style:text-properties officeooo:rsid="02eb62f3"/>
    </style:style>
    <style:style style:name="T377" style:family="text">
      <style:text-properties officeooo:rsid="02f1415f"/>
    </style:style>
    <style:style style:name="T378" style:family="text">
      <style:text-properties officeooo:rsid="02f4001d"/>
    </style:style>
    <style:style style:name="T379" style:family="text">
      <style:text-properties officeooo:rsid="02f7422d"/>
    </style:style>
    <style:style style:name="T380" style:family="text">
      <style:text-properties officeooo:rsid="02f8fde2"/>
    </style:style>
    <style:style style:name="T381" style:family="text">
      <style:text-properties officeooo:rsid="02f9ff33"/>
    </style:style>
    <style:style style:name="T382" style:family="text">
      <style:text-properties officeooo:rsid="02fc1fec"/>
    </style:style>
    <style:style style:name="T383" style:family="text">
      <style:text-properties fo:font-weight="bold" style:font-weight-asian="bold" style:font-weight-complex="bold"/>
    </style:style>
    <style:style style:name="T384" style:family="text">
      <style:text-properties style:text-line-through-style="solid" style:text-line-through-type="single"/>
    </style:style>
    <style:style style:name="T385" style:family="text">
      <style:text-properties style:text-line-through-style="solid" style:text-line-through-type="single" officeooo:rsid="00bcf8a3"/>
    </style:style>
    <style:style style:name="T386" style:family="text">
      <style:text-properties officeooo:rsid="02fed915"/>
    </style:style>
    <style:style style:name="T387" style:family="text">
      <style:text-properties officeooo:rsid="0300a04c"/>
    </style:style>
    <style:style style:name="T388" style:family="text">
      <style:text-properties officeooo:rsid="03055b7d"/>
    </style:style>
    <style:style style:name="T389" style:family="text">
      <style:text-properties officeooo:rsid="030875eb"/>
    </style:style>
    <style:style style:name="T390" style:family="text">
      <style:text-properties officeooo:rsid="030c7780"/>
    </style:style>
    <style:style style:name="T391" style:family="text">
      <style:text-properties officeooo:rsid="0310dd70"/>
    </style:style>
    <style:style style:name="T392" style:family="text">
      <style:text-properties officeooo:rsid="0312c46d"/>
    </style:style>
    <style:style style:name="T393" style:family="text">
      <style:text-properties officeooo:rsid="03137c2f"/>
    </style:style>
    <style:style style:name="T394" style:family="text">
      <style:text-properties officeooo:rsid="03183782"/>
    </style:style>
    <style:style style:name="T395" style:family="text">
      <style:text-properties officeooo:rsid="0319544d"/>
    </style:style>
    <style:style style:name="T396" style:family="text">
      <style:text-properties officeooo:rsid="0319ca29"/>
    </style:style>
    <style:style style:name="T397" style:family="text">
      <style:text-properties officeooo:rsid="031a4d6b"/>
    </style:style>
    <style:style style:name="T398" style:family="text">
      <style:text-properties officeooo:rsid="031b48f8"/>
    </style:style>
    <style:style style:name="T399" style:family="text">
      <style:text-properties officeooo:rsid="031e9858"/>
    </style:style>
    <style:style style:name="T400" style:family="text">
      <style:text-properties officeooo:rsid="0322f8c5"/>
    </style:style>
    <style:style style:name="T401" style:family="text">
      <style:text-properties officeooo:rsid="0324df49"/>
    </style:style>
    <style:style style:name="T402" style:family="text">
      <style:text-properties officeooo:rsid="03267efa"/>
    </style:style>
    <style:style style:name="T403" style:family="text">
      <style:text-properties officeooo:rsid="0326ff6b"/>
    </style:style>
    <style:style style:name="T404" style:family="text">
      <style:text-properties officeooo:rsid="032a0552"/>
    </style:style>
    <style:style style:name="T405" style:family="text">
      <style:text-properties officeooo:rsid="032bbacd"/>
    </style:style>
    <style:style style:name="T406" style:family="text">
      <style:text-properties officeooo:rsid="032cde2f"/>
    </style:style>
    <style:style style:name="T407" style:family="text">
      <style:text-properties officeooo:rsid="032d719a"/>
    </style:style>
    <style:style style:name="T408" style:family="text">
      <style:text-properties officeooo:rsid="032f3253"/>
    </style:style>
    <style:style style:name="T409" style:family="text">
      <style:text-properties officeooo:rsid="032f7d54"/>
    </style:style>
    <style:style style:name="T410" style:family="text">
      <style:text-properties officeooo:rsid="033104fc"/>
    </style:style>
    <style:style style:name="T411" style:family="text">
      <style:text-properties officeooo:rsid="0336da10"/>
    </style:style>
    <style:style style:name="T412" style:family="text">
      <style:text-properties officeooo:rsid="0337238d"/>
    </style:style>
    <style:style style:name="T413" style:family="text">
      <style:text-properties officeooo:rsid="033740c4"/>
    </style:style>
    <style:style style:name="T414" style:family="text">
      <style:text-properties officeooo:rsid="03387584"/>
    </style:style>
    <style:style style:name="T415" style:family="text">
      <style:text-properties officeooo:rsid="033a91d6"/>
    </style:style>
    <style:style style:name="T416" style:family="text">
      <style:text-properties officeooo:rsid="033c7c31"/>
    </style:style>
    <style:style style:name="T417" style:family="text">
      <style:text-properties officeooo:rsid="033ef8ea"/>
    </style:style>
    <style:style style:name="T418" style:family="text">
      <style:text-properties officeooo:rsid="034da443"/>
    </style:style>
    <style:style style:name="T419" style:family="text">
      <style:text-properties officeooo:rsid="034edf2c"/>
    </style:style>
    <style:style style:name="T420" style:family="text">
      <style:text-properties officeooo:rsid="034fe6ab"/>
    </style:style>
    <style:style style:name="T421" style:family="text">
      <style:text-properties officeooo:rsid="03537587"/>
    </style:style>
    <style:style style:name="T422" style:family="text">
      <style:text-properties officeooo:rsid="0353eb68"/>
    </style:style>
    <style:style style:name="T423" style:family="text">
      <style:text-properties officeooo:rsid="03549a3d"/>
    </style:style>
    <style:style style:name="T424" style:family="text">
      <style:text-properties officeooo:rsid="03575412"/>
    </style:style>
    <style:style style:name="T425" style:family="text">
      <style:text-properties officeooo:rsid="0357df97"/>
    </style:style>
    <style:style style:name="T426" style:family="text">
      <style:text-properties officeooo:rsid="035ac4cd"/>
    </style:style>
    <style:style style:name="T427" style:family="text">
      <style:text-properties officeooo:rsid="035cbfa5"/>
    </style:style>
    <style:style style:name="T428" style:family="text">
      <style:text-properties officeooo:rsid="035eff67"/>
    </style:style>
    <style:style style:name="T429" style:family="text">
      <style:text-properties officeooo:rsid="03604a5c"/>
    </style:style>
    <style:style style:name="T430" style:family="text">
      <style:text-properties officeooo:rsid="036396f4"/>
    </style:style>
    <style:style style:name="T431" style:family="text">
      <style:text-properties officeooo:rsid="03644d23"/>
    </style:style>
    <style:style style:name="T432" style:family="text">
      <style:text-properties officeooo:rsid="036938ef"/>
    </style:style>
    <style:style style:name="T433" style:family="text">
      <style:text-properties officeooo:rsid="0369d719"/>
    </style:style>
    <style:style style:name="T434" style:family="text">
      <style:text-properties officeooo:rsid="036aaea8"/>
    </style:style>
    <style:style style:name="T435" style:family="text">
      <style:text-properties officeooo:rsid="036f02a3"/>
    </style:style>
    <style:style style:name="T436" style:family="text">
      <style:text-properties officeooo:rsid="03702f7d"/>
    </style:style>
    <style:style style:name="T437" style:family="text">
      <style:text-properties officeooo:rsid="03719cf1"/>
    </style:style>
    <style:style style:name="T438" style:family="text">
      <style:text-properties officeooo:rsid="03729dfb"/>
    </style:style>
    <style:style style:name="T439" style:family="text">
      <style:text-properties officeooo:rsid="03731320"/>
    </style:style>
    <style:style style:name="T440" style:family="text">
      <style:text-properties officeooo:rsid="03742432"/>
    </style:style>
    <style:style style:name="T441" style:family="text">
      <style:text-properties officeooo:rsid="037614cd"/>
    </style:style>
    <style:style style:name="T442" style:family="text">
      <style:text-properties officeooo:rsid="0377092c"/>
    </style:style>
    <style:style style:name="T443" style:family="text">
      <style:text-properties officeooo:rsid="0379c2f2"/>
    </style:style>
    <style:style style:name="T444" style:family="text">
      <style:text-properties officeooo:rsid="037da5f7"/>
    </style:style>
    <style:style style:name="T445" style:family="text">
      <style:text-properties officeooo:rsid="037f61c1"/>
    </style:style>
    <style:style style:name="T446" style:family="text">
      <style:text-properties officeooo:rsid="03811dcb"/>
    </style:style>
    <style:style style:name="T447" style:family="text">
      <style:text-properties officeooo:rsid="03865b13"/>
    </style:style>
    <style:style style:name="T448" style:family="text">
      <style:text-properties officeooo:rsid="03872915"/>
    </style:style>
    <style:style style:name="T449" style:family="text">
      <style:text-properties officeooo:rsid="038919cc"/>
    </style:style>
    <style:style style:name="T450" style:family="text">
      <style:text-properties officeooo:rsid="03891da5"/>
    </style:style>
    <style:style style:name="T451" style:family="text">
      <style:text-properties officeooo:rsid="038cdf5b"/>
    </style:style>
    <style:style style:name="T452" style:family="text">
      <style:text-properties officeooo:rsid="038d942a"/>
    </style:style>
    <style:style style:name="T453" style:family="text">
      <style:text-properties officeooo:rsid="038e684f"/>
    </style:style>
    <style:style style:name="T454" style:family="text">
      <style:text-properties officeooo:rsid="038e9451"/>
    </style:style>
    <style:style style:name="T455" style:family="text">
      <style:text-properties officeooo:rsid="038ecdc4"/>
    </style:style>
    <style:style style:name="T456" style:family="text">
      <style:text-properties officeooo:rsid="03911be4"/>
    </style:style>
    <style:style style:name="T457" style:family="text">
      <style:text-properties officeooo:rsid="03937edb"/>
    </style:style>
    <style:style style:name="T458" style:family="text">
      <style:text-properties officeooo:rsid="03948788"/>
    </style:style>
    <style:style style:name="T459" style:family="text">
      <style:text-properties officeooo:rsid="03965f44"/>
    </style:style>
    <style:style style:name="T460" style:family="text">
      <style:text-properties officeooo:rsid="0398a1f4"/>
    </style:style>
    <style:style style:name="T461" style:family="text">
      <style:text-properties officeooo:rsid="03a0b5b8"/>
    </style:style>
    <style:style style:name="T462" style:family="text">
      <style:text-properties officeooo:rsid="03a214de"/>
    </style:style>
    <style:style style:name="T463" style:family="text">
      <style:text-properties officeooo:rsid="03a38190"/>
    </style:style>
    <style:style style:name="T464" style:family="text">
      <style:text-properties officeooo:rsid="03a5bab3"/>
    </style:style>
    <style:style style:name="T465" style:family="text">
      <style:text-properties officeooo:rsid="03a73bd1"/>
    </style:style>
    <style:style style:name="T466" style:family="text">
      <style:text-properties officeooo:rsid="03a75605"/>
    </style:style>
    <style:style style:name="T467" style:family="text">
      <style:text-properties officeooo:rsid="03a8a49b"/>
    </style:style>
    <style:style style:name="T468" style:family="text">
      <style:text-properties officeooo:rsid="03ab50eb"/>
    </style:style>
    <style:style style:name="T469" style:family="text">
      <style:text-properties officeooo:rsid="03adb9f8"/>
    </style:style>
    <style:style style:name="T470" style:family="text">
      <style:text-properties officeooo:rsid="03af1432"/>
    </style:style>
    <style:style style:name="T471" style:family="text">
      <style:text-properties officeooo:rsid="03b0d58c"/>
    </style:style>
    <style:style style:name="T472" style:family="text">
      <style:text-properties officeooo:rsid="03b35d4f"/>
    </style:style>
    <style:style style:name="T473" style:family="text">
      <style:text-properties officeooo:rsid="03b52715"/>
    </style:style>
    <style:style style:name="T474" style:family="text">
      <style:text-properties officeooo:rsid="03b5e5f8"/>
    </style:style>
    <style:style style:name="T475" style:family="text">
      <style:text-properties officeooo:rsid="03b699c7"/>
    </style:style>
    <style:style style:name="T476" style:family="text">
      <style:text-properties officeooo:rsid="03baef05"/>
    </style:style>
    <style:style style:name="T477" style:family="text">
      <style:text-properties officeooo:rsid="03bfe20a"/>
    </style:style>
    <style:style style:name="T478" style:family="text">
      <style:text-properties officeooo:rsid="03c1b3d9"/>
    </style:style>
    <style:style style:name="T479" style:family="text">
      <style:text-properties officeooo:rsid="03c22b4b"/>
    </style:style>
    <style:style style:name="T480" style:family="text">
      <style:text-properties officeooo:rsid="03c2d640"/>
    </style:style>
    <style:style style:name="T481" style:family="text">
      <style:text-properties officeooo:rsid="03c479b7"/>
    </style:style>
    <style:style style:name="T482" style:family="text">
      <style:text-properties officeooo:rsid="03c56f9e"/>
    </style:style>
    <style:style style:name="T483" style:family="text">
      <style:text-properties officeooo:rsid="03c6c43a"/>
    </style:style>
    <style:style style:name="T484" style:family="text">
      <style:text-properties officeooo:rsid="03c78ed2"/>
    </style:style>
    <style:style style:name="T485" style:family="text">
      <style:text-properties officeooo:rsid="03c8af08"/>
    </style:style>
    <style:style style:name="T486" style:family="text">
      <style:text-properties officeooo:rsid="03cb5072"/>
    </style:style>
    <style:style style:name="T487" style:family="text">
      <style:text-properties officeooo:rsid="03ceaeb5"/>
    </style:style>
    <style:style style:name="T488" style:family="text">
      <style:text-properties officeooo:rsid="03d1cc29"/>
    </style:style>
    <style:style style:name="T489" style:family="text">
      <style:text-properties officeooo:rsid="03d52c40"/>
    </style:style>
    <style:style style:name="T490" style:family="text">
      <style:text-properties officeooo:rsid="03d68fe2"/>
    </style:style>
    <style:style style:name="T491" style:family="text">
      <style:text-properties officeooo:rsid="03d6e6e3"/>
    </style:style>
    <style:style style:name="T492" style:family="text">
      <style:text-properties officeooo:rsid="03da4ded"/>
    </style:style>
    <style:style style:name="T493" style:family="text">
      <style:text-properties officeooo:rsid="03dc09a7"/>
    </style:style>
    <style:style style:name="T494" style:family="text">
      <style:text-properties officeooo:rsid="03dd0707"/>
    </style:style>
    <style:style style:name="T495" style:family="text">
      <style:text-properties officeooo:rsid="03e150f3"/>
    </style:style>
    <style:style style:name="T496" style:family="text">
      <style:text-properties officeooo:rsid="03e26a5b"/>
    </style:style>
    <style:style style:name="T497" style:family="text">
      <style:text-properties officeooo:rsid="03e441f5"/>
    </style:style>
    <style:style style:name="T498" style:family="text">
      <style:text-properties officeooo:rsid="03e471ab"/>
    </style:style>
    <style:style style:name="T499" style:family="text">
      <style:text-properties officeooo:rsid="03e61510"/>
    </style:style>
    <style:style style:name="T500" style:family="text">
      <style:text-properties officeooo:rsid="03e69790"/>
    </style:style>
    <style:style style:name="T501" style:family="text">
      <style:text-properties officeooo:rsid="03e6b9cd"/>
    </style:style>
    <style:style style:name="T502" style:family="text">
      <style:text-properties officeooo:rsid="03e8d091"/>
    </style:style>
    <style:style style:name="T503" style:family="text">
      <style:text-properties officeooo:rsid="03e9f6f8"/>
    </style:style>
    <style:style style:name="T504" style:family="text">
      <style:text-properties officeooo:rsid="03f32692"/>
    </style:style>
    <style:style style:name="T505" style:family="text">
      <style:text-properties officeooo:rsid="03f44824"/>
    </style:style>
    <style:style style:name="T506" style:family="text">
      <style:text-properties officeooo:rsid="03f4cbd5"/>
    </style:style>
    <style:style style:name="T507" style:family="text">
      <style:text-properties officeooo:rsid="03f76456"/>
    </style:style>
    <style:style style:name="T508" style:family="text">
      <style:text-properties officeooo:rsid="03f79a34"/>
    </style:style>
    <style:style style:name="T509" style:family="text">
      <style:text-properties officeooo:rsid="03f969d8"/>
    </style:style>
    <style:style style:name="T510" style:family="text">
      <style:text-properties officeooo:rsid="03fb81a1"/>
    </style:style>
    <style:style style:name="T511" style:family="text">
      <style:text-properties officeooo:rsid="03ff8f21"/>
    </style:style>
    <style:style style:name="T512" style:family="text">
      <style:text-properties officeooo:rsid="04007e5c"/>
    </style:style>
    <style:style style:name="T513" style:family="text">
      <style:text-properties officeooo:rsid="0401b45a"/>
    </style:style>
    <style:style style:name="T514" style:family="text">
      <style:text-properties officeooo:rsid="04021830"/>
    </style:style>
    <style:style style:name="T515" style:family="text">
      <style:text-properties officeooo:rsid="040400c0"/>
    </style:style>
    <style:style style:name="T516" style:family="text">
      <style:text-properties officeooo:rsid="0404740b"/>
    </style:style>
    <style:style style:name="T517" style:family="text">
      <style:text-properties officeooo:rsid="040647e7"/>
    </style:style>
    <style:style style:name="T518" style:family="text">
      <style:text-properties officeooo:rsid="0406b35b"/>
    </style:style>
    <style:style style:name="T519" style:family="text">
      <style:text-properties officeooo:rsid="04079be7"/>
    </style:style>
    <style:style style:name="T520" style:family="text">
      <style:text-properties officeooo:rsid="04086393"/>
    </style:style>
    <style:style style:name="T521" style:family="text">
      <style:text-properties officeooo:rsid="040a1245"/>
    </style:style>
    <style:style style:name="T522" style:family="text">
      <style:text-properties officeooo:rsid="040b3e7a"/>
    </style:style>
    <style:style style:name="T523" style:family="text">
      <style:text-properties officeooo:rsid="040b45d1"/>
    </style:style>
    <style:style style:name="T524" style:family="text">
      <style:text-properties officeooo:rsid="040fb5ff"/>
    </style:style>
    <style:style style:name="T525" style:family="text">
      <style:text-properties officeooo:rsid="0413892d"/>
    </style:style>
    <style:style style:name="T526" style:family="text">
      <style:text-properties officeooo:rsid="0414c209"/>
    </style:style>
    <style:style style:name="T527" style:family="text">
      <style:text-properties officeooo:rsid="041967b8"/>
    </style:style>
    <style:style style:name="T528" style:family="text">
      <style:text-properties officeooo:rsid="041c5438"/>
    </style:style>
    <style:style style:name="T529" style:family="text">
      <style:text-properties officeooo:rsid="041e160f"/>
    </style:style>
    <style:style style:name="T530" style:family="text">
      <style:text-properties officeooo:rsid="041f793d"/>
    </style:style>
    <style:style style:name="T531" style:family="text">
      <style:text-properties officeooo:rsid="042063a6"/>
    </style:style>
    <style:style style:name="T532" style:family="text">
      <style:text-properties officeooo:rsid="042202c1"/>
    </style:style>
    <style:style style:name="T533" style:family="text">
      <style:text-properties officeooo:rsid="04271f18"/>
    </style:style>
    <style:style style:name="T534" style:family="text">
      <style:text-properties officeooo:rsid="042781ab"/>
    </style:style>
    <style:style style:name="T535" style:family="text">
      <style:text-properties officeooo:rsid="04279193"/>
    </style:style>
    <style:style style:name="T536" style:family="text">
      <style:text-properties officeooo:rsid="0428e931"/>
    </style:style>
    <style:style style:name="T537" style:family="text">
      <style:text-properties officeooo:rsid="042a7c2a"/>
    </style:style>
    <style:style style:name="T538" style:family="text">
      <style:text-properties fo:font-size="8pt" style:font-size-asian="8pt" style:font-size-complex="8pt"/>
    </style:style>
    <style:style style:name="T539" style:family="text">
      <style:text-properties officeooo:rsid="042e7ca8"/>
    </style:style>
    <style:style style:name="T540" style:family="text">
      <style:text-properties officeooo:rsid="043255bd"/>
    </style:style>
    <style:style style:name="T541" style:family="text">
      <style:text-properties officeooo:rsid="0433db35"/>
    </style:style>
    <style:style style:name="T542" style:family="text">
      <style:text-properties officeooo:rsid="0434819e"/>
    </style:style>
    <style:style style:name="T543" style:family="text">
      <style:text-properties officeooo:rsid="0434c08f"/>
    </style:style>
    <style:style style:name="T544" style:family="text">
      <style:text-properties officeooo:rsid="043b59ee"/>
    </style:style>
    <style:style style:name="T545" style:family="text">
      <style:text-properties officeooo:rsid="043ba613"/>
    </style:style>
    <style:style style:name="T546" style:family="text">
      <style:text-properties officeooo:rsid="043de977"/>
    </style:style>
    <style:style style:name="T547" style:family="text">
      <style:text-properties officeooo:rsid="043ea249"/>
    </style:style>
    <style:style style:name="T548" style:family="text">
      <style:text-properties officeooo:rsid="043f42a0"/>
    </style:style>
    <style:style style:name="T549" style:family="text">
      <style:text-properties officeooo:rsid="0440e63f"/>
    </style:style>
    <style:style style:name="T550" style:family="text">
      <style:text-properties officeooo:rsid="0441e502"/>
    </style:style>
    <style:style style:name="T551" style:family="text">
      <style:text-properties officeooo:rsid="04434686"/>
    </style:style>
    <style:style style:name="T552" style:family="text">
      <style:text-properties fo:color="#009900" loext:opacity="100%"/>
    </style:style>
    <style:style style:name="T553" style:family="text">
      <style:text-properties fo:color="#009900" loext:opacity="100%" style:font-name="Courier New1" fo:font-size="10pt" fo:background-color="transparent" loext:char-shading-value="0"/>
    </style:style>
    <style:style style:name="T554" style:family="text">
      <style:text-properties officeooo:rsid="044abffb"/>
    </style:style>
    <style:style style:name="T555" style:family="text">
      <style:text-properties officeooo:rsid="04504fe8"/>
    </style:style>
    <style:style style:name="T556" style:family="text">
      <style:text-properties officeooo:rsid="0453b80d"/>
    </style:style>
    <style:style style:name="T557" style:family="text">
      <style:text-properties fo:color="#ff3333" loext:opacity="100%"/>
    </style:style>
    <style:style style:name="T558" style:family="text">
      <style:text-properties officeooo:rsid="0459aa0e"/>
    </style:style>
    <style:style style:name="T559" style:family="text">
      <style:text-properties officeooo:rsid="045acbe3"/>
    </style:style>
    <style:style style:name="T560" style:family="text">
      <style:text-properties officeooo:rsid="045baca8"/>
    </style:style>
    <style:style style:name="T561" style:family="text">
      <style:text-properties officeooo:rsid="045c984a"/>
    </style:style>
    <style:style style:name="T562" style:family="text">
      <style:text-properties officeooo:rsid="045d7b40"/>
    </style:style>
    <style:style style:name="T563" style:family="text">
      <style:text-properties officeooo:rsid="045db205"/>
    </style:style>
    <style:style style:name="T564" style:family="text">
      <style:text-properties officeooo:rsid="045eaf84"/>
    </style:style>
    <style:style style:name="T565" style:family="text">
      <style:text-properties officeooo:rsid="045fdd32"/>
    </style:style>
    <style:style style:name="T566" style:family="text">
      <style:text-properties officeooo:rsid="0463de5a"/>
    </style:style>
    <style:style style:name="T567" style:family="text">
      <style:text-properties officeooo:rsid="0465d831"/>
    </style:style>
    <style:style style:name="T568" style:family="text">
      <style:text-properties officeooo:rsid="0468b308"/>
    </style:style>
    <style:style style:name="T569" style:family="text">
      <style:text-properties officeooo:rsid="046bbb8a"/>
    </style:style>
    <style:style style:name="T570" style:family="text">
      <style:text-properties officeooo:rsid="046dadbc"/>
    </style:style>
    <style:style style:name="T571" style:family="text">
      <style:text-properties officeooo:rsid="046e205c"/>
    </style:style>
    <style:style style:name="T572" style:family="text">
      <style:text-properties officeooo:rsid="046fc769"/>
    </style:style>
    <style:style style:name="T573" style:family="text">
      <style:text-properties officeooo:rsid="0470eddd"/>
    </style:style>
    <style:style style:name="T574" style:family="text">
      <style:text-properties officeooo:rsid="047284a6"/>
    </style:style>
    <style:style style:name="T575" style:family="text">
      <style:text-properties officeooo:rsid="0473ec1a"/>
    </style:style>
    <style:style style:name="T576" style:family="text">
      <style:text-properties officeooo:rsid="04754771"/>
    </style:style>
    <style:style style:name="T577" style:family="text">
      <style:text-properties officeooo:rsid="0475c483"/>
    </style:style>
    <style:style style:name="T578" style:family="text">
      <style:text-properties officeooo:rsid="04771ae3"/>
    </style:style>
    <style:style style:name="T579" style:family="text">
      <style:text-properties officeooo:rsid="0477693a"/>
    </style:style>
    <style:style style:name="T580" style:family="text">
      <style:text-properties officeooo:rsid="04784ed3"/>
    </style:style>
    <style:style style:name="T581" style:family="text">
      <style:text-properties officeooo:rsid="047ad88e"/>
    </style:style>
    <style:style style:name="T582" style:family="text">
      <style:text-properties officeooo:rsid="047b41ea"/>
    </style:style>
    <style:style style:name="T583" style:family="text">
      <style:text-properties officeooo:rsid="047c8af4"/>
    </style:style>
    <style:style style:name="T584" style:family="text">
      <style:text-properties officeooo:rsid="047dee4f"/>
    </style:style>
    <style:style style:name="T585" style:family="text">
      <style:text-properties officeooo:rsid="047f645b"/>
    </style:style>
    <style:style style:name="T586" style:family="text">
      <style:text-properties officeooo:rsid="047f70a1"/>
    </style:style>
    <style:style style:name="T587" style:family="text">
      <style:text-properties officeooo:rsid="04807573"/>
    </style:style>
    <style:style style:name="T588" style:family="text">
      <style:text-properties officeooo:rsid="048263a4"/>
    </style:style>
    <style:style style:name="T589" style:family="text">
      <style:text-properties officeooo:rsid="04850c0c"/>
    </style:style>
    <style:style style:name="T590" style:family="text">
      <style:text-properties fo:font-style="normal" style:font-style-asian="normal" style:font-style-complex="normal"/>
    </style:style>
    <style:style style:name="T591" style:family="text">
      <style:text-properties fo:font-style="normal" officeooo:rsid="04850c0c" style:font-style-asian="normal" style:font-style-complex="normal"/>
    </style:style>
    <style:style style:name="T592" style:family="text">
      <style:text-properties fo:font-style="normal" officeooo:rsid="04884edc" style:font-style-asian="normal" style:font-style-complex="normal"/>
    </style:style>
    <style:style style:name="T593" style:family="text">
      <style:text-properties fo:font-style="normal" officeooo:rsid="0488ab23" style:font-style-asian="normal" style:font-style-complex="normal"/>
    </style:style>
    <style:style style:name="T594" style:family="text">
      <style:text-properties fo:font-style="normal" officeooo:rsid="048cec31" style:font-style-asian="normal" style:font-style-complex="normal"/>
    </style:style>
    <style:style style:name="T595" style:family="text">
      <style:text-properties fo:font-style="normal" officeooo:rsid="048e22a2" style:font-style-asian="normal" style:font-style-complex="normal"/>
    </style:style>
    <style:style style:name="T596" style:family="text">
      <style:text-properties fo:font-style="normal" officeooo:rsid="048ec5bd" style:font-style-asian="normal" style:font-style-complex="normal"/>
    </style:style>
    <style:style style:name="T597" style:family="text">
      <style:text-properties fo:font-style="normal" officeooo:rsid="048f70be" style:font-style-asian="normal" style:font-style-complex="normal"/>
    </style:style>
    <style:style style:name="T598" style:family="text">
      <style:text-properties officeooo:rsid="049282dd"/>
    </style:style>
    <style:style style:name="T599" style:family="text">
      <style:text-properties officeooo:rsid="0493c985"/>
    </style:style>
    <style:style style:name="T600" style:family="text">
      <style:text-properties officeooo:rsid="0499f81f"/>
    </style:style>
    <style:style style:name="T601" style:family="text">
      <style:text-properties officeooo:rsid="04a318cb"/>
    </style:style>
    <style:style style:name="T602" style:family="text">
      <style:text-properties officeooo:rsid="04a36091"/>
    </style:style>
    <style:style style:name="T603" style:family="text">
      <style:text-properties officeooo:rsid="04a483b9"/>
    </style:style>
    <style:style style:name="T604" style:family="text">
      <style:text-properties officeooo:rsid="04a666c6"/>
    </style:style>
    <style:style style:name="T605" style:family="text">
      <style:text-properties officeooo:rsid="04ad771d"/>
    </style:style>
    <style:style style:name="T606" style:family="text">
      <style:text-properties officeooo:rsid="04af38de"/>
    </style:style>
    <style:style style:name="T607" style:family="text">
      <style:text-properties officeooo:rsid="04af9c68"/>
    </style:style>
    <style:style style:name="T608" style:family="text">
      <style:text-properties officeooo:rsid="04b5b239"/>
    </style:style>
    <style:style style:name="T609" style:family="text">
      <style:text-properties officeooo:rsid="04b99ed1"/>
    </style:style>
    <style:style style:name="T610" style:family="text">
      <style:text-properties officeooo:rsid="04bcf7c7"/>
    </style:style>
    <style:style style:name="T611" style:family="text">
      <style:text-properties officeooo:rsid="04c1931c"/>
    </style:style>
    <style:style style:name="T612" style:family="text">
      <style:text-properties officeooo:rsid="04c55085"/>
    </style:style>
    <style:style style:name="T613" style:family="text">
      <style:text-properties officeooo:rsid="04c66885"/>
    </style:style>
    <style:style style:name="T614" style:family="text">
      <style:text-properties officeooo:rsid="04c86375"/>
    </style:style>
    <style:style style:name="T615" style:family="text">
      <style:text-properties officeooo:rsid="04cb483d"/>
    </style:style>
    <style:style style:name="T616" style:family="text">
      <style:text-properties officeooo:rsid="04cbfc91"/>
    </style:style>
    <style:style style:name="T617" style:family="text">
      <style:text-properties officeooo:rsid="04cc7c4c"/>
    </style:style>
    <style:style style:name="T618" style:family="text">
      <style:text-properties officeooo:rsid="04ce55c5"/>
    </style:style>
    <style:style style:name="T619" style:family="text">
      <style:text-properties officeooo:rsid="04ce5cc8"/>
    </style:style>
    <style:style style:name="T620" style:family="text">
      <style:text-properties officeooo:rsid="04d12493"/>
    </style:style>
    <style:style style:name="T621" style:family="text">
      <style:text-properties officeooo:rsid="04d42e7d"/>
    </style:style>
    <style:style style:name="T622" style:family="text">
      <style:text-properties officeooo:rsid="04d4d203"/>
    </style:style>
    <style:style style:name="T623" style:family="text">
      <style:text-properties officeooo:rsid="04d728f1"/>
    </style:style>
    <style:style style:name="T624" style:family="text">
      <style:text-properties officeooo:rsid="04da28c2"/>
    </style:style>
    <style:style style:name="T625" style:family="text">
      <style:text-properties officeooo:rsid="04dbfde6"/>
    </style:style>
    <style:style style:name="T626" style:family="text">
      <style:text-properties officeooo:rsid="04dd77f0"/>
    </style:style>
    <style:style style:name="T627" style:family="text">
      <style:text-properties officeooo:rsid="04df2ccc"/>
    </style:style>
    <style:style style:name="T628" style:family="text">
      <style:text-properties officeooo:rsid="04dfba79"/>
    </style:style>
    <style:style style:name="T629" style:family="text">
      <style:text-properties officeooo:rsid="04e4c912"/>
    </style:style>
    <style:style style:name="T630" style:family="text">
      <style:text-properties officeooo:rsid="04e7d060"/>
    </style:style>
    <style:style style:name="T631" style:family="text">
      <style:text-properties officeooo:rsid="04e934f2"/>
    </style:style>
    <style:style style:name="T632" style:family="text">
      <style:text-properties officeooo:rsid="04e937ea"/>
    </style:style>
    <style:style style:name="T633" style:family="text">
      <style:text-properties officeooo:rsid="04e9d91d"/>
    </style:style>
    <style:style style:name="T634" style:family="text">
      <style:text-properties officeooo:rsid="04ea41ff"/>
    </style:style>
    <style:style style:name="T635" style:family="text">
      <style:text-properties officeooo:rsid="04ec2b83"/>
    </style:style>
    <style:style style:name="T636" style:family="text">
      <style:text-properties officeooo:rsid="04edf92c"/>
    </style:style>
    <style:style style:name="T637" style:family="text">
      <style:text-properties officeooo:rsid="04ef12f3"/>
    </style:style>
    <style:style style:name="T638" style:family="text">
      <style:text-properties officeooo:rsid="04ef45fc"/>
    </style:style>
    <style:style style:name="T639" style:family="text">
      <style:text-properties officeooo:rsid="04f43f10"/>
    </style:style>
    <style:style style:name="T640" style:family="text">
      <style:text-properties officeooo:rsid="04f609ea"/>
    </style:style>
    <style:style style:name="T641" style:family="text">
      <style:text-properties officeooo:rsid="04f66d95"/>
    </style:style>
    <style:style style:name="T642" style:family="text">
      <style:text-properties officeooo:rsid="04fea51b"/>
    </style:style>
    <style:style style:name="T643" style:family="text">
      <style:text-properties officeooo:rsid="04fef6fa"/>
    </style:style>
    <style:style style:name="T644" style:family="text">
      <style:text-properties officeooo:rsid="05018127"/>
    </style:style>
    <style:style style:name="T645" style:family="text">
      <style:text-properties officeooo:rsid="0502c247"/>
    </style:style>
    <style:style style:name="T646" style:family="text">
      <style:text-properties officeooo:rsid="0505b521"/>
    </style:style>
    <style:style style:name="T647" style:family="text">
      <style:text-properties officeooo:rsid="0506a367"/>
    </style:style>
    <style:style style:name="T648" style:family="text">
      <style:text-properties officeooo:rsid="0506d04f"/>
    </style:style>
    <style:style style:name="T649" style:family="text">
      <style:text-properties officeooo:rsid="0508b21b"/>
    </style:style>
    <style:style style:name="T650" style:family="text">
      <style:text-properties officeooo:rsid="0508bcaa"/>
    </style:style>
    <style:style style:name="T651" style:family="text">
      <style:text-properties officeooo:rsid="0508e95c"/>
    </style:style>
    <style:style style:name="T652" style:family="text">
      <style:text-properties officeooo:rsid="050a3d01"/>
    </style:style>
    <style:style style:name="T653" style:family="text">
      <style:text-properties officeooo:rsid="050a99d6"/>
    </style:style>
    <style:style style:name="T654" style:family="text">
      <style:text-properties officeooo:rsid="050c5c87"/>
    </style:style>
    <style:style style:name="T655" style:family="text">
      <style:text-properties officeooo:rsid="050e967b"/>
    </style:style>
    <style:style style:name="T656" style:family="text">
      <style:text-properties officeooo:rsid="0511719f"/>
    </style:style>
    <style:style style:name="T657" style:family="text">
      <style:text-properties officeooo:rsid="05126d74"/>
    </style:style>
    <style:style style:name="T658" style:family="text">
      <style:text-properties officeooo:rsid="0513a25d"/>
    </style:style>
    <style:style style:name="T659" style:family="text">
      <style:text-properties officeooo:rsid="05152ee6"/>
    </style:style>
    <style:style style:name="T660" style:family="text">
      <style:text-properties officeooo:rsid="05157d6d"/>
    </style:style>
    <style:style style:name="T661" style:family="text">
      <style:text-properties officeooo:rsid="05160103"/>
    </style:style>
    <style:style style:name="T662" style:family="text">
      <style:text-properties officeooo:rsid="051700dc"/>
    </style:style>
    <style:style style:name="T663" style:family="text">
      <style:text-properties officeooo:rsid="05189250"/>
    </style:style>
    <style:style style:name="T664" style:family="text">
      <style:text-properties officeooo:rsid="051a4996"/>
    </style:style>
    <style:style style:name="T665" style:family="text">
      <style:text-properties officeooo:rsid="051e9c07"/>
    </style:style>
    <style:style style:name="T666" style:family="text">
      <style:text-properties officeooo:rsid="051ff1fd"/>
    </style:style>
    <style:style style:name="T667" style:family="text">
      <style:text-properties officeooo:rsid="0521c2a1"/>
    </style:style>
    <style:style style:name="T668" style:family="text">
      <style:text-properties officeooo:rsid="05242d6d"/>
    </style:style>
    <style:style style:name="T669" style:family="text">
      <style:text-properties officeooo:rsid="0526d06d"/>
    </style:style>
    <style:style style:name="T670" style:family="text">
      <style:text-properties officeooo:rsid="052b421f"/>
    </style:style>
    <style:style style:name="T671" style:family="text">
      <style:text-properties officeooo:rsid="052bd57b"/>
    </style:style>
    <style:style style:name="T672" style:family="text">
      <style:text-properties officeooo:rsid="052c2426"/>
    </style:style>
    <style:style style:name="T673" style:family="text">
      <style:text-properties officeooo:rsid="052e3e27"/>
    </style:style>
    <style:style style:name="T674" style:family="text">
      <style:text-properties style:font-name="Liberation Mono" fo:font-size="9pt" style:font-size-asian="9pt" style:font-size-complex="9pt"/>
    </style:style>
    <style:style style:name="T675" style:family="text">
      <style:text-properties style:font-name="Liberation Mono" fo:font-size="9pt" officeooo:rsid="061de57d" style:font-size-asian="9pt" style:font-size-complex="9pt"/>
    </style:style>
    <style:style style:name="T676" style:family="text">
      <style:text-properties style:font-name="Liberation Mono" fo:font-size="9pt" officeooo:rsid="0691afd0" style:font-size-asian="9pt" style:font-size-complex="9pt"/>
    </style:style>
    <style:style style:name="T677" style:family="text">
      <style:text-properties style:font-name="Liberation Mono" fo:font-size="9pt" officeooo:rsid="0691c08a" style:font-size-asian="9pt" style:font-size-complex="9pt"/>
    </style:style>
    <style:style style:name="T678" style:family="text">
      <style:text-properties style:font-name="Liberation Mono" fo:font-size="9pt" fo:background-color="#ffff00" loext:char-shading-value="0" style:font-size-asian="9pt" style:font-size-complex="9pt"/>
    </style:style>
    <style:style style:name="T679" style:family="text">
      <style:text-properties officeooo:rsid="052f4db5"/>
    </style:style>
    <style:style style:name="T680" style:family="text">
      <style:text-properties officeooo:rsid="05384e83"/>
    </style:style>
    <style:style style:name="T681" style:family="text">
      <style:text-properties officeooo:rsid="053e2d4e"/>
    </style:style>
    <style:style style:name="T682" style:family="text">
      <style:text-properties officeooo:rsid="053fd880"/>
    </style:style>
    <style:style style:name="T683" style:family="text">
      <style:text-properties officeooo:rsid="05414fd3"/>
    </style:style>
    <style:style style:name="T684" style:family="text">
      <style:text-properties officeooo:rsid="0542ff79"/>
    </style:style>
    <style:style style:name="T685" style:family="text">
      <style:text-properties officeooo:rsid="0545d215"/>
    </style:style>
    <style:style style:name="T686" style:family="text">
      <style:text-properties officeooo:rsid="05469c89"/>
    </style:style>
    <style:style style:name="T687" style:family="text">
      <style:text-properties officeooo:rsid="0548c070"/>
    </style:style>
    <style:style style:name="T688" style:family="text">
      <style:text-properties officeooo:rsid="0548faa7"/>
    </style:style>
    <style:style style:name="T689" style:family="text">
      <style:text-properties officeooo:rsid="054f4a2e"/>
    </style:style>
    <style:style style:name="T690" style:family="text">
      <style:text-properties officeooo:rsid="0550b2b5"/>
    </style:style>
    <style:style style:name="T691" style:family="text">
      <style:text-properties officeooo:rsid="0550daf5"/>
    </style:style>
    <style:style style:name="T692" style:family="text">
      <style:text-properties officeooo:rsid="055253d9"/>
    </style:style>
    <style:style style:name="T693" style:family="text">
      <style:text-properties officeooo:rsid="0556365a"/>
    </style:style>
    <style:style style:name="T694" style:family="text">
      <style:text-properties officeooo:rsid="0559266a"/>
    </style:style>
    <style:style style:name="T695" style:family="text">
      <style:text-properties officeooo:rsid="055bbf97"/>
    </style:style>
    <style:style style:name="T696" style:family="text">
      <style:text-properties officeooo:rsid="056198a4"/>
    </style:style>
    <style:style style:name="T697" style:family="text">
      <style:text-properties officeooo:rsid="05622408"/>
    </style:style>
    <style:style style:name="T698" style:family="text">
      <style:text-properties officeooo:rsid="0564227e"/>
    </style:style>
    <style:style style:name="T699" style:family="text">
      <style:text-properties officeooo:rsid="05693e6e"/>
    </style:style>
    <style:style style:name="T700" style:family="text">
      <style:text-properties officeooo:rsid="056ca791"/>
    </style:style>
    <style:style style:name="T701" style:family="text">
      <style:text-properties officeooo:rsid="0570d7ec"/>
    </style:style>
    <style:style style:name="T702" style:family="text">
      <style:text-properties officeooo:rsid="0572ed52"/>
    </style:style>
    <style:style style:name="T703" style:family="text">
      <style:text-properties officeooo:rsid="05730520"/>
    </style:style>
    <style:style style:name="T704" style:family="text">
      <style:text-properties officeooo:rsid="0574681a"/>
    </style:style>
    <style:style style:name="T705" style:family="text">
      <style:text-properties officeooo:rsid="057a0eea"/>
    </style:style>
    <style:style style:name="T706" style:family="text">
      <style:text-properties officeooo:rsid="057b89fd"/>
    </style:style>
    <style:style style:name="T707" style:family="text">
      <style:text-properties officeooo:rsid="057c444e"/>
    </style:style>
    <style:style style:name="T708" style:family="text">
      <style:text-properties officeooo:rsid="057dcffc"/>
    </style:style>
    <style:style style:name="T709" style:family="text">
      <style:text-properties officeooo:rsid="05831309"/>
    </style:style>
    <style:style style:name="T710" style:family="text">
      <style:text-properties officeooo:rsid="058418be"/>
    </style:style>
    <style:style style:name="T711" style:family="text">
      <style:text-properties officeooo:rsid="058595d1"/>
    </style:style>
    <style:style style:name="T712" style:family="text">
      <style:text-properties officeooo:rsid="0585bdae"/>
    </style:style>
    <style:style style:name="T713" style:family="text">
      <style:text-properties officeooo:rsid="05876a56"/>
    </style:style>
    <style:style style:name="T714" style:family="text">
      <style:text-properties officeooo:rsid="0587dd77"/>
    </style:style>
    <style:style style:name="T715" style:family="text">
      <style:text-properties officeooo:rsid="058853d6"/>
    </style:style>
    <style:style style:name="T716" style:family="text">
      <style:text-properties officeooo:rsid="0589ad44"/>
    </style:style>
    <style:style style:name="T717" style:family="text">
      <style:text-properties officeooo:rsid="058b0f5b"/>
    </style:style>
    <style:style style:name="T718" style:family="text">
      <style:text-properties officeooo:rsid="058c8d9e"/>
    </style:style>
    <style:style style:name="T719" style:family="text">
      <style:text-properties officeooo:rsid="058caff5"/>
    </style:style>
    <style:style style:name="T720" style:family="text">
      <style:text-properties officeooo:rsid="05952f8a"/>
    </style:style>
    <style:style style:name="T721" style:family="text">
      <style:text-properties officeooo:rsid="0596cf3c"/>
    </style:style>
    <style:style style:name="T722" style:family="text">
      <style:text-properties officeooo:rsid="0598de49"/>
    </style:style>
    <style:style style:name="T723" style:family="text">
      <style:text-properties officeooo:rsid="0599b09f"/>
    </style:style>
    <style:style style:name="T724" style:family="text">
      <style:text-properties officeooo:rsid="05a043b5"/>
    </style:style>
    <style:style style:name="T725" style:family="text">
      <style:text-properties officeooo:rsid="05a6e1b8"/>
    </style:style>
    <style:style style:name="T726" style:family="text">
      <style:text-properties officeooo:rsid="05abc579"/>
    </style:style>
    <style:style style:name="T727" style:family="text">
      <style:text-properties officeooo:rsid="05af86fd"/>
    </style:style>
    <style:style style:name="T728" style:family="text">
      <style:text-properties officeooo:rsid="05b09cb8"/>
    </style:style>
    <style:style style:name="T729" style:family="text">
      <style:text-properties officeooo:rsid="05b249e4"/>
    </style:style>
    <style:style style:name="T730" style:family="text">
      <style:text-properties officeooo:rsid="05b7dc88"/>
    </style:style>
    <style:style style:name="T731" style:family="text">
      <style:text-properties officeooo:rsid="05bc00ef"/>
    </style:style>
    <style:style style:name="T732" style:family="text">
      <style:text-properties officeooo:rsid="05bde9dc"/>
    </style:style>
    <style:style style:name="T733" style:family="text">
      <style:text-properties officeooo:rsid="05c0212f"/>
    </style:style>
    <style:style style:name="T734" style:family="text">
      <style:text-properties officeooo:rsid="05c67ac2"/>
    </style:style>
    <style:style style:name="T735" style:family="text">
      <style:text-properties officeooo:rsid="056eeb30"/>
    </style:style>
    <style:style style:name="T736" style:family="text">
      <style:text-properties officeooo:rsid="05cc7079"/>
    </style:style>
    <style:style style:name="T737" style:family="text">
      <style:text-properties officeooo:rsid="05cff7ac"/>
    </style:style>
    <style:style style:name="T738" style:family="text">
      <style:text-properties officeooo:rsid="05d0a0e7"/>
    </style:style>
    <style:style style:name="T739" style:family="text">
      <style:text-properties officeooo:rsid="05d38de7"/>
    </style:style>
    <style:style style:name="T740" style:family="text">
      <style:text-properties officeooo:rsid="05d3ff01"/>
    </style:style>
    <style:style style:name="T741" style:family="text">
      <style:text-properties officeooo:rsid="05d75ad3"/>
    </style:style>
    <style:style style:name="T742" style:family="text">
      <style:text-properties officeooo:rsid="05d8e992"/>
    </style:style>
    <style:style style:name="T743" style:family="text">
      <style:text-properties officeooo:rsid="05da64c3"/>
    </style:style>
    <style:style style:name="T744" style:family="text">
      <style:text-properties officeooo:rsid="05df7ffe"/>
    </style:style>
    <style:style style:name="T745" style:family="text">
      <style:text-properties officeooo:rsid="05e17e4c"/>
    </style:style>
    <style:style style:name="T746" style:family="text">
      <style:text-properties officeooo:rsid="05e372a8"/>
    </style:style>
    <style:style style:name="T747" style:family="text">
      <style:text-properties officeooo:rsid="05e5513d"/>
    </style:style>
    <style:style style:name="T748" style:family="text">
      <style:text-properties officeooo:rsid="05e5b148"/>
    </style:style>
    <style:style style:name="T749" style:family="text">
      <style:text-properties officeooo:rsid="05e8e7c2"/>
    </style:style>
    <style:style style:name="T750" style:family="text">
      <style:text-properties officeooo:rsid="05e910be"/>
    </style:style>
    <style:style style:name="T751" style:family="text">
      <style:text-properties officeooo:rsid="05e9faae"/>
    </style:style>
    <style:style style:name="T752" style:family="text">
      <style:text-properties officeooo:rsid="05ebd83f"/>
    </style:style>
    <style:style style:name="T753" style:family="text">
      <style:text-properties officeooo:rsid="05f10a87"/>
    </style:style>
    <style:style style:name="T754" style:family="text">
      <style:text-properties officeooo:rsid="05f1790d"/>
    </style:style>
    <style:style style:name="T755" style:family="text">
      <style:text-properties officeooo:rsid="05f3c644"/>
    </style:style>
    <style:style style:name="T756" style:family="text">
      <style:text-properties officeooo:rsid="05f74149"/>
    </style:style>
    <style:style style:name="T757" style:family="text">
      <style:text-properties officeooo:rsid="06000afc"/>
    </style:style>
    <style:style style:name="T758" style:family="text">
      <style:text-properties officeooo:rsid="06013cfd"/>
    </style:style>
    <style:style style:name="T759" style:family="text">
      <style:text-properties officeooo:rsid="060270af"/>
    </style:style>
    <style:style style:name="T760" style:family="text">
      <style:text-properties officeooo:rsid="0605359f"/>
    </style:style>
    <style:style style:name="T761" style:family="text">
      <style:text-properties officeooo:rsid="06055947"/>
    </style:style>
    <style:style style:name="T762" style:family="text">
      <style:text-properties officeooo:rsid="0607f37f"/>
    </style:style>
    <style:style style:name="T763" style:family="text">
      <style:text-properties officeooo:rsid="0609881b"/>
    </style:style>
    <style:style style:name="T764" style:family="text">
      <style:text-properties officeooo:rsid="060b65ec"/>
    </style:style>
    <style:style style:name="T765" style:family="text">
      <style:text-properties officeooo:rsid="060c6136"/>
    </style:style>
    <style:style style:name="T766" style:family="text">
      <style:text-properties officeooo:rsid="060dff69"/>
    </style:style>
    <style:style style:name="T767" style:family="text">
      <style:text-properties officeooo:rsid="06110302"/>
    </style:style>
    <style:style style:name="T768" style:family="text">
      <style:text-properties officeooo:rsid="0612ba16"/>
    </style:style>
    <style:style style:name="T769" style:family="text">
      <style:text-properties officeooo:rsid="061cbece"/>
    </style:style>
    <style:style style:name="T770" style:family="text">
      <style:text-properties officeooo:rsid="061de57d"/>
    </style:style>
    <style:style style:name="T771" style:family="text">
      <style:text-properties officeooo:rsid="061eabaa"/>
    </style:style>
    <style:style style:name="T772" style:family="text">
      <style:text-properties officeooo:rsid="0625a7ea"/>
    </style:style>
    <style:style style:name="T773" style:family="text">
      <style:text-properties officeooo:rsid="06267b78"/>
    </style:style>
    <style:style style:name="T774" style:family="text">
      <style:text-properties officeooo:rsid="06273418"/>
    </style:style>
    <style:style style:name="T775" style:family="text">
      <style:text-properties officeooo:rsid="0627606d"/>
    </style:style>
    <style:style style:name="T776" style:family="text">
      <style:text-properties officeooo:rsid="062b3f6f"/>
    </style:style>
    <style:style style:name="T777" style:family="text">
      <style:text-properties officeooo:rsid="062cbbaf"/>
    </style:style>
    <style:style style:name="T778" style:family="text">
      <style:text-properties officeooo:rsid="062e30b6"/>
    </style:style>
    <style:style style:name="T779" style:family="text">
      <style:text-properties officeooo:rsid="06321f36"/>
    </style:style>
    <style:style style:name="T780" style:family="text">
      <style:text-properties officeooo:rsid="063f7dcd"/>
    </style:style>
    <style:style style:name="T781" style:family="text">
      <style:text-properties officeooo:rsid="0641c706"/>
    </style:style>
    <style:style style:name="T782" style:family="text">
      <style:text-properties officeooo:rsid="06429f79"/>
    </style:style>
    <style:style style:name="T783" style:family="text">
      <style:text-properties officeooo:rsid="0642db4f"/>
    </style:style>
    <style:style style:name="T784" style:family="text">
      <style:text-properties officeooo:rsid="0644b2fb"/>
    </style:style>
    <style:style style:name="T785" style:family="text">
      <style:text-properties officeooo:rsid="06483c38"/>
    </style:style>
    <style:style style:name="T786" style:family="text">
      <style:text-properties officeooo:rsid="06506285"/>
    </style:style>
    <style:style style:name="T787" style:family="text">
      <style:text-properties officeooo:rsid="0654b131"/>
    </style:style>
    <style:style style:name="T788" style:family="text">
      <style:text-properties officeooo:rsid="0655e3af"/>
    </style:style>
    <style:style style:name="T789" style:family="text">
      <style:text-properties officeooo:rsid="065672e3"/>
    </style:style>
    <style:style style:name="T790" style:family="text">
      <style:text-properties officeooo:rsid="0657b5c5"/>
    </style:style>
    <style:style style:name="T791" style:family="text">
      <style:text-properties officeooo:rsid="0659ddca"/>
    </style:style>
    <style:style style:name="T792" style:family="text">
      <style:text-properties officeooo:rsid="065c42c0"/>
    </style:style>
    <style:style style:name="T793" style:family="text">
      <style:text-properties officeooo:rsid="0661d308"/>
    </style:style>
    <style:style style:name="T794" style:family="text">
      <style:text-properties officeooo:rsid="0662c63e"/>
    </style:style>
    <style:style style:name="T795" style:family="text">
      <style:text-properties officeooo:rsid="066470a7"/>
    </style:style>
    <style:style style:name="T796" style:family="text">
      <style:text-properties officeooo:rsid="066a704d"/>
    </style:style>
    <style:style style:name="T797" style:family="text">
      <style:text-properties officeooo:rsid="066b6d35"/>
    </style:style>
    <style:style style:name="T798" style:family="text">
      <style:text-properties officeooo:rsid="06741f95"/>
    </style:style>
    <style:style style:name="T799" style:family="text">
      <style:text-properties officeooo:rsid="0675dd45"/>
    </style:style>
    <style:style style:name="T800" style:family="text">
      <style:text-properties officeooo:rsid="067cfe7a"/>
    </style:style>
    <style:style style:name="T801" style:family="text">
      <style:text-properties officeooo:rsid="067e4b55"/>
    </style:style>
    <style:style style:name="T802" style:family="text">
      <style:text-properties officeooo:rsid="067ec2cd"/>
    </style:style>
    <style:style style:name="T803" style:family="text">
      <style:text-properties officeooo:rsid="067fc60f"/>
    </style:style>
    <style:style style:name="T804" style:family="text">
      <style:text-properties officeooo:rsid="0681f1e8"/>
    </style:style>
    <style:style style:name="T805" style:family="text">
      <style:text-properties officeooo:rsid="0684eee4"/>
    </style:style>
    <style:style style:name="T806" style:family="text">
      <style:text-properties officeooo:rsid="06855224"/>
    </style:style>
    <style:style style:name="T807" style:family="text">
      <style:text-properties officeooo:rsid="06873d70"/>
    </style:style>
    <style:style style:name="T808" style:family="text">
      <style:text-properties officeooo:rsid="0687a9f3"/>
    </style:style>
    <style:style style:name="T809" style:family="text">
      <style:text-properties officeooo:rsid="06886c1d"/>
    </style:style>
    <style:style style:name="T810" style:family="text">
      <style:text-properties officeooo:rsid="068c87f0"/>
    </style:style>
    <style:style style:name="T811" style:family="text">
      <style:text-properties officeooo:rsid="068cfd30"/>
    </style:style>
    <style:style style:name="T812" style:family="text">
      <style:text-properties officeooo:rsid="068df65a"/>
    </style:style>
    <style:style style:name="T813" style:family="text">
      <style:text-properties officeooo:rsid="068f4bab"/>
    </style:style>
    <style:style style:name="T814" style:family="text">
      <style:text-properties officeooo:rsid="0690aebd"/>
    </style:style>
    <style:style style:name="T815" style:family="text">
      <style:text-properties officeooo:rsid="0691afd0"/>
    </style:style>
    <style:style style:name="T816" style:family="text">
      <style:text-properties officeooo:rsid="0691c08a"/>
    </style:style>
    <style:style style:name="T817" style:family="text">
      <style:text-properties officeooo:rsid="0694e8ef"/>
    </style:style>
    <style:style style:name="T818" style:family="text">
      <style:text-properties style:font-name="Liberation Mono" fo:font-size="9pt" style:font-size-asian="9pt" style:font-size-complex="9pt"/>
    </style:style>
    <style:style style:name="T819" style:family="text">
      <style:text-properties officeooo:rsid="069c11c4"/>
    </style:style>
    <style:style style:name="T8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82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82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909" text:outline-level="1" text:is-list-header="true">July 23, 2023</text:h>
      <text:p text:style-name="P955">On GitHub.com, created private repository:</text:p>
      <text:p text:style-name="P955"><text:a xlink:type="simple" xlink:href="https://github.com/stephenlepisto/designpatternexamples" text:style-name="Internet_20_link" text:visited-style-name="Visited_20_Internet_20_Link">https://github.com/stephenlepisto/designpatternexamples</text:a></text:p>
      <text:p text:style-name="P955">Opened Git Bash for Windows and did the following:</text:p>
      <text:p text:style-name="Code">cd /c/work/git/dpetemp2</text:p>
      <text:p text:style-name="Code">git remote add origin <text:a xlink:type="simple" xlink:href="https://github.com/stephenlepisto/designpatternexamples.git" text:style-name="Internet_20_link" text:visited-style-name="Visited_20_Internet_20_Link">https://github.com/stephenlepisto/designpatternexamples.git</text:a></text:p>
      <text:p text:style-name="Code">git branch -M main # rename branch to main (it was already main so did nothing)</text:p>
      <text:p text:style-name="Code">git push --set-upstream origin main</text:p>
      <text:p text:style-name="P956">This requested a github token, which I forgot to create for myself. <text:s/>Canceled push.</text:p>
      <text:p text:style-name="P957">Created fine-grain personal token for gitHub.com (<text:span text:style-name="T674">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</text:span>) <text:s/>that expires 7/23/2024. <text:s/>Redid the push:</text:p>
      <text:p text:style-name="Code">git push --set-upstream origin main</text:p>
      <text:p text:style-name="P957">In the sign-in dialog box that appeared, I clicked on the "token" tab and entered the above personal token. <text:s/>The push completed successfully.</text:p>
      <text:p text:style-name="P958">Code is in github.com. <text:s/><text:span text:style-name="T819">Successfully cloned the repository locally in c:\work\git\designpatternexamples.</text:span></text:p>
      <text:p text:style-name="P959">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p text:style-name="P959"/>
      <text:h text:style-name="P815" text:outline-level="1" text:is-list-header="true">July 22, 2023</text:h>
      <text:p text:style-name="P794">Yesterday, the following was used to produce dpetemp, which appears to be a working git repository that points to the remote subversion repository:</text:p>
      <text:p text:style-name="P761"><text:soft-page-break/>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5">no-metadata -</text:span><text:span text:style-name="T796">A users.txt</text:span> /c/work/git/dpetemp</text:p>
      <text:p text:style-name="P794">If I go into dpetemp and enter the following:</text:p>
      <text:p text:style-name="Code">cd /c/work/git/dpetemp</text:p>
      <text:p text:style-name="Code">git show HEAD</text:p>
      <text:p text:style-name="P794">I see the following (partial) output:</text:p>
      <text:p text:style-name="Code">commit fd4a8e76601bf954e92d8f263b9194bdf554330c (HEAD -&gt; main, git-svn, bare/git-svn)</text:p>
      <text:p text:style-name="Code">Author: Stephen P. Lepisto &lt;stephen@stephenlepisto.com&gt;</text:p>
      <text:p text:style-name="Code">Date: <text:s text:c="2"/>Fri Jul 21 19:22:21 2023 +0000</text:p>
      <text:p text:style-name="P794">And if I enter the following:</text:p>
      <text:p text:style-name="Code">git show-ref</text:p>
      <text:p text:style-name="P794">The output is this:</text:p>
      <text:p text:style-name="Code">fd4a8e76601bf954e92d8f263b9194bdf554330c refs/heads/main</text:p>
      <text:p text:style-name="Code">fd4a8e76601bf954e92d8f263b9194bdf554330c refs/remotes/bare/git-svn</text:p>
      <text:p text:style-name="Code">fd4a8e76601bf954e92d8f263b9194bdf554330c refs/remotes/git-svn</text:p>
      <text:p text:style-name="P794"/>
      <text:p text:style-name="P793"><text:span text:style-name="T798">For comparison, l</text:span>et's see what the following produces <text:span text:style-name="T798">(note the addition of --prefix=svn/):</text:span></text:p>
      <text:p text:style-name="Code">git svn clone http://localhost:8080/svn/AToysRepository/software/DesignPatternExamples --no-metadata -A users.txt --prefix=svn/ /c/work/git/dpetemp2</text:p>
      <text:p text:style-name="P795">Now to see what is going on in the dpetemp2 repository:</text:p>
      <text:p text:style-name="Code">cd /c/work/git/dpetemp2</text:p>
      <text:p text:style-name="Code">git show HEAD</text:p>
      <text:p text:style-name="P795"><text:span text:style-name="T799">(Partial) o</text:span>utput is:</text:p>
      <text:p text:style-name="Code">commit fd4a8e76601bf954e92d8f263b9194bdf554330c (HEAD -&gt; main, svn/git-svn)</text:p>
      <text:p text:style-name="Code">Author: Stephen P. Lepisto &lt;stephen@stephenlepisto.com&gt;</text:p>
      <text:p text:style-name="Code">Date: <text:s text:c="2"/>Fri Jul 21 19:22:21 2023 +0000</text:p>
      <text:p text:style-name="P796">Enter:</text:p>
      <text:p text:style-name="Code">git show-ref</text:p>
      <text:p text:style-name="P796">Output is:</text:p>
      <text:p text:style-name="Code">fd4a8e76601bf954e92d8f263b9194bdf554330c refs/heads/main</text:p>
      <text:p text:style-name="Code">fd4a8e76601bf954e92d8f263b9194bdf554330c refs/remotes/svn/git-svn</text:p>
      <text:p text:style-name="P796">Note: There is no reference to "bare/git-svn" because I did not attach c:\work\git\designpatternexamples to it.</text:p>
      <text:p text:style-name="P788">The --prefix switch changed the following reference:</text:p>
      <text:p text:style-name="P787"><text:soft-page-break/>fd4a8e76601bf954e92d8f263b9194bdf554330c refs/remotes/<text:span text:style-name="T267">svn</text:span>/git-svn</text:p>
      <text:p text:style-name="P788">In the command without --prefix, that line looked like this:</text:p>
      <text:p text:style-name="P787">fd4a8e76601bf954e92d8f263b9194bdf554330c refs/remotes/git-svn</text:p>
      <text:p text:style-name="P793"/>
      <text:p text:style-name="P790">New experiment. <text:s/>Deleted c:\work\git\dpetemp. <text:s/>Use the following to clone the svn repository to a local git repository:</text:p>
      <text:p text:style-name="P791">cd /c/work/DesignPatternExamples</text:p>
      <text:p text:style-name="P789">git svn clone http://localhost:8080/svn/AToysRepository/software/DesignPatternExamples --no-metadata -A users.txt --prefix=svn/ --trunk=/ --branches=branches/ --tags=tags/ /c/work/git/dpetemp</text:p>
      <text:p text:style-name="P798">Failed with the following error:</text:p>
      <text:p text:style-name="Code">svn-remote.svn: remote ref '\Program Files\Git\Program Files\Git;refs\remotes\svn\trunk' must start with 'refs/'</text:p>
      <text:p text:style-name="P799">From the <text:a xlink:type="simple" xlink:href="https://git-scm.com/docs/git-svn" text:style-name="Internet_20_link" text:visited-style-name="Visited_20_Internet_20_Link">git svn documentation</text:a> <text:span text:style-name="T802">(Caveats section)</text:span>, <text:span text:style-name="T800">the --trunk, --branch, --tag, and --stdlayout, are used to indicate how the subversion repository is structured in terms of trunk, branches, and tags. <text:s/>This layout will then be reproduced in git. <text:s/></text:span><text:span text:style-name="T801">Branches and tags are only useful if the subversion repository has branches and tags, which mine don't. <text:s/>And since I don't have any branches, I technically don't have a "trunk". <text:s/></text:span><text:span text:style-name="T802">The documen</text:span><text:span text:style-name="T803">t</text:span><text:span text:style-name="T802">ation states that if the subversion repository does not use </text:span><text:span text:style-name="T803">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800">So back to dpetemp2. <text:s/>This is a valid git repository but it is linked to the remote subversion repository, so commits made on dpetemp2 should end up in the subversion repository (I'm not going to test that assumption here). <text:s/><text:span text:style-name="T804">It also means I can do a git pull and changes made to the subversion repository should be brought down to the local git repository. <text:s/></text:span><text:span text:style-name="T813">However, since I used "--no-metadata" switch, the information needed by git svn is missing to support pulling and pushing to the subversion repository.</text:span></text:p>
      <text:p text:style-name="P801">Here is the <text:span text:style-name="T814">svn-</text:span>remote configuration for dpetemp2:</text:p>
      <text:p text:style-name="Code">cd /c/work/git/dpetemp2</text:p>
      <text:p text:style-name="Code">git config -l</text:p>
      <text:p text:style-name="P801">Output (last part):</text:p>
      <text:p text:style-name="P792">svn-remote.svn.nometadata=1</text:p>
      <text:p text:style-name="P792">svn-remote.svn.url=http://localhost:8080/svn/AToysRepository/software/DesignPatternExamples</text:p>
      <text:p text:style-name="P792">svn-remote.svn.fetch=:refs/remotes/svn/git-svn</text:p>
      <text:p text:style-name="P792">svn.authorsfile=C:/work/DesignPatternExamples/users.txt</text:p>
      <text:p text:style-name="P802"><text:span text:style-name="T805">Note: T</text:span>he authorsfile is retained for future filtering and that it is hardcoded to the location where I created it.</text:p>
      <text:p text:style-name="P809">These settings are used by git-svn to connect to a subversion repository. <text:s/>This is useless if the "--no-metatdata" option was used in the "git svn clone" command, since without the metadata, there not <text:soft-page-break/>enough data for git svn to work with the remote repository. <text:s/>This suggests I can manually edit .git/config to remove those <text:span text:style-name="T815">(or use </text:span><text:span text:style-name="T676">git config --unset-all svn-remote</text:span><text:span text:style-name="T815">). <text:s/></text:span><text:span text:style-name="T816">To remove the authorsfile, use </text:span><text:span text:style-name="T677">git config –unset svn.authorsfile</text:span><text:span text:style-name="T816">).</text:span></text:p>
      <text:p text:style-name="P803"><text:span text:style-name="T806">I went back to the </text:span><text:a xlink:type="simple" xlink:href="https://learn.microsoft.com/en-us/azure/devops/repos/git/perform-migration-from-svn-to-git" text:style-name="Internet_20_link" text:visited-style-name="Visited_20_Internet_20_Link"><text:span text:style-name="T806">Microsoft documentation</text:span></text:a><text:span text:style-name="T806"> for migrating a subversion repository to a git repository. <text:s/></text:span><text:span text:style-name="T807">It talks about using a </text:span><text:span text:style-name="T247">bare</text:span><text:span text:style-name="T807"> git repository as the mechanism for sharing. <text:s/>A bare git repository does not have a local working copy of the files, only the history and metadata </text:span><text:span text:style-name="T809">(</text:span><text:span text:style-name="T248">"</text:span><text:span text:style-name="T242">This is the recommended format for sharing a Git repository via a remote repository hosted on a service like Azure Repos</text:span><text:span text:style-name="T248">"</text:span><text:span text:style-name="T809">).</text:span><text:span text:style-name="T807"> <text:s/>This is why I thought the process had failed last time </text:span><text:span text:style-name="T808">when creating c:\work\git\designpatternexamples.</text:span><text:span text:style-name="T809"> <text:s/>Note that a bare repository cannot be committed to.</text:span></text:p>
      <text:p text:style-name="P804">The Microsoft documentation lists the following steps:</text:p>
      <text:list text:style-name="L1">
        <text:list-item>
          <text:p text:style-name="P910">Prepare a migration environment</text:p>
        </text:list-item>
        <text:list-item>
          <text:p text:style-name="P910">Convert the source SVN repository to a local Git repository</text:p>
        </text:list-item>
        <text:list-item>
          <text:p text:style-name="P910">(Optional) Synchronize the local Git repository with any changes from SVN repository while developers continue using SVN</text:p>
        </text:list-item>
        <text:list-item>
          <text:p text:style-name="P910">Push the local Git repository to a remote Git repository hosted on Azure Repos</text:p>
        </text:list-item>
        <text:list-item>
          <text:p text:style-name="P910">Lock SVN repository, synchronize any remaining changes from SVN repository to local Git repository and push final changes to the remote Git repository on Azure Repos</text:p>
        </text:list-item>
        <text:list-item>
          <text:p text:style-name="P910">Developers switch to Git as main source control system</text:p>
        </text:list-item>
      </text:list>
      <text:p text:style-name="P804">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805"><text:a xlink:type="simple" xlink:href="https://john.albin.net/git/convert-subversion-to-git" text:style-name="Internet_20_link" text:visited-style-name="Visited_20_Internet_20_Link">John Albin's instructions</text:a>, which are basically the same as the Microsoft documentation, <text:span text:style-name="T810">pushes the temporary git repository to a bare repository, then, in the bare repository, rename "trunk" to "master" (Microsoft uses "main"). <text:s/></text:span><text:span text:style-name="T811">He ends with:</text:span></text:p>
      <text:p text:style-name="Quotations"><text:span text:style-name="T811">"</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11">"</text:span></text:p>
      <text:p text:style-name="P806">In the quote, the share it link goes to a non-existent section in the online Git Book, "Setting up a private repository". <text:s/>I can't find a reference to that topic in the latest Git book (v2).</text:p>
      <text:p text:style-name="P807"><text:span text:style-name="T812">T</text:span>he Git book (v2), <text:a xlink:type="simple" xlink:href="https://git-scm.com/book/en/v2/Git-Basics-Working-with-Remotes" text:style-name="Internet_20_link" text:visited-style-name="Visited_20_Internet_20_Link">working with remotes</text:a>, <text:span text:style-name="T812">suggests</text:span> I can use the following to remove <text:span text:style-name="T812">the</text:span> remote connection <text:span text:style-name="T812">to svn:</text:span></text:p>
      <text:p text:style-name="Code">git remote remove <text:span text:style-name="T812">svn</text:span></text:p>
      <text:p text:style-name="P808">I tried that in c:\work\git\dpetemp2 but it didn't work as dpetemp2 doesn't have any remotes, despite what the git config shows.</text:p>
      <text:p text:style-name="P810"/>
      <text:p text:style-name="P810"><text:soft-page-break/>Next experiment. <text:s/>Use git config --unset-all and git config --unset to remove the svn-specific elements from dpetemp2. <text:s/>Then create an empty repository on github.com and push dpetemp2 contents to that remote repository. <text:s/><text:span text:style-name="T817">Theoretically, that should work without issue.</text:span></text:p>
      <text:h text:style-name="P816" text:outline-level="1" text:is-list-header="true">July 21, 2023</text:h>
      <text:p text:style-name="P754">I wanted to verify that the python version of the DesignPatternExamples did not need any extra packages installed, so I created a virtual Python environment with this:</text:p>
      <text:p text:style-name="Code">py -m venv %HOMEPATH%\python\minpython</text:p>
      <text:p text:style-name="P754">The only packages installed are:</text:p>
      <text:p text:style-name="Code">pip <text:s text:c="7"/>22.3.1</text:p>
      <text:p text:style-name="Code">setuptools 65.5.0</text:p>
      <text:p text:style-name="P754">Activated it with this:</text:p>
      <text:p text:style-name="Code">%HOMEPATH%\python\minpython\scripts\activate</text:p>
      <text:p text:style-name="P754">And then ran the Python DesignPatternExamples with this:</text:p>
      <text:p text:style-name="Code">cd c:\work\DesignPatternExamples\build</text:p>
      <text:p text:style-name="Code">py -m python.DesignPatternExamples_python</text:p>
      <text:p text:style-name="P754">All examples ran without issue. <text:s/><text:span text:style-name="T785">This means the Python version of DesignPatternExamples has no external dependencies.</text:span></text:p>
      <text:p text:style-name="P755">From the Rust DesignPatternExamples, removed serde_json build dependency. <text:s/>Took me a while to figure out how to update the Cargo.lock file. <text:s/>Turns out to be very simple:</text:p>
      <text:p text:style-name="Code">cd c:\work\DesignPatternExamples\rust\design_pattern_examples_rust</text:p>
      <text:p text:style-name="Code">cargo update</text:p>
      <text:p text:style-name="P755">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6">The Rust dependencies are defined in the Cargo.toml for the Rust crate so there are no additional dependencies needed for building the Rust DesignPatternExamples.</text:p>
      <text:p text:style-name="P797">Note: Visual Studio Code has a panel in the left side that lists all Rust dependencies. <text:s/>I did not know that.</text:p>
      <text:h text:style-name="Heading_20_2" text:outline-level="2" text:is-list-header="true">Migrating to Git</text:h>
      <text:p text:style-name="P762">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2">Open PowerShell and enter the following:</text:p>
      <text:p text:style-name="Code"><text:soft-page-break/>cd c:\work\DesignPatternExamples</text:p>
      <text:p text:style-name="Code">svn.exe log --quiet | ? { $_ -notlike '-*' } | % { "{0} = {0} &lt;{0}&gt;" -f ($_ -split ' \| ')[1] } | Select-Object -Unique | Sort-Object | Out-File 'authors-transform.txt' -Encoding utf8</text:p>
      <text:p text:style-name="P762">Edit authors-transform.txt to change:</text:p>
      <text:p text:style-name="Code">slepisto = slepisto &lt;slepisto&gt;</text:p>
      <text:p text:style-name="P762">to:</text:p>
      <text:p text:style-name="Code">slepisto = Stephen Lepisto &lt;<text:a xlink:type="simple" xlink:href="mailto:stephen@stephenlepisto.com" text:style-name="Internet_20_link" text:visited-style-name="Visited_20_Internet_20_Link">stephen@stephenlepisto.com</text:a>&gt;</text:p>
      <text:p text:style-name="P763">Open a Git Bash for Windows terminal and enter the following to perform the migration:</text:p>
      <text:p text:style-name="Code">git svn clone "http://localhost:8080/svn/AToysRepository/software/DesignPatternExamples" --prefix=svn/ --no-metadata --authors-file "authors-transform.txt" --stdlayout /c/work/git/designpatternexamples</text:p>
      <text:p text:style-name="P764">This requested login credentials to my "local" subversion repository.</text:p>
      <text:p text:style-name="P763">This took about 2 minutes.</text:p>
      <text:p text:style-name="P764">Although the files are present in c:\work\git\designpatternexamples, there is no history.</text:p>
      <text:p text:style-name="P765">Tried these instruc<text:span text:style-name="T786">t</text:span>ions: <text:a xlink:type="simple" xlink:href="https://john.albin.net/git/convert-subversion-to-git" text:style-name="Internet_20_link" text:visited-style-name="Visited_20_Internet_20_Link">https://john.albin.net/git/convert-subversion-to-git</text:a>, <text:span text:style-name="T786">which turned out to be the same as the first set.</text:span></text:p>
      <text:p text:style-name="P758">I got the migration to work by ignoring the author file:</text:p>
      <text:p text:style-name="P757">git svn clone "http://localhost:8080/svn/AToysRepository/software/DesignPatternExamples" /c/work/git/dpetemp</text:p>
      <text:p text:style-name="P766">This takes about <text:span text:style-name="T787">7</text:span> minutes, as each revision is pulled down and processed.</text:p>
      <text:p text:style-name="P767">Looking at the git log, the author name is:</text:p>
      <text:p text:style-name="Code">slepisto &lt;slepisto@0bcb4ced-216f-2a4e-9226-71110df44062&gt;</text:p>
      <text:p text:style-name="P767">Which isn't going to work, so I need to fix the author filter.</text:p>
      <text:p text:style-name="P768">Deleted c:\work\git\dpetemp. <text:s/>Trying the clone with the following:</text:p>
      <text:p text:style-name="Code">cd c:\work\DesignPatternExamples</text:p>
      <text:p text:style-name="Code">git svn clone http://localhost:8080/svn/AToysRepository/software/DesignPatternExamples --no-metadata --authors-file<text:span text:style-name="T267">=</text:span>authors-transform.txt --stdlayout /c/work/git/dpetemp</text:p>
      <text:p text:style-name="P769">The highlighted portion is what was causing the author file from being used. <text:s/><text:span text:style-name="T788">However, this just stopped working without fetching anything. <text:s/></text:span><text:span text:style-name="T789">I tried authors-transform.txt with Windows line endings and Unix line endings but the same result. <text:s/></text:span><text:span text:style-name="T790">I even tried it with the name "Stephen P Lepisto", thinking the '.' was being treated as a wildcard for some reason. <text:s/>No effect.</text:span></text:p>
      <text:p text:style-name="P774">I don't have a solution for this.</text:p>
      <text:p text:style-name="P775"><text:soft-page-break/>Tried authors-transform.txt as UTF-8 with BOM, <text:span text:style-name="T792">Windows line endings</text:span>. Also added e-mail address to the name. <text:s/><text:span text:style-name="T791">Nope. <text:s/>Failed like before, just stopped running after getting through revision 6800.</text:span></text:p>
      <text:p text:style-name="P776">If I remove the authors-transform.txt file, it works. <text:s/>This suggests a bug in the handling of the authors-transform.txt file.</text:p>
      <text:p text:style-name="P771">Tried the above again, this time with an empty authors-transform.txt file <text:span text:style-name="T792">(UTF-8, no BOM, Windows line endings). <text:s/></text:span><text:span text:style-name="T791">Nope. <text:s/>Failed like before, just stopped running after getting through revision 6800.</text:span></text:p>
      <text:p text:style-name="P779">Renamed authors-transform.txt to users.txt. <text:s/>Restored users.txt contents to be:</text:p>
      <text:p text:style-name="Code">slepisto = Stephen P. Lepisto &lt;<text:a xlink:type="simple" xlink:href="mailto:stephen@stephenlepisto.com" text:style-name="Internet_20_link" text:visited-style-name="Visited_20_Internet_20_Link">stephen@stephenlepisto.com</text:a>&gt;</text:p>
      <text:p text:style-name="P779">Ran with this line:</text:p>
      <text:p text:style-name="Code">git svn clone http://localhost:8080/svn/AToysRepository/software/DesignPatternExamples --no-metadata --authors-file=users.txt --stdlayout /c/work/git/dpetemp</text:p>
      <text:p text:style-name="P777">Nope. <text:s/>Failed like before, just stopped running after getting through revision 6800.</text:p>
      <text:p text:style-name="P780">Tried different switch for users.txt:</text:p>
      <text:p text:style-name="P770">git svn clone http://localhost:8080/svn/AToysRepository/software/DesignPatternExamples --no-metadata -<text:span text:style-name="T793">A </text:span>users.txt --stdlayout /c/work/git/dpetemp</text:p>
      <text:p text:style-name="P778">Nope. <text:s/>Failed like before, just stopped running after getting through revision 6800.</text:p>
      <text:p text:style-name="P781">Tried the following in a Windows Command prompt:</text:p>
      <text:p text:style-name="Code">git svn clone http://localhost:8080/svn/AToysRepository/software/DesignPatternExamples --no-metadata -A users.txt --stdlayout c:\work\git\dpetemp</text:p>
      <text:p text:style-name="P772"><text:span text:style-name="T791">Nope. <text:s/>Failed like before, just stopped running after getting through revision 6800. <text:s/></text:span><text:span text:style-name="T794">Has to be something to do with the authors file option.</text:span></text:p>
      <text:p text:style-name="P782">Tried without the authors file option:</text:p>
      <text:p text:style-name="P759">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5">no-metadata --stdlayout</text:span> /c/work/git/dpetemp</text:p>
      <text:p text:style-name="P783">Nope. <text:s/>Failed like before, just stopped running after getting through revision 6800.</text:p>
      <text:p text:style-name="P784">Tried without --stdlayout but with -A users.txt:</text:p>
      <text:p text:style-name="P760">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5">no-metadata -</text:span><text:span text:style-name="T796">A users.txt</text:span> /c/work/git/dpetemp</text:p>
      <text:p text:style-name="P784">That worked. <text:s/><text:span text:style-name="T797">So it was the --stdlayout that caused the problem.</text:span></text:p>
      <text:p text:style-name="P785">Continuing with the initial instructions (from Git Bash for Windows):</text:p>
      <text:p text:style-name="Code">cd /c/work/git</text:p>
      <text:p text:style-name="Code"><text:soft-page-break/>git init --bare designpatternexamples.git</text:p>
      <text:p text:style-name="Code">cd designpatternexamples.git/</text:p>
      <text:p text:style-name="Code">git symbolic-ref HEAD refs/heads/svn/trunk</text:p>
      <text:p text:style-name="Code">cd ../dpetemp/</text:p>
      <text:p text:style-name="Code">git remote add bare /c/work/git/designpatternexamples.git</text:p>
      <text:p text:style-name="Code">git config remote.bare.push refs/remotes/*:refs/heads/*</text:p>
      <text:p text:style-name="Code">git push bare</text:p>
      <text:p text:style-name="P786">The data gets pushed to designpatternexamples.git but it isn't a working repository, plus there is no source present. <text:s/>So the above is not quite right, possibly due to the refs/head/svn/trunk (which assumes the main branch in subversion is trunk, which is not true in my case).</text:p>
      <text:p text:style-name="P773"/>
      <text:h text:style-name="P817" text:outline-level="1" text:is-list-header="true">July 20, 2023</text:h>
      <text:p text:style-name="P744">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5">Running the following:</text:p>
      <text:p text:style-name="Code">cmake -E copy_directory_if_different c:\work\DesignPatternExamples\python\DesignPatternExamples_python c:\work\DesignPatternExamples\build\python\DesignPatternExamples_python</text:p>
      <text:p text:style-name="P745">Caused the changed program.py file to be copied.</text:p>
      <text:p text:style-name="P746">Note: It appears the copy_directory_if_different command looks <text:span text:style-name="T780">at file contents when determining what to copy, instead of timestamps. <text:s/>So just touching a file will not trigger the copy</text:span>.</text:p>
      <text:p text:style-name="P747">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8">Ah. <text:s/>The secret is to add a DEPENDS to the custom command and that dependency is the source file that matches the output file. <text:s/>Like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text:span text:style-name="T267">DEPENDS ${PYTHON_SOURCE_DIR}/program.py</text:span></text:p>
      <text:p text:style-name="Code"><text:s text:c="20"/>VERBATIM</text:p>
      <text:p text:style-name="Code"><text:s text:c="20"/>COMMAND_EXPAND_LISTS</text:p>
      <text:p text:style-name="Code"><text:s text:c="18"/>)</text:p>
      <text:p text:style-name="P748">The output file exists, then the source file is compared to the output file to determine if the custom command should run. <text:s/>If the output file does not exist, the command always runs.</text:p>
      <text:p text:style-name="P749">Of course, this leads to the situation where another python source file is changed but is not copied over because the program.py file didn't change.</text:p>
      <text:p text:style-name="P750"><text:soft-page-break/>Ideally what is needed is for the custom command to depend on any of the source files changing relative to the output file. <text:s/><text:span text:style-name="T780">And that can be done with a symbolic output file. <text:s/>Like this:</text:span></text:p>
      <text:p text:style-name="Code">add_custom_command(OUTPUT python_files</text:p>
      <text:p text:style-name="Code"><text:s text:c="20"/>COMMAND ${CMAKE_COMMAND} -E echo "Copying python files over..."</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Code"/>
      <text:p text:style-name="Code">set_source_files_properties(python_files PROPERTIES SYMBOLIC true)</text:p>
      <text:p text:style-name="P751">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2">Modified CreateDocs/CMakeLists.txt and Rust/CMakeLists.txt <text:span text:style-name="T784">(for both building and documentation) </text:span>to use the same SYMBOLIC file trick. <text:s/><text:span text:style-name="T781">This depends on doxygen and cargo not doing anything unnecessary if no changes are detected. <text:s/></text:span><text:span text:style-name="T782">And that worked, although doxygen takes about 20 seconds do determine there is nothing to d</text:span><text:span text:style-name="T783">o. <text:s/></text:span><text:span text:style-name="T784">Rust documentation takes only a second or two to make that same determination.</text:span></text:p>
      <text:p text:style-name="P753">Modified C++ example to alphabetize the order in which the individual design pattern examples are run.</text:p>
      <text:p text:style-name="P753">Modified Python example to alphabetize the order in which the individual design pattern examples are run.</text:p>
      <text:p text:style-name="P750"/>
      <text:p text:style-name="P748"/>
      <text:h text:style-name="P818" text:outline-level="1" text:is-list-header="true">July 19, 2023</text:h>
      <text:p text:style-name="P733">Copied all CMake files from c:\work\DesignPatternExamples to c:\work\vs2022\DesignPatternExamples. <text:s/>Committed to version control with no additional changes. <text:s/><text:span text:style-name="T772">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md build</text:p>
      <text:p text:style-name="Code">cd build</text:p>
      <text:p text:style-name="Code">cmake ..\</text:p>
      <text:p text:style-name="Code">cmake --build . --config release</text:p>
      <text:p text:style-name="P736">Everything built.</text:p>
      <text:p text:style-name="P736"><text:soft-page-break/>c\release\designpatternexamples_c.exe ran just fine.</text:p>
      <text:p text:style-name="P736">cplusplus\<text:span text:style-name="T773">release\</text:span>designpatternexamples_cpp.exe failed during the Command exercise, probably an unhandled exception. <text:s/><text:span text:style-name="T775">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774">ran just fine.</text:span></text:p>
      <text:p text:style-name="P732">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76">As a result, the Command::Execute() tried to execute the _two_parameter_operation because it was not a nullptr but instead was uninitialized memory, triggering an illegal memory access exception. <text:s/>Fixed. <text:s/></text:span><text:span text:style-name="T777">Committed.</text:span></text:p>
      <text:p text:style-name="P739">Deleted all Visual project files and the Visual Studio solution file. <text:s/>Also deleted all the .vs directories (there were only two). <text:s/><text:span text:style-name="T778">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741">Renamed c:\work\DesignPatternExamples to c:\work\DesignPatternExamples_cmake_work</text:p>
      <text:p text:style-name="P741">Moved c:\work\vs2022\DesignPatternExamples to c:\work\DesignPatternExamples. <text:s/>Did this in a Windows Command Prompt <text:span text:style-name="T779">since I'm just relocating the whole thing to a different place on the drive.</text:span></text:p>
      <text:p text:style-name="P742">Modified rust/CMakeLists.txt to add custom target for building the rust documentation called RustDocs.</text:p>
      <text:p text:style-name="P743">Added README.md to the root of the DesignPatternExamples project.</text:p>
      <text:h text:style-name="P819"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text:soft-page-break/>When I put build.rs back and redo the above sequence, the rust example build<text:span text:style-name="T753">s </text:span><text:span text:style-name="T754">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5">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6">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7">I suppose I can force the release version always into Python (basically, ignore the configuration setting), with an option to copy the debug version if desired. <text:s/></text:span><text:span text:style-name="T758">There is the option() command in CMake.</text:span></text:p>
      <text:p text:style-name="P714">The option() command adds a variable to the cache with the specified ON/OFF value as the default. <text:s/>For example, <text:span text:style-name="T759">the CMakeLists.txt file:</text:span></text:p>
      <text:p text:style-name="Code">option(MYOPTION <text:span text:style-name="T759">"Enable My Option" ON)</text:span></text:p>
      <text:p text:style-name="P714"><text:soft-page-break/>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60">I think what I want is the ability to use the build phase to decide whether to use the debug version of the Adapter_BackEnd.dll. <text:s/></text:span><text:span text:style-name="T761">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62">a </text:span>folder <text:span text:style-name="T762">called</text:span> "CMake Rules". <text:s/><text:span text:style-name="T762">Also, there is a file called DesignPatternExamples_python or DesignPatternExamples_rust (in each project, respectively). <text:s/>These are files that are designated as not to be built but they are files that don't exist. <text:s/></text:span><text:span text:style-name="T763">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4">(specifically, ADAPTER_BINARY_DIR). <text:s/></text:span><text:span text:style-name="T765">I'm not sure how to handle this. <text:s/></text:span><text:span text:style-name="T766">It would be nice for the rust analyzer to work; on the other hand I don't really need it to work as all normal editing should occur via the Visual Studio project files. <text:s/>Although that too is also not strictly necessary. <text:s/>Sigh.</text:span></text:p>
      <text:p text:style-name="P723"><text:soft-page-break/>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7">However, all the paths to search for source code is also relative to the current directory. <text:s/></text:span><text:span text:style-name="T768">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text:soft-page-break/>And this completes CMake functionality for DesignPatternExamples.</text:p>
      <text:p text:style-name="P730"><text:span text:style-name="T769">Some tweaks regarding use of REGULAR_EXPRESSION In source_group(). <text:s/>These are supposed to be a regular expression, not a file wildcard expression. <text:s/></text:span><text:span text:style-name="T770">So instead of </text:span><text:span text:style-name="T675">adapter/*.*</text:span><text:span text:style-name="T770">, I need to use </text:span><text:span text:style-name="T675">adapter/.*</text:span><text:span text:style-name="T770"> </text:span><text:span text:style-name="T771">(technically, it should </text:span><text:span text:style-name="T675">adapter/.+</text:span><text:span text:style-name="T771">).</text:span></text:p>
      <text:h text:style-name="P820" text:outline-level="1" text:is-list-header="true">July 17, 2023</text:h>
      <text:p text:style-name="P689">Time for the Python example to get the CMake treatment. <text:s/><text:span text:style-name="T735">For Python, I want to copy the Python code to the build directory. <text:s/>Then I can copy over the Adapter_BackEnd.dll to the Python directory, in the adapter directory.</text:span></text:p>
      <text:p text:style-name="P689"><text:span text:style-name="T708">Alternatively, I could create a script that sets up the PATH environment variable so I can leave the Python source where it is and hopefully only put the Adapter_BackEnd.dll in the build directory. <text:s/></text:span><text:span text:style-name="T739">However, this will work only if I use ctypes.util.find_library(), which, on Windows at least, searches only the PATH environment variable and also requires the full name of the DLL (this is </text:span><text:span text:style-name="T246">not</text:span><text:span text:style-name="T739"> how Windows locates DLL normally). <text:s/>On Linux, find_library() will automatically add the </text:span><text:span text:style-name="T246">lib</text:span><text:span text:style-name="T739"> prefix and </text:span><text:span text:style-name="T246">.so</text:span><text:span text:style-name="T739"> suffix if not already provided and will search for the library the same way as Linux does. </text:span><text:span text:style-name="T740">The find_library() documentation does recommend using LoadLibrary() with a hardcoded library name on Windows.</text:span></text:p>
      <text:p text:style-name="P689"><text:span text:style-name="T736">The ctypes.cdll.LoadLibrary() </text:span><text:span text:style-name="T737">method</text:span><text:span text:style-name="T736"> </text:span><text:span text:style-name="T738">expects a full path to the library to load, although on Windows, LoadLibrary() will add the extension of DLL (or EXE) while looking. <text:s/></text:span><text:span text:style-name="T739">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41">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oft-page-break/><text:s text:c="2"/># This will get hit</text:p>
      <text:p text:style-name="P684">endif()</text:p>
      <text:p text:style-name="P692">Example <text:span text:style-name="T742">3</text:span>:</text:p>
      <text:p text:style-name="P692">Does not use a generator expression in the variable (but the PDB file might exist even in a release build):</text:p>
      <text:p text:style-name="P684">set(TARGET_PDB "${CMAKE_BINARY_DIR}/Adapter_BackEnd/<text:span text:style-name="T741">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42">4:</text:span></text:p>
      <text:p text:style-name="P693"><text:span text:style-name="T742">Using a generator in an if() command doesn't work either, </text:span><text:span text:style-name="T743">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4">are replaced by their cached values (I think that's how it works). <text:s/>The if()/endif() commands are used during the configure phase and not the build phase, </text:span><text:span text:style-name="T745">which is why generator expressions don't work in them.</text:span></text:p>
      <text:p text:style-name="P697">Searching online suggests that a separate script (a "copyfile_<text:span text:style-name="T746">i</text:span>f_exists.cmake") should be created and then used in a custom command like this:</text:p>
      <text:p text:style-name="P687">add_custom_command(<text:span text:style-name="T749">TARGET my_</text:span>target</text:p>
      <text:p text:style-name="P687"><text:s text:c="4"/>POST_BUILD </text:p>
      <text:p text:style-name="Code"><text:s text:c="4"/>COMMAND ${CMAKE_COMMAND}</text:p>
      <text:p text:style-name="Code"><text:s text:c="8"/><text:span text:style-name="T746">"-DFILE_TO_COPY=${path_to_file}"</text:span></text:p>
      <text:p text:style-name="Code"><text:s text:c="8"/><text:span text:style-name="T746">"-DDESTINATION=${output_directory}"</text:span></text:p>
      <text:p text:style-name="Code"><text:s text:c="8"/>-<text:span text:style-name="T746">P </text:span><text:span text:style-name="T747">${CMAKE_CURRENT_SOURCE_DIR}/</text:span><text:span text:style-name="T746">copyfile_if_exists.cmake</text:span></text:p>
      <text:p text:style-name="Code"><text:s text:c="4"/><text:span text:style-name="T747">COMMENT "Copying ${path_to_file} it if exists."</text:span></text:p>
      <text:p text:style-name="Code">)</text:p>
      <text:p text:style-name="P698"><text:soft-page-break/>The copyfile_if_exists.cmake can look like this:</text:p>
      <text:p text:style-name="Code">if(EXISTS ${FILE_TO_COPY})</text:p>
      <text:p text:style-name="Code"><text:s text:c="4"/><text:span text:style-name="T748">file(COPY ${FILE_TO_COPY} </text:span><text:span text:style-name="T750">DESTINATION</text:span><text:span text:style-name="T748"> ${DESTINATION}</text:span><text:span text:style-name="T750">)</text:span></text:p>
      <text:p text:style-name="Code">endif()</text:p>
      <text:p text:style-name="P699">The if() command is evaluated at the time the script is executed, which during the build phase.</text:p>
      <text:p text:style-name="P700">I tried it and it worked. <text:s/><text:span text:style-name="T751">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52">but I should make this a more global script.</text:span></text:p>
      <text:p text:style-name="P704">This also means the build.rs script for rust is not needed.</text:p>
      <text:h text:style-name="P821"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7">invocation of the cmake command while building the rust crate. <text:s/>I still need to unravel that code a bit, though. <text:s/></text:span><text:span text:style-name="T728">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oft-page-break/><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9">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9">from this StackOverflow question/answer</text:span></text:a><text:span text:style-name="T729">):</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30">However, the build.rs file was being run – it's just failing:</text:span></text:p>
      <text:p text:style-name="Code">CUSTOMBUILD : warning : <text:span text:style-name="T267">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text:soft-page-break/>\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7">The system</text:span></text:p>
      <text:p text:style-name="Code"><text:span text:style-name="T267"><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31">For some reason, cargo is ignoring it </text:span><text:span text:style-name="T732">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33">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7">CARGO</text:span>_BUILD_TARGET_DIR=${CMAKE_BINARY_DIR}/rust"</text:p>
      <text:p text:style-name="P680">Because I'm running cargo in a cmake environment, not cmake itself.</text:p>
      <text:p text:style-name="P672">Now I have a new and different problem:</text:p>
      <text:p text:style-name="Code"><text:soft-page-break/>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4">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822" text:outline-level="1" text:is-list-header="true">July 15, 2023</text:h>
      <text:p text:style-name="P634"><text:span text:style-name="T722">Need to create a </text:span><text:span text:style-name="T701">.cargo/config.toml </text:span><text:span text:style-name="T722">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6">the </text:span>target directory <text:span text:style-name="T726">(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23">Running the test with the following:</text:span></text:p>
      <text:p text:style-name="Code">cargo run --target-dir rust2</text:p>
      <text:p text:style-name="P657">Caused cargo to use rust2 for all file output but the program reported target<text:span text:style-name="T726">_</text:span>directory to be c:\work\rust\practice_workspace\rust.</text:p>
      <text:p text:style-name="P658">This will work for me on the DesignPatternExamples program because I don't otherwise use .cargo/config.toml.</text:p>
      <text:p text:style-name="P659">I also tried the following:</text:p>
      <text:p text:style-name="Code"><text:soft-page-break/>cargo run --config "build.target-dir=\"rust2\""</text:p>
      <text:p text:style-name="P659">The files ended up in rust2 but the program still reported target<text:span text:style-name="T726">_</text:span>directory to be c:\work\rust\practice_workspace\rust.</text:p>
      <text:p text:style-name="P660">I deleted .cargo/config.toml and ran the same line above. <text:s/>It put the files in rust2 but the program reported target<text:span text:style-name="T726">_</text:span>directory to be c:\work\rust\practice_workspace\target <text:span text:style-name="T724">(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6">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6">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5">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823" text:outline-level="1" text:is-list-header="true">July 14, 2023</text:h>
      <text:p text:style-name="P640">The following command:</text:p>
      <text:p text:style-name="Code">cargo build --target-dir rust</text:p>
      <text:p text:style-name="P640"><text:soft-page-break/>Does not set the <text:span text:style-name="T709">CARGO_BUILD_TARGET_DIR or CARGO_TARGET_DIR environment variable for the build.rs script. <text:s/>--target-dir switch d</text:span><text:span text:style-name="T710">irects all build output to the specified directory. <text:s/>However, there is no environment variable set to the contents of this switch.</text:span></text:p>
      <text:p text:style-name="P641"><text:span text:style-name="T712">The </text:span>CARGO_TARGET_DIR environment variable is expected to be set by the developer; cargo will not set that automatically. <text:s/>The --target-dir switch overrides the environment variable, <text:span text:style-name="T711">which in turn overrides the build.target-dir configuration option (if set).</text:span></text:p>
      <text:p text:style-name="P642">Apparently, running the command "cargo metadata" is the preferred way to discover all this stuff. <text:s/><text:span text:style-name="T713">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4">metadata</text:span></text:a><text:span text:style-name="T714">, that makes this metadata readable but </text:span><text:span text:style-name="T715">the </text:span><text:span text:style-name="T714">cargo_metadata </text:span><text:span text:style-name="T715">crate</text:span><text:span text:style-name="T714"> must be installed </text:span><text:span text:style-name="T715">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2">
        <text:list-item>
          <text:p text:style-name="P911">run "cargo metadata" to produce a json-formatted block of data <text:span text:style-name="T717">to standard output</text:span> <text:span text:style-name="T716">(this might install several other crates on first invocation: num_threads v0.1.6, </text:span>wasi v0.11.0+wasi-snapshot-preview1, winapi-i686-pc-windows-gnu v0.4.0, winapi-x86_64-pc-windows-gnu v0.4.0<text:span text:style-name="T717">).</text:span></text:p>
        </text:list-item>
        <text:list-item>
          <text:p text:style-name="P912">Capture the standard output into a variables</text:p>
        </text:list-item>
        <text:list-item>
          <text:p text:style-name="P912">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text:soft-page-break/>Serde documentation: <text:a xlink:type="simple" xlink:href="https://serde.rs/" text:style-name="Internet_20_link" text:visited-style-name="Visited_20_Internet_20_Link">https://serde.rs/</text:a>. <text:s/><text:span text:style-name="T718">Serde is significantly more complicated to use. <text:s/></text:span><text:span text:style-name="T719">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soft-page-break/>}</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20">In other words, IT DOESN'T PAY ATTENTION TO THE --target-dir SWITCH!!! <text:s/></text:span><text:span text:style-name="T721">The advice from the Rust Library Team is useless here.</text:span></text:p>
      <text:p text:style-name="P654">Only solution I see is to create a <text:span text:style-name="T701">.cargo/config.toml </text:span>from a cmake template.</text:p>
      <text:h text:style-name="P824" text:outline-level="1" text:is-list-header="true">July 13, 2023</text:h>
      <text:p text:style-name="P624">Working on C# setup in cmake.</text:p>
      <text:p text:style-name="P625">Having trouble configuring the C# project to build with .Net 4.5. <text:s/>When I use the following <text:span text:style-name="T697">(based on </text:span><text:a xlink:type="simple" xlink:href="https://cmake.org/cmake/help/v3.26/prop_tgt/DOTNET_TARGET_FRAMEWORK_VERSION.html" text:style-name="Internet_20_link" text:visited-style-name="Visited_20_Internet_20_Link"><text:span text:style-name="T697">this documentation</text:span></text:a><text:span text:style-name="T697">)</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6">framework,</text:span> v<text:span text:style-name="T696">4.7.2. <text:s/></text:span><text:span text:style-name="T698">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oft-page-break/><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9">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700">Answer (from </text:span><text:a xlink:type="simple" xlink:href="https://stackoverflow.com/questions/70541921/cmake-how-to-set-default-namespace-for-a-c-sharp-project" text:style-name="Internet_20_link" text:visited-style-name="Visited_20_Internet_20_Link"><text:span text:style-name="T700">this StackOverflow question</text:span></text:a><text:span text:style-name="T700">):</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701">The default output directory is "target" in the root of the project where the main cargo.toml file is. <text:s/>This can be overridden by creating .cargo/config.toml and adding the following line</text:span><text:span text:style-name="T702">s</text:span><text:span text:style-name="T701">:</text:span></text:p>
      <text:p text:style-name="Code">[build]</text:p>
      <text:p text:style-name="Code">target-dir = /<text:span text:style-name="T702">path/to/output-dir</text:span></text:p>
      <text:p text:style-name="P635">However, unless the path is absolute, the path is relative to the parent directory of .cargo/config.toml (in other words, usually the same directory as the Cargo.toml file). <text:s/><text:span text:style-name="T703">The alternative is to pass --</text:span><text:span text:style-name="T704">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ext:soft-page-break/>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5">The Debug or Release configuration is taken from the PROFILE environment variable. <text:s/></text:span><text:span text:style-name="T706">The build.rs code also knows where to find the Adapter_BackEnd files (..\..\lib\x64\Release) because that's where the Adapter_BackEnd project is configured to put them. <text:s/></text:span><text:span text:style-name="T707">I think I need to create a build.rs.in template file and create it as needed.</text:span></text:p>
      <text:h text:style-name="P825"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3868612162" text:style-name="L3">
        <text:list-item>
          <text:p text:style-name="P913">Adapter<text:span text:style-name="T670">_BackEnd </text:span><text:span text:style-name="T671">(C Dynamic Library)</text:span></text:p>
        </text:list-item>
      </text:list>
      <text:p text:style-name="P609">Use add_library(&lt;<text:span text:style-name="T685">name&gt; SHARED &lt;source&gt;</text:span>).</text:p>
      <text:list xml:id="list165848498692374" text:continue-numbering="true" text:style-name="L3">
        <text:list-item>
          <text:p text:style-name="P914">CreateDocs (Doxygen-base<text:span text:style-name="T673">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text:soft-page-break/>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4">find_package(Doxygen REQUIRE dot OPTIONAL_COMPONENTS mscgen dia)</text:span>. <text:s/><text:span text:style-name="T679">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4">
        <text:list-item>
          <text:p text:style-name="P916">Doxygen::doxygen</text:p>
        </text:list-item>
        <text:list-item>
          <text:p text:style-name="P916">Doxygen::dot</text:p>
        </text:list-item>
        <text:list-item>
          <text:p text:style-name="P916">Doxygen::mscgen</text:p>
        </text:list-item>
        <text:list-item>
          <text:p text:style-name="P916">Doxygen::dia</text:p>
        </text:list-item>
      </text:list>
      <text:p text:style-name="P598">These are preferred over the use of <text:span text:style-name="T684">(deprecated) </text:span>variables such as DOXYGEN_EXECUTABLE.</text:p>
      <text:list xml:id="list165849457821954" text:continue-list="list165848498692374" text:style-name="L3">
        <text:list-item>
          <text:p text:style-name="P915"><text:span text:style-name="T672">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80">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65850005693774" text:continue-numbering="true" text:style-name="L3">
        <text:list-item>
          <text:p text:style-name="P915">DesignPatternExamples_c (C executable)</text:p>
        </text:list-item>
        <text:list-item>
          <text:p text:style-name="P914">DesignPatternExamples_cplusplus (C++ executable)</text:p>
        </text:list-item>
        <text:list-item>
          <text:p text:style-name="P914">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81">on Windows.</text:span></text:p>
      <text:p text:style-name="P608">As of CMake 3.8, C# is supported as a first-class language <text:span text:style-name="T682">(see the </text:span><text:a xlink:type="simple" xlink:href="https://cmake.org/cmake/help/latest/release/3.8.html" text:style-name="Internet_20_link" text:visited-style-name="Visited_20_Internet_20_Link"><text:span text:style-name="T682">CMake version 3.8 release notes</text:span></text:a><text:span text:style-name="T682">), </text:span><text:span text:style-name="T683">so all the functionality used for C and C++ now works for C#.</text:span></text:p>
      <text:list xml:id="list165849373592136" text:continue-numbering="true" text:style-name="L3">
        <text:list-item>
          <text:p text:style-name="P914">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xml:id="list165849384598946" text:continue-numbering="true" text:style-name="L3">
        <text:list-item>
          <text:p text:style-name="P917">Python_BuildEvents (copies the Adapter_BackEnd to the Python <text:span text:style-name="T673">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8">There is no facility to create a CMakeLists.txt file with any functionality; just create a new empty file called CMakeLists.txt and populate it manually.</text:span></text:p>
      <text:p text:style-name="P611">Visual Studio Code also supports CMake project <text:span text:style-name="T687">but it too must be pre-created</text:span>.<text:span text:style-name="T686"> <text:s/></text:span><text:span text:style-name="T688">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89">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90">This is a very difficult question to search for. <text:s/></text:span><text:span text:style-name="T691">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92">while searching on "cmake how to change _EXPORTS macro name"</text:span>).</text:p>
      <text:p text:style-name="P618">Got Adapter_BackEnd project to look correct and to build correctly.</text:p>
      <text:p text:style-name="P619"><text:soft-page-break/>Working on DesignPatternExamples_c. <text:s/>Two questions:</text:p>
      <text:p text:style-name="P619">How to get helpers separated into their own project "folder"? <text:s/><text:span text:style-name="T694">Answer:</text:span></text:p>
      <text:p text:style-name="Code"># Group all helper/ files in the project group "Helper Files"</text:p>
      <text:p text:style-name="Code">source_group("Helper Files" REGULAR_EXPRESSION <text:span text:style-name="T384">helpers/*.*</text:span>)</text:p>
      <text:p text:style-name="P23">[7/18/2023: Actually, the stuff after REGULAR_EXPRESSION is supposed to be a regular expression as in: <text:span text:style-name="T678">helpers/.*</text:span>. <text:s/>Fixed for all projects where I use REGULAR_EXPRESSION.]</text:p>
      <text:p text:style-name="P619">How to get the Adapter_BackEnd.dll into the output folder for DesignPatternExamples_c? <text:s/><text:span text:style-name="T693">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5">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826"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827" text:outline-level="1" text:is-list-header="true"><text:soft-page-break/>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9">s.</text:span></text:p>
      <text:h text:style-name="P828"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6">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57">So recursion is supported with a mutable borrow. <text:s/></text:span><text:span text:style-name="T658">So what's different with the Visitor pattern? <text:s/></text:span><text:span text:style-name="T659">The difference is I'm calling the Shop from the Village and I'm trying to pass in the Village to the Shop as a mutable borrow. <text:s/></text:span><text:span text:style-name="T660">But the visit() method on the Village is already passed a mutable borrow on the Village in the form of the "self" parameter. <text:s/></text:span><text:span text:style-name="T661">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2">shop.order() as a mutable borrow is the problem. <text:s/></text:span><text:span text:style-name="T663">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4">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5">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6">Python</text:span> version of Visitor design pattern example to properly deal with changes in inventory.</text:p>
      <text:p text:style-name="P588">Fixed <text:span text:style-name="T667">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8">mainly to link to other patterns where those are implemented.</text:span></text:p>
      <text:p text:style-name="P592">I'm not sure about Abstract Factory, Builder, and Prototype design patterns.</text:p>
      <text:h text:style-name="P829" text:outline-level="1" text:is-list-header="true">July 3, 2023</text:h>
      <text:p text:style-name="P572">Completed the Strategy design pattern in Rust. <text:s/><text:span text:style-name="T642">Followed the C++ implementation fairly closely. <text:s/>Straightforward implementation. <text:s/></text:span><text:span text:style-name="T643">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text:soft-page-break/>So, <text:span text:style-name="T645">in the C++ code,</text:span> I moved the code for magically adding something to the inventory and the Visitor pattern in C++ stopped working. <text:s/><text:span text:style-name="T644">I am getting the following output:</text:span></text:p>
      <text:p text:style-name="Code">Error! <text:s/>Molly's Mustard Mart: Item fresh mustard is not in the inventory when it should be.</text:p>
      <text:p text:style-name="P576">It's as thoug<text:span text:style-name="T646">h Visitor_Shop::PlaceOrder() is not handling the circumstance of an ingredient list being empty. <text:s/></text:span><text:span text:style-name="T647">I think. <text:s/></text:span><text:span text:style-name="T648">Ah. <text:s/>The actual problem is the inventory for the item being ordered from the village is not being updated after the order is processed because I moved the AddItemToInventory() call to inside the else clause in PlaceOrder(). <text:s/></text:span><text:span text:style-name="T649">And since both clauses of that if statement end up calling AddItemToInventory(), that's why it appeared after the entire if statement. <text:s/></text:span><text:span text:style-name="T650">What I should do is verify the order received the necessary ingredients and if obtained, only then increment the inventory. <text:s/></text:span><text:span text:style-name="T651">Basically, if the items received is empty or the items received matches the needed items for the ingredient then add 1 to the inventory. <text:s/></text:span><text:span text:style-name="T652">If the items received do not match the needed items then an error has occurred somewhere.</text:span></text:p>
      <text:p text:style-name="P577">Added are_vector_contents_the_same() to Visitor_Element_Classes.cpp and used it in PlaceOrder(). <text:s/>I also modified PickupOrder() <text:span text:style-name="T653">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4">been picked up in a single round of visits. <text:s/>In other words, the recursive nature of the visitations seems to be accumulative instead of one shot per recursion. </text:span></text:p>
      <text:p text:style-name="P578"><text:span text:style-name="T655">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830" text:outline-level="1" text:is-list-header="true">Jul<text:span text:style-name="T624">y</text:span> 2, 2023</text:h>
      <text:p text:style-name="P560">As near as I can tell, it is not possible to mix writing fields with reading fields in the same context. <text:s/>For example:</text:p>
      <text:p text:style-name="P559"><text:s text:c="8"/><text:span text:style-name="T267">self.set_next_state(&amp;CurrentState::NormalText);</text:span></text:p>
      <text:p text:style-name="P559"><text:s text:c="8"/>while <text:span text:style-name="T267">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5">Basically, the borrow checker sees "self.current_state" as an immutable borrow that lasts for the entire while loop. <text:s/></text:span><text:span text:style-name="T626">I also </text:span><text:soft-page-break/><text:span text:style-name="T626">tried using a helper method to r</text:span><text:span text:style-name="T627">eturn the current state instead of reading the state directly. <text:s/>Same problem. <text:s/></text:span><text:span text:style-name="T628">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9">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30">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31">I then call go_next() on the </text:span><text:soft-page-break/><text:span text:style-name="T631">returned behavior and store the result in a local variable, which I then pass by reference to set_state(). <text:s/></text:span><text:span text:style-name="T632">I also use only a Box&lt;dyn IStateBehavior&gt; for the various states and let the vector in the context own the Box. <text:s/></text:span><text:span text:style-name="T633">This does not allow the states to be mutable in the go_next() call but I don't need that functionality in th</text:span><text:span text:style-name="T634">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5">r</text:span>owed mutabl<text:span text:style-name="T635">y</text:span> again. <text:s/><text:span text:style-name="T636">Sigh. <text:s/></text:span><text:span text:style-name="T637">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38">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9">Again, a circular reference.</text:span></text:p>
      <text:p text:style-name="P569">The only option I can see is to introduce another struct that is used to track the input and output <text:span text:style-name="T640">and instantiate that struct in remove_comments() so it is entirely separate from the context. <text:s/></text:span><text:span text:style-name="T641">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text:soft-page-break/>Completed the State design pattern example for Rust.</text:p>
      <text:h text:style-name="P831"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11">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2">If I modify the signature of create_state_behavior to look like this (the highlighted part is the change):</text:span></text:p>
      <text:p text:style-name="Code">fn create_state_behavior(&amp;<text:span text:style-name="T267">'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3">Specifically, the call to create_state_behavior returns an </text:span><text:soft-page-break/><text:span text:style-name="T613">IStateBehavior object and the error indicates the lifetime of the might outlive the self. <text:s/></text:span><text:span text:style-name="T614">The other errors indicate a problem borrowing self again </text:span></text:p>
      <text:p text:style-name="P550">If I alter set_next_state() function signature in the same way:</text:p>
      <text:p text:style-name="Code">fn set_next_state(&amp;<text:span text:style-name="T267">'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7">self.set_next_state(&amp;CurrentState::NormalText);</text:span></text:p>
      <text:p text:style-name="Code"/>
      <text:p text:style-name="Code"><text:s text:c="8"/>while <text:span text:style-name="T267">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15">and </text:span><text:span text:style-name="T616">therefore is</text:span><text:span text:style-name="T615"> passed as mutable to set_next_state()</text:span>). <text:s/>However, the second highlighted line is an immutable borrow, which is not allowed here. <text:s/><text:span text:style-name="T617">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18">Mutability is bound to the variable </text:span><text:span text:style-name="T619">itself</text:span><text:span text:style-name="T618">,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20">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21">Rc&lt;RefCell&lt;dyn IStateBehavior&gt;&gt; being held in the StateContext struct; technically a circular reference. <text:s/></text:span><text:span text:style-name="T622">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ext:soft-page-break/>that was done, I still got the same error about an immutable borrow after a mutable borrow. <text:s/><text:span text:style-name="T623">So the State struct initialization is cleaner but the circular reference wasn't the source of the problem.</text:span></text:p>
      <text:p text:style-name="P558">Do I really have to move to the C version of nothing but functions?</text:p>
      <text:h text:style-name="P832"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10">W</text:span>orkByProxy&gt;&gt;,</text:p>
      <text:p text:style-name="Code">}</text:p>
      <text:p text:style-name="Code"/>
      <text:p text:style-name="Code">impl ProxyEntity {</text:p>
      <text:p text:style-name="Code"><text:s text:c="4"/>pub fn new() -&gt; Bo<text:span text:style-name="T610">x&lt;dyn IworkByProxy&gt;{</text:span></text:p>
      <text:p text:style-name="Code"><text:s text:c="8"/>Box::new(ProxyEntity {</text:p>
      <text:p text:style-name="Code"><text:s text:c="12"/>real_entity: None,</text:p>
      <text:p text:style-name="Code"><text:s text:c="8"/><text:span text:style-name="T610">})</text:span></text:p>
      <text:p text:style-name="Code"><text:s text:c="4"/><text:span text:style-name="T610">}</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833"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09">to a minimum</text:span>.</text:p>
      <text:h text:style-name="P834"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text:soft-page-break/>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835" text:outline-level="1" text:is-list-header="true">June 27, 2023</text:h>
      <text:p text:style-name="P537">Implemented the Mediator design pattern in Rust. <text:s/>I ended up modeling the example after the C++ code. <text:s/><text:span text:style-name="T608">Straightforward implementation.</text:span></text:p>
      <text:h text:style-name="P836"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67">&lt;'a&gt;</text:span> Items {</text:p>
      <text:p text:style-name="Code"><text:s text:c="4"/>pub fn get_items(&amp;<text:span text:style-name="T267">'a</text:span> self) -&gt; impl IIterator&lt;ItemPair&gt;<text:span text:style-name="T267">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837"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text:soft-page-break/>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6">Theoretically, I should be able to declare the arrays as nested instead of separate arrays but I didn't try that </text:span><text:span text:style-name="T607">as the above worked.</text:span></text:p>
      <text:p text:style-name="P533">Added helpers::titlecase::titlecase(), to create a proper title-cased word given a string.</text:p>
      <text:h text:style-name="P838"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7">Box&lt;RefCell&lt;dyn IMessageHandler&gt;&gt;</text:span>&gt;,</text:p>
      <text:p text:style-name="Code">}</text:p>
      <text:p text:style-name="Code">impl HandlerChain {</text:p>
      <text:p text:style-name="Code"><text:s text:c="4"/>fn add_handler(&amp;mut self, <text:span text:style-name="T267">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7">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7">.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oft-page-break/><text:s text:c="12"/><text:span text:style-name="T267">let handler_id = window.borrow().id();</text:span></text:p>
      <text:p text:style-name="Code"><text:s text:c="12"/>let result = window<text:span text:style-name="T267">.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7">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601">I'm passing the window to HandlerChain::add_handler() as "impl IMessageHandler+'static", which throws away all of the MessageWindow type as far as HandlerChain is concerned (and the rest of the program). <text:s/></text:span><text:span text:style-name="T602">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3">hain as it would result in multiple mutable borrows on the HandlerChain object. <text:s/>I also cannot duplicate the list of handlers guarded by a mutex for the same reason, unless I were to use Rc&lt;RefCell&lt;&gt;&gt; instead of Box&lt;RefCell&lt;&gt;&gt;. <text:s/></text:span><text:span text:style-name="T604">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oft-page-break/><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5">I have no idea how I missed that one. <text:s/>Fixed.</text:span></text:p>
      <text:h text:style-name="P839" text:outline-level="1" text:is-list-header="true">June 20, 2023</text:h>
      <text:p text:style-name="P519">Traits can be used as types for parameters to functions, like this:</text:p>
      <text:p text:style-name="Code">fn foo(<text:span text:style-name="T598">handler</text:span>: &amp;impl IMessageHandler) { }</text:p>
      <text:p text:style-name="P519">This defines a function that takes any entity that implements the IMessageHandler trait. <text:s/><text:span text:style-name="T599">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600">references</text:span> will last at least as long as the structure itself.</text:p>
      <text:p text:style-name="P519"><text:soft-page-break/></text:p>
      <text:h text:style-name="P840" text:outline-level="1" text:is-list-header="true">June 19, 2023</text:h>
      <text:p text:style-name="P510">So the problem in the experiment is I cannot borrow a dyn IMessageHandler as mutable. <text:s/>The error <text:span text:style-name="T588">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9">This works but requires</text:span><text:span text:style-name="T591"> I reference the IMessageHandler as mutable everywhere including in all IMessageHandler methods. <text:s/></text:span><text:span text:style-name="T592">And I need to explicitly declare lifetimes for HandlerChain.</text:span></text:p>
      <text:p text:style-name="P513"><text:span text:style-name="T591">T</text:span><text:span text:style-name="T590">his experiment's package is in c:\work\rust\handler_chain_experiment.</text:span></text:p>
      <text:p text:style-name="P514"><text:span text:style-name="T590">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text:span><text:soft-page-break/><text:span text:style-name="T590">was to </text:span><text:span text:style-name="T593">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5">
        <text:list-item>
          <text:p text:style-name="P812">fn _handlerchain_construct_window_chain&lt;'a&gt;(windows: &amp;'a mut Vec&lt;MessageWindow&gt;, handler_chain: &amp;mut HandlerChain&lt;'a&gt;) {</text:p>
        </text:list-item>
        <text:list-item>
          <text:p text:style-name="P812"><text:s text:c="4"/>// Note: This creates each window and adds the new window to the given</text:p>
        </text:list-item>
        <text:list-item>
          <text:p text:style-name="P812"><text:s text:c="4"/>// HandlerChain object.</text:p>
          <text:p text:style-name="P812"><text:s text:c="4"/>windows.clear();</text:p>
        </text:list-item>
        <text:list-item>
          <text:p text:style-name="P812"><text:s text:c="4"/>{</text:p>
        </text:list-item>
        <text:list-item>
          <text:p text:style-name="P812"><text:s text:c="8"/>let window = MessageWindow::new("Window 1", 0, 0, 10, 10);</text:p>
        </text:list-item>
        <text:list-item>
          <text:p text:style-name="P812"><text:s text:c="8"/>windows.push(window);</text:p>
        </text:list-item>
        <text:list-item>
          <text:p text:style-name="P813"><text:s text:c="8"/>handler_chain.add_handler(windows.last_mut().unwrap());</text:p>
        </text:list-item>
        <text:list-item>
          <text:p text:style-name="P813"><text:s text:c="4"/>}</text:p>
        </text:list-item>
        <text:list-item>
          <text:p text:style-name="P813"><text:s text:c="4"/>{</text:p>
        </text:list-item>
        <text:list-item>
          <text:p text:style-name="P813"><text:s text:c="8"/>let window = MessageWindow::new("Window 2", 20, 0, 5, 5);</text:p>
        </text:list-item>
        <text:list-item>
          <text:p text:style-name="P813"><text:s text:c="8"/>windows.push(window);</text:p>
        </text:list-item>
        <text:list-item>
          <text:p text:style-name="P813"><text:s text:c="8"/>handler_chain.add_handler(windows.last_mut().unwrap());</text:p>
        </text:list-item>
        <text:list-item>
          <text:p text:style-name="P813"><text:s text:c="4"/>}</text:p>
        </text:list-item>
        <text:list-item>
          <text:p text:style-name="P813"><text:s text:c="4"/>{</text:p>
        </text:list-item>
        <text:list-item>
          <text:p text:style-name="P813"><text:s text:c="8"/>let window = MessageWindow::new("Window 3", 30, 10, 15, 15);</text:p>
        </text:list-item>
        <text:list-item>
          <text:p text:style-name="P813"><text:s text:c="8"/>windows.push(window);</text:p>
        </text:list-item>
        <text:list-item>
          <text:p text:style-name="P813"><text:s text:c="8"/>handler_chain.add_handler(windows.last_mut().unwrap());</text:p>
        </text:list-item>
        <text:list-item>
          <text:p text:style-name="P813"><text:s text:c="4"/>}</text:p>
        </text:list-item>
        <text:list-item>
          <text:p text:style-name="P812">}</text:p>
        </text:list-item>
      </text:list>
      <text:p text:style-name="P515"><text:span text:style-name="T593">T</text:span><text:span text:style-name="T590">he problem is line 11, where I get error that "windows" is being borrowed for the second time – despite the braces providing a limited context. <text:s/>The problem is </text:span><text:span text:style-name="T594">the call in line 7 that adds the MessageWindow to the handler chain as IMessageHandler: That call, "windows.last_mut().unwrap()", causes a reference to windows to occur and that reference does not go away </text:span><text:span text:style-name="T595">(I could use &amp;windows[0], &amp;window[1], etc. but that causes the same error). </text:span></text:p>
      <text:p text:style-name="P516"><text:span text:style-name="T595">I</text:span><text:span text:style-name="T590">f I separate out the creation of the windows and the adding of handlers, the windows creation and storage works just fine in a function. <text:s/>However, if I use a function to add all the windows as handlers to the HandlerChain, it fails </text:span><text:span text:style-name="T596">(along the lines of a mismatch between a non-mutable and mutable reference). <text:s/>However, if I move the contents of that second function to main(), it works.</text:span></text:p>
      <text:p text:style-name="P517"><text:span text:style-name="T590">But there is a more insidious problem. <text:s/>The Display::fmt() method (for HandlerChain) takes an immutable reference to self but the call the IMessageHandler::to_string() requires a mutable reference. <text:s/></text:span><text:span text:style-name="T597">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7">S</text:span><text:span text:style-name="T590">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text:soft-page-break/>list. <text:s/>HandlerChain lasts only as long as the MessageWindow list but the references to IMessageHandler in HandlerChain can be held for a shorter time.</text:p>
      <text:h text:style-name="P841"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soft-page-break/>}</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9">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70">an instance of the</text:span> HandlerChain <text:span text:style-name="T570">struct</text:span> in the MessageWindow <text:span text:style-name="T570">struct</text:span> (of the HandlerChain example) instead of a reference-counted smart pointer.</text:p>
      <text:p text:style-name="P503">Next question then is whether I can use that reference to HandlerChain as a mutable reference by using a mutable re<text:span text:style-name="T571">f</text:span>e<text:span text:style-name="T571">r</text:span>ence to the instance of MessageWindow <text:span text:style-name="T572">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3">M</text:span>essageHandler") <text:span text:style-name="T574">that would successfully compile. <text:s/></text:span><text:span text:style-name="T575">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6">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8">is used to call into the HandlerChain which is already in the process of calling into the message handler that calls into the HandlerChain</text:span>). <text:s/><text:span text:style-name="T578">In C++, this isn't a problem because HandlerChain is stored via a pointer, which does not attach any ownership information to it. <text:s/>In C, the HandlerChain is a global static, which also gets around the problem. <text:s/></text:span><text:span text:style-name="T579">Same as in Python </text:span><text:span text:style-name="T580">and C#.</text:span></text:p>
      <text:p text:style-name="P506">I could modify the message handling to return an enumerated value: Stop, Continue, Close, <text:span text:style-name="T581">and let the HandlerChain::send_message() deal with removing the I</text:span><text:span text:style-name="T582">M</text:span><text:span text:style-name="T581">essageHandler when Close is seen. <text:s/></text:span><text:span text:style-name="T583">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4">Here is the loop:</text:span></text:p>
      <text:p text:style-name="P498">impl HandlerChain {</text:p>
      <text:p text:style-name="Code"><text:span text:style-name="T586"><text:s text:c="4"/>fn </text:span><text:span text:style-name="T584">send_message(&amp;mut self, message: &amp;Message) </text:span><text:span text:style-name="T586">{</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ext:soft-page-break/>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5">for some reason. <text:s/></text:span><text:span text:style-name="T587">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842" text:outline-level="1" text:is-list-header="true">June 14, 2023</text:h>
      <text:p text:style-name="P489">Started work on the Handler Chain design pattern for Rust.</text:p>
      <text:p text:style-name="P490">Note: In the <text:span text:style-name="T577">C++</text:span> HandlerChain class (cplusplus/HandlerChain_Class.h), the _messageHandlers and _messageHandlersLock fields should be private, not public. <text:s/><text:span text:style-name="T555">Fixed.</text:span></text:p>
      <text:p text:style-name="P491">More or less completed implementation of Handler Chain design pattern in Rust. <text:s/><text:span text:style-name="T556">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7">error</text:span>: process didn't exit successfully: `target\debug\design_pattern_examples_rust.exe HandlerChain` (exit code: 101)</text:p>
      <text:p text:style-name="P492">I had to resort to Rc&lt;RefCell&lt;&gt;&gt; as "pointers" to I<text:span text:style-name="T565">M</text:span>essageHandler and HandlerChain objects but obviously I have gotten myself into trouble over that.</text:p>
      <text:p text:style-name="P493">There are two problems: <text:span text:style-name="T558">First is the button down in "Window 1" should </text:span><text:span text:style-name="T559">be button down in "Window 2". <text:s/></text:span><text:span text:style-name="T560">The second is the above panic.</text:span></text:p>
      <text:p text:style-name="P494">I think the problem is caused by my doing a <text:span text:style-name="T561">borrow_mut() on the handlerchain in hand</text:span><text:span text:style-name="T562">lerchain_exercise() </text:span><text:span text:style-name="T563">when calling send_message(). <text:s/></text:span><text:span text:style-name="T564">And the above panic is occurring in one of the handlers for the MessageWindow.</text:span></text:p>
      <text:p text:style-name="P495">Need to rethink this approach.</text:p>
      <text:p text:style-name="P496">Also, I don't know how to cast a MessageWindow inst<text:span text:style-name="T566">ance to </text:span><text:span text:style-name="T567">an Rc&lt;RefCell&lt;dyn I</text:span><text:span text:style-name="T568">m</text:span><text:span text:style-name="T567">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843" text:outline-level="1" text:is-list-header="true"><text:soft-page-break/>June 13, 2023</text:h>
      <text:p text:style-name="P485">Trying out some of the windows crates in c:\work\rust\practice_workspace. <text:s/><text:span text:style-name="T554">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2">//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3">//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3">// Line 1</text:span></text:p>
      <text:p text:style-name="Code"><text:s text:c="4"/>println!(<text:span text:style-name="T149">"Line 1"</text:span>); <text:s text:c="24"/><text:span text:style-name="T553">// Line 2</text:span></text:p>
      <text:p text:style-name="Code"><text:s text:c="4"/>println!(<text:span text:style-name="T149">"Line 2"</text:span>); <text:s text:c="24"/><text:span text:style-name="T553">// Line 3</text:span></text:p>
      <text:p text:style-name="Code"><text:s text:c="4"/>(position_x, position_y) = get_cursor_position();</text:p>
      <text:p text:style-name="Code"><text:s text:c="4"/><text:span text:style-name="T553">//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3">// Overwrite Line 1</text:span></text:p>
      <text:p text:style-name="Code"><text:s text:c="4"/>println!(<text:span text:style-name="T149">"Back to original line: {},{}"</text:span>, position_x, position_y);</text:p>
      <text:p text:style-name="Code"><text:s text:c="4"/>println!(); <text:span text:style-name="T553">// skip Line 2</text:span></text:p>
      <text:p text:style-name="Code"><text:s text:c="4"/>println!(); <text:span text:style-name="T553">// skip Line 3</text:span></text:p>
      <text:p text:style-name="Code"/>
      <text:p text:style-name="Code"><text:soft-page-break/><text:s text:c="4"/><text:span text:style-name="T553">//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3">//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844"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4">several</text:span>:</text:p>
      <text:list text:style-name="L6">
        <text:list-item>
          <text:p text:style-name="P918"><text:a xlink:type="simple" xlink:href="https://omarkmu.github.io/docs/winconsole/index.html" text:style-name="Internet_20_link" text:visited-style-name="Visited_20_Internet_20_Link">winconsole</text:a> (0.11.1)</text:p>
          <text:list>
            <text:list-item>
              <text:p text:style-name="P919">winconsole appears to be more mature but provides more functionality than I need.</text:p>
            </text:list-item>
          </text:list>
        </text:list-item>
        <text:list-item>
          <text:p text:style-name="P918"><text:a xlink:type="simple" xlink:href="https://docs.rs/win32console/latest/win32console/index.html" text:style-name="Internet_20_link" text:visited-style-name="Visited_20_Internet_20_Link">win32console</text:a> (v0.1.5)</text:p>
          <text:list>
            <text:list-item>
              <text:p text:style-name="P919">win32console appears to target the Windows Console API, so everything is expressed as though it was a Windows application as opposed to a console application.</text:p>
            </text:list-item>
          </text:list>
        </text:list-item>
        <text:list-item>
          <text:p text:style-name="P918"><text:a xlink:type="simple" xlink:href="https://docs.rs/console/latest/console/index.html" text:style-name="Internet_20_link" text:visited-style-name="Visited_20_Internet_20_Link"><text:span text:style-name="T544">console</text:span></text:a><text:span text:style-name="T544"> (v0.15.7)</text:span></text:p>
          <text:list>
            <text:list-item>
              <text:p text:style-name="P920">console has the ability to set the cursor, show/hide the cursor, but no apparent way to read the cursor. <text:s/>Although the crate does support ANSI sequences. <text:s/><text:span text:style-name="T545">The advantage of console is it is cross-platform compatible.</text:span></text:p>
            </text:list-item>
          </text:list>
        </text:list-item>
        <text:list-item>
          <text:p text:style-name="P921"><text:a xlink:type="simple" xlink:href="https://lib.rs/crates/windows" text:style-name="Internet_20_link" text:visited-style-name="Visited_20_Internet_20_Link">windows</text:a> (v0.48.0)</text:p>
          <text:list>
            <text:list-item>
              <text:p text:style-name="P921">This <text:span text:style-name="T549">crate </text:span>provide<text:span text:style-name="T547">s </text:span>access <text:span text:style-name="T547">to</text:span> most of the Windows API, which would include the Console A<text:span text:style-name="T546">PI. <text:s/></text:span><text:span text:style-name="T548">Microsoft supports this crate (see </text:span><text:a xlink:type="simple" xlink:href="https://learn.microsoft.com/en-us/windows/dev-environment/rust/rust-for-windows" text:style-name="Internet_20_link" text:visited-style-name="Visited_20_Internet_20_Link"><text:span text:style-name="T548">here</text:span></text:a><text:span text:style-name="T548">).</text:span></text:p>
            </text:list-item>
          </text:list>
        </text:list-item>
      </text:list>
      <text:p text:style-name="P481"><text:soft-page-break/>Need to think about this. <text:s/><text:span text:style-name="T550">Note that I did have to add the rand crate for random numbers because a random number generator is not part of the Rust standard library </text:span><text:span text:style-name="T551">(and I don't want to roll my own generator).</text:span></text:p>
      <text:h text:style-name="P845" text:outline-level="1" text:is-list-header="true">June 11, 2023</text:h>
      <text:p text:style-name="P476"><text:span text:style-name="T542">Implemented</text:span> the Facade pattern in Rust. <text:s/><text:span text:style-name="T543">I think I'm getting the hang of traits.</text:span></text:p>
      <text:p text:style-name="P477">Also, I was having trouble getting an iterator to a list of objects that could be altered. <text:s/>Turns out all I need to do is call iter_mut() on the list.</text:p>
      <text:h text:style-name="P846"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38">(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9">Unless I uninstall bindgen, I won't know for sure if it automatically sets the virtual terminal suppo</text:span><text:span text:style-name="T540">rt. <text:s/></text:span><text:span text:style-name="T541">I will leave that as an experiment for next time.</text:span></text:p>
      <text:h text:style-name="P847" text:outline-level="1" text:is-list-header="true">June <text:span text:style-name="T529">7</text:span>, 2023</text:h>
      <text:p text:style-name="P464">The result of String::split() is a Split object, which provides support for iterating over the contents. <text:s/>However, it does not provide a way to access the elements by index. <text:s/><text:span text:style-name="T530">Instead, there is a wide range of iterator types. <text:s/></text:span><text:span text:style-name="T531">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text:soft-page-break/>peekable(). <text:s/><text:span text:style-name="T532">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3">not the </text:span><text:span text:style-name="T534">Rc&lt;&gt; object itself. <text:s/></text:span><text:span text:style-name="T535">But if I use a reference, then I can't use the children() result in a recursive way.</text:span></text:p>
      <text:p text:style-name="P471">Look at RefCell for interior mutability. <text:s/><text:span text:style-name="T536">Done. <text:s/>Messy code. <text:s/>But it works! <text:s/></text:span><text:span text:style-name="T537">Stopping here, although there might be better ways of doing this. <text:s/>Documented code. <text:s/>Committed.</text:span></text:p>
      <text:h text:style-name="P848"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28">The hierarchy can only be constructed at runtime, which is the same limitation I ran into in C, so use that as the model.</text:span> </text:p>
      <text:h text:style-name="P849"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7">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850"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4">Rc</text:span>&lt;dyn I<text:span text:style-name="T524">C</text:span>ommand&gt; objects. <text:s/><text:span text:style-name="T524">"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5">that static shared values must implement the </text:span><text:span text:style-name="T526">Sync trait.</text:span></text:p>
      <text:p text:style-name="P457">The alternative is to create the command list in command_exercise() and pass it to the functions that alter the command list.</text:p>
      <text:p text:style-name="P458"><text:soft-page-break/>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851"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4">(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6">it would be spelled as</text:span> the Logger Trait <text:span text:style-name="T505">but that trait already exists in Rust as part of a complex logging framework</text:span>).</text:p>
      <text:p text:style-name="P446">So I will need three structs: ConsoleLogger, FileLogger, NullLogger. <text:s/>I will then need an ILogger Trait. <text:s/><text:span text:style-name="T507">The three default functions, LogTrace(), LogInfo(), and LogError(), are implemented in terms of </text:span><text:span text:style-name="T508">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9">(however that works in Rust).</text:span></text:p>
      <text:p text:style-name="Code">public trait ILogger {</text:p>
      <text:p text:style-name="Code"><text:s text:c="4"/>fn WriteLine(&amp;mut self, line: &amp;String); // <text:span text:style-name="T511">TO BE IMPLEMENTED BY INHERITOR</text:span></text:p>
      <text:p text:style-name="Code"/>
      <text:p text:style-name="Code"><text:s text:c="4"/>fn LogTrace(&amp;mut self, line: &amp;String) <text:span text:style-name="T510">{</text:span></text:p>
      <text:p text:style-name="Code"><text:s text:c="8"/><text:span text:style-name="T510">self.WriteLine(line);</text:span></text:p>
      <text:p text:style-name="Code"><text:s text:c="4"/><text:span text:style-name="T510">}</text:span></text:p>
      <text:p text:style-name="Code"><text:s text:c="4"/><text:span text:style-name="T510">fn LogInfo(&amp;mut self, line: &amp;String) {</text:span></text:p>
      <text:p text:style-name="Code"><text:s text:c="8"/><text:span text:style-name="T510">self.WriteLine(line);</text:span></text:p>
      <text:p text:style-name="Code"><text:s text:c="4"/><text:span text:style-name="T510">}</text:span></text:p>
      <text:p text:style-name="Code"><text:s text:c="4"/><text:span text:style-name="T510">fn LogError(&amp;mut self, line: &amp;String) {</text:span></text:p>
      <text:p text:style-name="Code"><text:s text:c="8"/><text:span text:style-name="T510">self.WriteLine(line);</text:span></text:p>
      <text:p text:style-name="Code"><text:s text:c="4"/><text:span text:style-name="T510">}</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2">If I create the file at the time the FileLogger struct is instantiated, what do I do with any creation errors? <text:s/></text:span><text:span text:style-name="T513">Just panic, since they are unrecoverable? <text:s/></text:span><text:span text:style-name="T514">Okay, I broke down and initialized the file attribute with </text:span><text:a xlink:type="simple" xlink:href="../../../../../:create().unwrap" text:style-name="Internet_20_link" text:visited-style-name="Visited_20_Internet_20_Link"><text:span text:style-name="T514">File::create().unwrap</text:span></text:a><text:span text:style-name="T514">().</text:span></text:p>
      <text:p text:style-name="P448">Next problem is how to propagate an ILogger trait as an object to be called on? <text:s/><text:span text:style-name="T515">Fixed. <text:s/>Needed propagate reference to Box&lt;dyn ILogger&gt;.</text:span></text:p>
      <text:p text:style-name="P449"><text:soft-page-break/>Next problem is getting a time stamp. <text:s/>Rust does not support formatting time, <text:span text:style-name="T516">so I need the time crate. <text:s/>To get the time crate, I needed to add the following to Cargo.toml as the dependency:</text:span></text:p>
      <text:p text:style-name="Code">time = { version = "0.3.21", features = ["formatting", "local-offset", <text:span text:style-name="T518">"macros"</text:span>] }</text:p>
      <text:p text:style-name="P450">The version I took from the time crate documentation (<text:a xlink:type="simple" xlink:href="https://docs.rs/time/0.3.21/time/" text:style-name="Internet_20_link" text:visited-style-name="Visited_20_Internet_20_Link">here</text:a>). <text:s/><text:span text:style-name="T517">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8">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19">use the latest version of the formatting language </text:span><text:span text:style-name="T520">(shown above).</text:span></text:p>
      <text:p text:style-name="P453"><text:span text:style-name="T523">Completed t</text:span>he bridge pattern <text:span text:style-name="T523">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21">I used the first line to be a title of each module </text:span><text:span text:style-name="T522">(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852"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2">I could use the shorthand of the '?' at the end of the function call, like this:</text:span></text:p>
      <text:p text:style-name="P430">let data_handle = adapter_open_memory(MemoryBlockNumber::MemoryBlock0)?;</text:p>
      <text:p text:style-name="P434">But that puts specific constraints on <text:span text:style-name="T493">the Err() being returned from the called function as well as on the function containing the call. <text:s/>The '?' replaces the above match statement </text:span><text:span text:style-name="T494">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5">In Rust, the '?' triggers an early return. <text:s/>However, that doesn't necessarily mean clean-up code gets automatically executed on the way out. <text:s/></text:span><text:span text:style-name="T496">Well, actually, anything owned by the function at the time of </text:span><text:soft-page-break/><text:span text:style-name="T496">exit i</text:span><text:span text:style-name="T497">s</text:span><text:span text:style-name="T496"> cleaned up as the ownership goes out of scope. <text:s/></text:span><text:span text:style-name="T497">That would include any user-defined struct that implements the Drop </text:span><text:span text:style-name="T498">t</text:span><text:span text:style-name="T497">rait.</text:span></text:p>
      <text:p text:style-name="P439">For the Adapter example, I could create a DataReaderWriter struct (similar to C# and C++) that has the current functions as methods. <text:s/>The struct could implement the Drop trait so the ddr_close<text:span text:style-name="T499">_memory_block() is called on ownership exit. <text:s/>And then I could use the '?' </text:span><text:span text:style-name="T500">to exit adapter_exercise() early (modifying the main() function to capture any errors and report them </text:span><text:span text:style-name="T501">before moving on to the next example).</text:span></text:p>
      <text:p text:style-name="P440">So, created the DataReaderWriter struct and added new(), open(), close(), read(), and write() methods. <text:s/><text:span text:style-name="T502">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3">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853"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7">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91">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8">Finished writing it in Python, need to change the other languages' version of the Adapter exercise.</text:span></text:p>
      <text:p text:style-name="P433">Updated Adapter exercise for C#, C++, C, and <text:span text:style-name="T490">R</text:span>ust. <text:s/><text:span text:style-name="T489">All now match Python.</text:span></text:p>
      <text:h text:style-name="P854"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6">I can now move on to the rest of the rust examples.</text:span></text:p>
      <text:h text:style-name="P855" text:outline-level="1" text:is-list-header="true"><text:soft-page-break/>May 26, 2023</text:h>
      <text:p text:style-name="P414">Added build.rs to always copy the Adapter_BackEnd.dll and Adapter_BackEnd.pdb files to the rust target directory where the executable can find it. <text:s/><text:span text:style-name="T475">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6">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7">The implication is I need to create a new </text:span><text:span text:style-name="T478">empty (not make, which does not have build events)</text:span><text:span text:style-name="T477"> project dedicated to the python project and use its build event to copy the Adapter_BackEnd files to the Python folder. <text:s/>The new make project would be declared a dependency of the python project. <text:s/></text:span><text:span text:style-name="T479">Create</text:span><text:span text:style-name="T484">d </text:span><text:span text:style-name="T485">the</text:span><text:span text:style-name="T479"> Python_BuildEvents empty C++ project.</text:span></text:p>
      <text:p text:style-name="P424">Next problem is the DesignPatternExamples_python project <text:span text:style-name="T480">does not participate in the build order/dependencies. <text:s/></text:span><text:span text:style-name="T481">Ah. <text:s/>The problem is there is no build step with the python project. <text:s/></text:span><text:span text:style-name="T482">However, if I make the Python_BuildEvents project depend on the Adapter_BackEnd project, the Python_BuildEvents project is "built" and its post-build event gets execute</text:span><text:span text:style-name="T483">d.</text:span></text:p>
      <text:p text:style-name="P422"/>
      <text:h text:style-name="P856" text:outline-level="1" text:is-list-header="true"><text:soft-page-break/>May 25, 2023</text:h>
      <text:p text:style-name="P391">So my conversion from the *const ::std::os::raw::c_char <text:span text:style-name="T462">(BLOCK_NAME_0) to (rust) String caused the error, probably because the String went out of scope too soon. <text:s/>I modified _</text:span><text:span text:style-name="T464">block_number_to_name</text:span><text:span text:style-name="T463">() to look like the following, eliminating the transformation to a full String, and instead returning a reference to a string slice:</text:span></text:p>
      <text:p text:style-name="Code">fn _block_number_to_name<text:span text:style-name="T267">&lt;'a&gt;</text:span>(block_number: MemoryBlockNumber) -&gt; &amp;<text:span text:style-name="T267">'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5">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66">Adapter </text:span><text:span text:style-name="T467">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68">variable</text:span>s, <text:span text:style-name="T468">as those variables are supposed to be read-only.</text:span></text:p>
      <text:p text:style-name="P411">Next step is to add a build step to get the latest Adapter_Back<text:span text:style-name="T469">E</text:span>nd.dll/.lib file. <text:s/>I have to decide whether I want to always generate adapter_backend.rs or to manually keep it up-to-date. <text:s/><text:span text:style-name="T469">I don't anticipate making any further changes to the Adapter_BackEnd.dll. <text:s/></text:span><text:span text:style-name="T470">I think I will continue with a manual update of the adapter_backend.rs; that way, I can make a number of changes to the symbols </text:span><text:span text:style-name="T471">to create rust-appropriate names for the DLL's symbols.</text:span></text:p>
      <text:p text:style-name="P412"><text:soft-page-break/>In adater_backend.rs, converted all extern types to use #[link_name=""] to specify the actual name of each type and then renamed each type to be rust-compliant. <text:s/><text:span text:style-name="T472">I still need #![allow()] statements at the top of adapter_backend.rs and adapter_functions.rs to deal with the few remaining exceptions.</text:span></text:p>
      <text:p text:style-name="P413">Cleaned up the Adapter code a bit. <text:s/><text:span text:style-name="T473">Can't connect it to Doxygen, unfortunately. <text:s/></text:span><text:span text:style-name="T474">Committed changes so far.</text:span></text:p>
      <text:h text:style-name="P857" text:outline-level="1" text:is-list-header="true">May 24, 2023</text:h>
      <text:p text:style-name="P387">Created Adapter_BackEnd project in the DesignPatternExamples solution that is written in C and produces a DLL called Adapter_BackEnd.dll. <text:s/><text:span text:style-name="T444">The project output goes to &lt;solutiondirectory&gt;\lib\&lt;platform&gt;\&lt;configuration&gt;\Adapter_BackEnd.dll/.lib. <text:s/>The header file for the DLL goes to &lt;solutiondirectory&gt;\lib\include. <text:s/></text:span><text:span text:style-name="T445">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5">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2">keep</text:span> in C, though, as I already have that code completed.</text:p>
      <text:p text:style-name="P395">Note that only the C version uses the data chunk style of back end, the others use the DataReadWrite class <text:span text:style-name="T443">and would their adapters would have to be rewritten. <text:s/>On the other hand, I already have an adapter that works so I can more or less copy it to the other languages.</text:span></text:p>
      <text:p text:style-name="P396">For rust, I need to create Foreign <text:span text:style-name="T446">Function Interface (FFI) bindings to the contents of the Adapter_BackEnd.dll. <text:s/></text:span><text:a xlink:type="simple" xlink:href="https://doc.rust-lang.org/nomicon/ffi.html" text:style-name="Internet_20_link" text:visited-style-name="Visited_20_Internet_20_Link"><text:span text:style-name="T447">Here is the latest documentation for FFI</text:span></text:a><text:span text:style-name="T447">.</text:span></text:p>
      <text:p text:style-name="P392">Apparently, the bindgen tool can do that – but I need to install it. <text:s/>Like this:</text:p>
      <text:p text:style-name="P389">cargo install bindgen-cli</text:p>
      <text:p text:style-name="P397"><text:span text:style-name="T451">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text:soft-page-break/>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2">bindgen</text:span> like this:</text:p>
      <text:p text:style-name="P389">cd c:\work\vs2022\DesignPatternExamples\rust\design_pattern_examples_rust</text:p>
      <text:p text:style-name="P389">bindgen ..\..\lib\include\Adapter_BackEnd.h</text:p>
      <text:p text:style-name="P392"><text:span text:style-name="T447">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8">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9">output src\</text:span><text:span text:style-name="T450">adapter\</text:span><text:span text:style-name="T449">adapter_backend.rs</text:span></text:p>
      <text:p text:style-name="P399">This dumps the bin<text:span text:style-name="T453">dings to the specified file. <text:s/></text:span><text:span text:style-name="T454">Unfortunately, there are some additional stuff in the file that doesn't need to be there. <text:s/></text:span><text:span text:style-name="T455">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text:soft-page-break/>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6">And I mean a</text:span> <text:span text:style-name="T242">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7">and I </text:span><text:span text:style-name="T458">manually</text:span><text:span text:style-name="T457"> placed the Adapter_BackEnd.dll in the targets\debug directory. <text:s/></text:span><text:span text:style-name="T459">I need to figure out how to create a build script for this.</text:span></text:p>
      <text:p text:style-name="P402">I also needed to add the following to adapter.rs, near the top:</text:p>
      <text:p text:style-name="P389"><text:soft-page-break/>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60">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61">on </text:span>the call to adapter_open_memory() and step through the code, the error does not occur. <text:s/>That means a memory corruption error.</text:p>
      <text:h text:style-name="P858"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2">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3">This is overkill for what I'm doing, especially since they are trying their best to connect Rust to C++. <text:s/>They are using cbingen, a cargo that "automatically generates C/C++ header files based on the repr(C) structure and the extern "C" functions". <text:s/></text:span><text:span text:style-name="T434">To illustrate how </text:span><text:soft-page-break/><text:span text:style-name="T434">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5">I'm guessing</text:span> the linker is expecting to find the C-style rust code in its own static or dynamic library, instead of among the collection of objects already created from the modules. <text:s/><text:span text:style-name="T436">What I don't know is whether I have to create a rust workspace so as to have a separate library cargo specifically for the Adapter back-end functions and that cargo has to be in parallel with the design_pattern_examples cargo. <text:s/></text:span><text:span text:style-name="T437">Or can I just create a nested cargo? <text:s/></text:span><text:span text:style-name="T438">But then, when running the parent cargo, how does rust know to build the nested cargo? <text:s/></text:span><text:span text:style-name="T439">And if I created a nested cargo, the git repository for that cargo wouldn't be attached to the parent repository.</text:span></text:p>
      <text:p text:style-name="P386">So I must use a workspace approach, if I want to have a library. <text:span text:style-name="T440">VERIFIED </text:span><text:span text:style-name="T441">(c:\work\rust\practice_workspace).</text:span></text:p>
      <text:h text:style-name="P859" text:outline-level="1" text:is-list-header="true">May 22, 2023</text:h>
      <text:p text:style-name="P376">Started working on the Adapter pattern example in rust. <text:s/><text:span text:style-name="T430">Interesting question of how to deal with the back-end functions. <text:s/>Can I write them with a C-style declaration? <text:s/>I seem to remember reading something about that somewhere </text:span><text:span text:style-name="T431">(</text:span><text:a xlink:type="simple" xlink:href="https://doc.rust-lang.org/book/ch19-01-unsafe-rust.html#using-extern-functions-to-call-external-code" text:style-name="Internet_20_link" text:visited-style-name="Visited_20_Internet_20_Link"><text:span text:style-name="T431">here</text:span></text:a><text:span text:style-name="T431">).</text:span></text:p>
      <text:h text:style-name="P860"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7">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8">so I threw out the experiment. <text:s/>I'm going with the first option above.</text:span></text:p>
      <text:h text:style-name="Heading_20_2" text:outline-level="2" text:is-list-header="true">Modules</text:h>
      <text:p text:style-name="P366">Although I would like to have all patterns <text:span text:style-name="T420">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9">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20">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21">M</text:span>arkdown after that. <text:s/><text:span text:style-name="T421">Any code block surrounded by ``` is treated a document example and can be executed with cargo test, </text:span><text:span text:style-name="T422">so the examples need to be executable.</text:span></text:p>
      <text:p text:style-name="P369">The rust documentation does not support the doxygen format for C#, <text:span text:style-name="T423">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24">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5">and this functionality was added.</text:span> <text:s/><text:span text:style-name="T425">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6">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7">Maybe this will be resolved in the future.</text:span></text:p>
      <text:p text:style-name="P374"><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8">Personally, I think it a bit haphazard but I'm used to verbose documentation.</text:span></text:p>
      <text:p text:style-name="P375">rust documentation relies <text:span text:style-name="T429">heavily</text:span> on examples of how to use something.</text:p>
      <text:p text:style-name="P368"/>
      <text:h text:style-name="P861"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09">Next, i</text:span>n VS2022, <text:span text:style-name="T409">I </text:span>installed <text:span text:style-name="T409">the "</text:span>Folder <text:span text:style-name="T407">to </text:span>Solution <text:span text:style-name="T408">Folder</text:span><text:span text:style-name="T409">"</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10">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606576540" text:style-name="L7">
        <text:list-item>
          <text:p text:style-name="P922">In VS2022, add to the solution a Makefile C++ project.</text:p>
        </text:list-item>
        <text:list-item>
          <text:p text:style-name="P922">Use the name: design_pattern_examples_rust</text:p>
        </text:list-item>
        <text:list-item>
          <text:p text:style-name="P922">Location: c:\work\vs2022\DesignPatternExamples\rust</text:p>
        </text:list-item>
        <text:list-item>
          <text:p text:style-name="P922">Click Finish.</text:p>
        </text:list-item>
        <text:list-item>
          <text:p text:style-name="P922">From the Command prompt, enter the following</text:p>
        </text:list-item>
      </text:list>
      <text:p text:style-name="P39">cd c:\work\vs2022\DesignPatternExamples\rust</text:p>
      <text:p text:style-name="P39">cargo <text:span text:style-name="T413">init</text:span> design_pattern_examples_rust</text:p>
      <text:list xml:id="list165848615104987" text:continue-numbering="true" text:style-name="L7">
        <text:list-item>
          <text:p text:style-name="P922">Back in VS2022<text:span text:style-name="T411">'s Solution Explorer,</text:span> <text:span text:style-name="T411">in </text:span>the design_pattern_examples_rust project,</text:p>
          <text:list>
            <text:list-item>
              <text:p text:style-name="P923"><text:soft-page-break/><text:span text:style-name="T412">Delete</text:span> the Header Files filter <text:span text:style-name="T412">(right-click on Header Files and select Delete)</text:span></text:p>
            </text:list-item>
            <text:list-item>
              <text:p text:style-name="P923"><text:span text:style-name="T412">Delete</text:span> the Resource Files filter</text:p>
            </text:list-item>
            <text:list-item>
              <text:p text:style-name="P923">Select the Source Files filter and press F4 to show filter properties</text:p>
              <text:list>
                <text:list-item>
                  <text:p text:style-name="P923">Rename the filter to src</text:p>
                </text:list-item>
                <text:list-item>
                  <text:p text:style-name="P923">Replace the filter list with rs</text:p>
                </text:list-item>
                <text:list-item>
                  <text:p text:style-name="P924">Close the properties window to accept the changes</text:p>
                </text:list-item>
              </text:list>
            </text:list-item>
          </text:list>
        </text:list-item>
        <text:list-item>
          <text:p text:style-name="P925">Right-click on the design_pattern_examples_rust project and select <text:span text:style-name="T414">Add &gt; existing item.</text:span></text:p>
        </text:list-item>
        <text:list-item>
          <text:p text:style-name="P925"><text:span text:style-name="T414">Select </text:span><text:span text:style-name="T413">src\main.rs and click Add.</text:span></text:p>
        </text:list-item>
        <text:list-item>
          <text:p text:style-name="P926">Right-click on the design_pattern_examples_rust project and select <text:span text:style-name="T414">Add &gt; Existing item.</text:span></text:p>
        </text:list-item>
        <text:list-item>
          <text:p text:style-name="P926"><text:span text:style-name="T414">Select </text:span>Cargo.toml and click Add.</text:p>
        </text:list-item>
        <text:list-item>
          <text:p text:style-name="P927">Right-click on the design_pattern_examples_rust project and select Properties.</text:p>
        </text:list-item>
        <text:list-item>
          <text:p text:style-name="P928">Select All Platforms in the Platform drop-down.</text:p>
        </text:list-item>
        <text:list-item>
          <text:p text:style-name="P928">Select Debug in the Configuration drop-down.</text:p>
        </text:list-item>
        <text:list-item>
          <text:p text:style-name="P928">Set Output directory to: $(ProjectDir)target\<text:span text:style-name="T415">debug</text:span>\</text:p>
        </text:list-item>
        <text:list-item>
          <text:p text:style-name="P930"><text:span text:style-name="T416">S</text:span>et Intermediate directory to: $(ProjectDir)target\debug\intermediate<text:span text:style-name="T416">\</text:span></text:p>
        </text:list-item>
        <text:list-item>
          <text:p text:style-name="P932">Click Apply.</text:p>
        </text:list-item>
        <text:list-item>
          <text:p text:style-name="P932">Change Configuration to Release.</text:p>
        </text:list-item>
        <text:list-item>
          <text:p text:style-name="P929">Set Output directory to: $(ProjectDir)target\<text:span text:style-name="T416">release</text:span>\</text:p>
        </text:list-item>
        <text:list-item>
          <text:p text:style-name="P931"><text:span text:style-name="T416">S</text:span>et Intermediate directory to: $(ProjectDir)target\<text:span text:style-name="T416">release</text:span>\intermediate<text:span text:style-name="T416">\</text:span></text:p>
        </text:list-item>
        <text:list-item>
          <text:p text:style-name="P932">Click Apply.</text:p>
        </text:list-item>
        <text:list-item>
          <text:p text:style-name="P933">Change Configuration to All Configurations.</text:p>
        </text:list-item>
        <text:list-item>
          <text:p text:style-name="P933">Click on NMake category.</text:p>
        </text:list-item>
        <text:list-item>
          <text:p text:style-name="P933">Change the Build command line to: cargo build</text:p>
        </text:list-item>
        <text:list-item>
          <text:p text:style-name="P933">Change the Build All command line to: cargo build</text:p>
        </text:list-item>
        <text:list-item>
          <text:p text:style-name="P933"><text:span text:style-name="T417">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text:soft-page-break/>echo Deleting the incremental directory...</text:p>
      <text:p text:style-name="P39">rd /s /q incremental</text:p>
      <text:p text:style-name="P39">popd</text:p>
      <text:p text:style-name="P39">echo Erasing program files...</text:p>
      <text:p text:style-name="P39">erase $(TargetName).*</text:p>
      <text:p text:style-name="P350">popd</text:p>
      <text:list xml:id="list165850116495013" text:continue-numbering="true" text:style-name="L7">
        <text:list-item>
          <text:p text:style-name="P934">Click OK to close the Clean Command line edit dialog box.</text:p>
        </text:list-item>
        <text:list-item>
          <text:p text:style-name="P934">Select everything in the Preprocessor Definitions and press Delete.</text:p>
        </text:list-item>
        <text:list-item>
          <text:p text:style-name="P934">Click Apply.</text:p>
        </text:list-item>
        <text:list-item>
          <text:p text:style-name="P934">Change the Configuration to Release.</text:p>
        </text:list-item>
        <text:list-item>
          <text:p text:style-name="P934">Edit the Build command line to append " --release" to the command.</text:p>
        </text:list-item>
        <text:list-item>
          <text:p text:style-name="P934">Edit the Build All command line to append " --release" to the command.</text:p>
        </text:list-item>
        <text:list-item>
          <text:p text:style-name="P935">Select the Debugging category.</text:p>
        </text:list-item>
        <text:list-item>
          <text:p text:style-name="P935">Change Configuration to All Configurations.</text:p>
        </text:list-item>
        <text:list-item>
          <text:p text:style-name="P935">Change the Command to: $(OutputPath)$(TargetName)</text:p>
        </text:list-item>
        <text:list-item>
          <text:p text:style-name="P936">Click OK to close the Project Properties dialog box.</text:p>
        </text:list-item>
        <text:list-item>
          <text:p text:style-name="P937">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8">
        <text:list-item>
          <text:p text:style-name="P938">Open src\main.rs</text:p>
        </text:list-item>
        <text:list-item>
          <text:p text:style-name="P938">Put a breakpoint on a line</text:p>
        </text:list-item>
        <text:list-item>
          <text:p text:style-name="P938">Right-click the design_pattern_examples_rust project and select Debug &gt; Start New Instance</text:p>
        </text:list-item>
        <text:list-item>
          <text:p text:style-name="P938">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text:soft-page-break/>As such, it is not very productive using VS2022 to write rust code when that rust code is embedded with other language projects.</text:p>
      <text:p text:style-name="P351"/>
      <text:h text:style-name="P862" text:outline-level="1" text:is-list-header="true">May 15, 2023</text:h>
      <text:p text:style-name="P346">In VS2022, installed the SourceGear Rust extension, <text:span text:style-name="T400">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5">a little</text:span> like Python, in that I load a folder into Source Explorer. <text:s/><text:span text:style-name="T405">However, there is an actual Python project file, .pyproj, which rust does not have.</text:span></text:p>
      <text:p text:style-name="P346">To debug Rust projects in this way, I need a launch.<text:span text:style-name="T399">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9">SourceGear document</text:span></text:a><text:span text:style-name="T399">,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9">this page</text:span></text:a><text:span text:style-name="T399">. <text:s/>The values in the launch.vs.json file are reflected in the launch/Debug toolbar. <text:s/></text:span><text:span text:style-name="T404">A few more options for launch.vs.json are described in the </text:span><text:a xlink:type="simple" xlink:href="https://learn.microsoft.com/en-us/cpp/build/configure-cmake-debugging-sessions?view=msvc-170" text:style-name="Internet_20_link" text:visited-style-name="Visited_20_Internet_20_Link"><text:span text:style-name="T404">CMake debugging section</text:span></text:a><text:span text:style-name="T404">.</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401">(the option is grayed out). <text:s/>However, other options, such as auto-list completion are grayed out but the functionality works in the editor. <text:s/>The brace completion does NOT work. <text:s/></text:span><text:span text:style-name="T402">VSCode, on the other hand, does have brace completion, as well as auto-completion; it's just not quite as intelligent as VS2022. <text:s/></text:span><text:span text:style-name="T403">Also, the color syntax highlighting in VS2022 is more thorough than in VSCode.</text:span></text:p>
      <text:h text:style-name="P863" text:outline-level="1" text:is-list-header="true">April 27, 2023</text:h>
      <text:p text:style-name="P344">Completed work on the Visitor pattern examp<text:span text:style-name="T406">l</text:span>e for C. <text:s/><text:span text:style-name="T397">Updated visitor write-up.</text:span></text:p>
      <text:p text:style-name="P344">New helper: ConstStringList for handling strings that should not be duplicated or deleted. <text:s/><text:span text:style-name="T394">There seems to be a possible bug in StringList because when I added a hardcoded string to a StringList and later cleared the StringList, the hardcoded string was deleted. <text:s/></text:span><text:span text:style-name="T395">The reason I duplicated the strings in StringList was to not run into this particular problem. <text:s/></text:span><text:span text:style-name="T396">I probably should have root-caused the error before adding ConstStringList and replacing all uses of StringList in the Visitor pattern with ConstStringList.</text:span></text:p>
      <text:p text:style-name="P345"><text:soft-page-break/>New helper: Map<text:span text:style-name="T398">Of</text:span>String<text:span text:style-name="T398">s</text:span> for creating a mapping of a string to a ConstStringList (was StringList). <text:s/>basically, a map or dictionary.</text:p>
      <text:p text:style-name="P345">New helper: Map<text:span text:style-name="T398">Of</text:span>Int for creating a mapping of a string to an integer value.</text:p>
      <text:h text:style-name="P864" text:outline-level="1" text:is-list-header="true">April 25, 2023</text:h>
      <text:p text:style-name="P341">While working on the State pattern example for C, found a bug in the C++, <text:span text:style-name="T392">C#, and Python</text:span> version<text:span text:style-name="T392">s</text:span>. <text:s/><text:span text:style-name="T392">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3">to prove it was fixed.</text:span></text:p>
      <text:p text:style-name="P342">Completed work on the State pattern example for C. <text:s/>Updated the state write-up.</text:p>
      <text:p text:style-name="P343">Completed work on the Strategy pattern example for C. <text:s/>Updated the strategy write-up.</text:p>
      <text:h text:style-name="P865"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91">I</text:span>ntArray_AddInt() <text:span text:style-name="T391">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866"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90">unlike C++, C#, or Python.</text:span></text:p>
      <text:h text:style-name="P867" text:outline-level="1" text:is-list-header="true">April 22, 2023</text:h>
      <text:p text:style-name="P334">Modif<text:span text:style-name="T389">ied </text:span>Mediator_Exercise() to handle error codes from the Mediator functions. <text:s/><text:span text:style-name="T389">Completely changed the structure of the exercise to more effectively handle error reporting.</text:span></text:p>
      <text:p text:style-name="P335">Completed work on the Memento pattern example in C. <text:s/>Updated the memento write-up.</text:p>
      <text:h text:style-name="P868" text:outline-level="1" text:is-list-header="true"><text:soft-page-break/>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8">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869"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870" text:outline-level="1" text:is-list-header="true">April 19, 2023</text:h>
      <text:p text:style-name="P327">Completed work on the HandlerChain pattern example in C. <text:s/>Updated the handler chain write-up. <text:s/><text:span text:style-name="T377">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871"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6">Note: The code that reads the cursor from stdin uses a loop that calls getc() repeatedly, looking for 'R' and EOF. <text:s/></text:span><text:span text:style-name="T387">I didn't realize that this was </text:span><text:soft-page-break/><text:span text:style-name="T387">the approach I had used in Python. <text:s/>Maybe I should look at the Python implementation a little more frequently.</text:span></text:p>
      <text:p text:style-name="P326">Added new helper: sleep().</text:p>
      <text:h text:style-name="P872" text:outline-level="1" text:is-list-header="true">April 15, 2023</text:h>
      <text:p text:style-name="P321"><text:span text:style-name="T376">Completed work</text:span> on the Decorator pattern example for C. <text:s/>I ha<text:span text:style-name="T376">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3">or any of the prior decorated forms.</text:span></text:p>
      <text:p text:style-name="P322">I could<text:span text:style-name="T376">'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4">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6">because</text:span> the decorations are accumulated in a single DynamicString. <text:s/><text:span text:style-name="T376">Having the decorators return a pointer to the passed-in DynamicString allows me to chain the function calls together and that</text:span><text:span text:style-name="T375"> makes it clear there is a "wrapping" behavior being applied.</text:span></text:p>
      <text:p text:style-name="P324">Created new helper: enableVTMode(), to set the console output mode on Windows. <text:s/>This uses an atexit() function to restore the mode on program exit.</text:p>
      <text:h text:style-name="P873"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9">
        <text:list-item>
          <text:p text:style-name="P939">DynamicString structure and functions.</text:p>
        </text:list-item>
        <text:list-item>
          <text:p text:style-name="P939">datetime_to_string() and datetime_now() functions.</text:p>
        </text:list-item>
        <text:list-item>
          <text:p text:style-name="P939">replace_chr(), replace_chri(), replace_str(), and replace_stri() functions</text:p>
        </text:list-item>
        <text:list-item>
          <text:p text:style-name="P940">SplitList structure along with split() and SplitList_Clear() functions</text:p>
        </text:list-item>
      </text:list>
      <text:p text:style-name="P320"><text:soft-page-break/>I found out that anything that returns a void* can be automatically cast to a typed pointer on assignment. <text:s/>This means that the return values from malloc(), calloc(), and realloc() do not need to be cast.</text:p>
      <text:h text:style-name="P874"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75"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1">to each memory to access any 32-bit chunk</text:span>. <text:s/>Th<text:span text:style-name="T371">e wrapper deals with byte offsets and bytes, so will need to convert a byte offset to a chunk offset and deal with non-aligned byte access in a chunk. <text:s/>This can then be used in all versions </text:span><text:span text:style-name="T372">of the Adapter design pattern.</text:span></text:p>
      <text:p text:style-name="P313">Completed the work on the Adapter example for C. <text:s/>Updated the adapter write-up.</text:p>
      <text:h text:style-name="P876"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7">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70">Internally, the data is stored in 32 32-bit values.</text:span> <text:s/><text:span text:style-name="T368">There are multiple chunks and each chunk is identified by a string. <text:s/></text:span><text:span text:style-name="T369">So instead of DDR_Startup()/DDR_Shutdown(), we would have DDR_OpenPort()/DDR_ClosePort().</text:span></text:p>
      <text:h text:style-name="P877" text:outline-level="1" text:is-list-header="true"><text:soft-page-break/>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3">I think I have a workable template in the StringList structure and support functions. <text:s/></text:span><text:span text:style-name="T364">The structure is allocated by the parent and the support functions operate on the contents of the structure.</text:span>)</text:p>
      <text:p text:style-name="P302">I am going to follow the C++ project as the basic architecture for the program, <text:span text:style-name="T362">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65">In Adapter_Exercise() for C, I added calls directly to the backend stuff to make sure it all worked. <text:s/></text:span><text:span text:style-name="T366">This will be replaced with front-end stuff next time.</text:span></text:p>
      <text:h text:style-name="P878"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9">Then C++. <text:s/></text:span><text:span text:style-name="T360">Finally, Python.</text:span></text:p>
      <text:p text:style-name="P299">Noted a performance difference between C++ and C#, with C++ being <text:span text:style-name="T361">seemingly</text:span> faster in rendering the images.</text:p>
      <text:p text:style-name="P300">Added example of the "big image" to the write-up.</text:p>
      <text:h text:style-name="P879" text:outline-level="1" text:is-list-header="true">March 21, 2023</text:h>
      <text:p text:style-name="P289">Some thoughts on patterns.</text:p>
      <text:p text:style-name="P289">Iterators</text:p>
      <text:p text:style-name="P28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40">{0, 1, 2, 3, 4, 5, 6, 7, 8, 9}</text:span>;</text:p>
      <text:p text:style-name="Code">for (number : numbers) { std:: cout &lt;&lt; number &lt;&lt; std::endl; }</text:p>
      <text:p text:style-name="P289">C#</text:p>
      <text:p text:style-name="Code">List&lt;int&gt; numbers = new List&lt;int&gt;() <text:span text:style-name="T340">= {0, 1, 2, 3, 4, 5, 6, 7, 8, 9 }</text:span>;</text:p>
      <text:p text:style-name="Code">foreach (int number in numbers) { Console.WriteLine(number); }</text:p>
      <text:p text:style-name="P289">Python</text:p>
      <text:p text:style-name="Code">numbers = [<text:span text:style-name="T340">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41">And the number of items is not known ahead of time. <text:s/>This is were the Iterator design pattern comes in. <text:s/>This can be expressed as </text:span><text:span text:style-name="T345">four</text:span><text:span text:style-name="T341"> functions </text:span><text:span text:style-name="T344">that uses an opaque object to keep track of the iteration:</text:span></text:p>
      <text:p text:style-name="P291">C++</text:p>
      <text:p text:style-name="Code">void* iteritem = <text:span text:style-name="T342">Create</text:span>ItemIterator();</text:p>
      <text:p text:style-name="Code">while (<text:span text:style-name="T342">IsAnotherItem(iteritem)</text:span>)</text:p>
      <text:p text:style-name="Code">{</text:p>
      <text:p text:style-name="Code"><text:s text:c="4"/>int number = Get<text:span text:style-name="T342">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3">CreateItemIterator</text:span>();</text:p>
      <text:p text:style-name="Code">while <text:span text:style-name="T343">(IsAnotherItem(iteritem)</text:span>)</text:p>
      <text:p text:style-name="Code">{</text:p>
      <text:p text:style-name="Code"><text:soft-page-break/><text:s text:c="5"/>int number = Get<text:span text:style-name="T343">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6">and to better control the lifetime of the iterator object </text:span><text:span text:style-name="T348">in the face of exceptions</text:span>, move to an object-oriented approach:</text:p>
      <text:p text:style-name="P292">C++</text:p>
      <text:p text:style-name="P282">{</text:p>
      <text:p text:style-name="P283"><text:span text:style-name="T346"><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6">using (</text:span>ItemIterator iteritem = CreateItemIterator()<text:span text:style-name="T346">)</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6">with</text:span> CreateItemIterator() <text:span text:style-name="T347">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9">basic</text:span> pattern works <text:span text:style-name="T358">with</text:span> more complex structures besides just simple numbers. <text:s/><text:span text:style-name="T349">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3">bool <text:s text:c="9"/>noMoreFiles;</text:span></text:p>
      <text:p text:style-name="Code"><text:soft-page-break/><text:s text:c="4"/><text:span text:style-name="T351">WIN32_FIND_DATA fileData;</text:span></text:p>
      <text:p text:style-name="P285"><text:s text:c="4"/></text:p>
      <text:p text:style-name="P285"><text:s text:c="4"/>FindData()</text:p>
      <text:p text:style-name="P285"><text:s text:c="8"/>: findHandle(INVALID_HANDLE<text:span text:style-name="T351">_VALUE</text:span>), <text:span text:style-name="T353">noMoreFile</text:span><text:span text:style-name="T357">s</text:span><text:span text:style-name="T353">(false),</text:span> <text:span text:style-name="T351">fileData{0}</text:span></text:p>
      <text:p text:style-name="P285"><text:s text:c="4"/>{}<text:line-break/>};</text:p>
      <text:p text:style-name="Code"/>
      <text:p text:style-name="Code">void* CreateItemIterator(const std::string&amp; searchPattern = "*.*")</text:p>
      <text:p text:style-name="Code">{</text:p>
      <text:p text:style-name="Code"><text:s text:c="4"/><text:span text:style-name="T350">FindData* findData = new FindData();</text:span></text:p>
      <text:p text:style-name="Code"><text:s text:c="4"/><text:span text:style-name="T350">findData-&gt;findHandle = FindFirstFile(searchPattern, </text:span><text:span text:style-name="T351">&amp;findData-&gt;fileData</text:span><text:span text:style-name="T350">);</text:span></text:p>
      <text:p text:style-name="Code"><text:s text:c="4"/><text:span text:style-name="T353">if (findData-&gt;findHandle == INVALID_HANDLE_VALUE)</text:span></text:p>
      <text:p text:style-name="Code"><text:s text:c="4"/><text:span text:style-name="T353">{</text:span></text:p>
      <text:p text:style-name="Code"><text:s text:c="8"/><text:span text:style-name="T353">findData-&gt;noMoreFiles = true;</text:span></text:p>
      <text:p text:style-name="Code"><text:s text:c="4"/><text:span text:style-name="T353">}</text:span></text:p>
      <text:p text:style-name="Code"><text:s text:c="4"/><text:span text:style-name="T350">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3">findData != nullptr &amp;&amp; !</text:span>findData-&gt;<text:span text:style-name="T354">noMoreFiles</text:span>)</text:p>
      <text:p text:style-name="Code"><text:s text:c="4"/>{</text:p>
      <text:p text:style-name="Code"><text:s text:c="8"/>isAnother = FindNextFile(findData-&gt;findHandle, &amp;findData-&gt;fileData) != 0;</text:p>
      <text:p text:style-name="Code"><text:s text:c="8"/><text:span text:style-name="T355">if (!isAnother)</text:span></text:p>
      <text:p text:style-name="Code"><text:s text:c="8"/><text:span text:style-name="T355">{</text:span></text:p>
      <text:p text:style-name="Code"><text:s text:c="12"/><text:span text:style-name="T355">findData-&gt;noMoreFiles = true;</text:span></text:p>
      <text:p text:style-name="Code"><text:s text:c="8"/><text:span text:style-name="T355">}</text:span></text:p>
      <text:p text:style-name="Code"><text:s text:c="4"/>}</text:p>
      <text:p text:style-name="Code"><text:s text:c="4"/><text:span text:style-name="T352">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3">*</text:span>&gt;(data);</text:p>
      <text:p text:style-name="Code"><text:s text:c="4"/>return <text:span text:style-name="T355">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3">*</text:span>&gt;(data);</text:p>
      <text:p text:style-name="Code"><text:s text:c="4"/><text:span text:style-name="T356">if (findData-&gt;fileHandle != INVALID_HANDLE_VALUE)</text:span></text:p>
      <text:p text:style-name="Code"><text:s text:c="4"/><text:span text:style-name="T356">{</text:span></text:p>
      <text:p text:style-name="Code"><text:s text:c="8"/><text:span text:style-name="T356">FindClose(findData-&gt;fileHandle);</text:span></text:p>
      <text:p text:style-name="Code"><text:s text:c="8"/><text:span text:style-name="T356">findData-&gt;fileHandle = INVALID_HANDLE_VALUE;</text:span></text:p>
      <text:p text:style-name="Code"><text:s text:c="4"/><text:span text:style-name="T356">}</text:span></text:p>
      <text:p text:style-name="Code"><text:s text:c="4"/><text:span text:style-name="T356">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79" text:outline-level="1" text:is-list-header="true"><text:soft-page-break/>March 19, 2023 (some thoughts)</text:h>
      <text:p text:style-name="P288"><text:span text:style-name="T339">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h text:style-name="P880"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text:soft-page-break/>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8">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78">h</text:span>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269">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4"><text:span text:style-name="T328"><text:s text:c="4"/></text:span><text:span text:style-name="T327">## @name Properties</text:span></text:p>
      <text:p text:style-name="P266"><text:s text:c="4"/># <text:s/>@{</text:p>
      <text:p text:style-name="P265"/>
      <text:p text:style-name="P265"><text:span text:style-name="T328"><text:s text:c="4"/></text:span><text:span text:style-name="T327">## Property getter for the text in this TextObject: `value = o.Text`</text:span></text:p>
      <text:p text:style-name="P263"><text:span text:style-name="T328"><text:s text:c="4"/>@</text:span><text:span text:style-name="T216">property</text:span></text:p>
      <text:p text:style-name="P263"><text:span text:style-name="T328"><text:s text:c="4"/></text:span><text:span text:style-name="T96">def</text:span><text:span text:style-name="T328"> </text:span><text:span text:style-name="T216">Text</text:span><text:span text:style-name="T328">(self) -&gt; </text:span><text:span text:style-name="T216">str</text:span><text:span text:style-name="T328">:</text:span></text:p>
      <text:p text:style-name="P263"><text:span text:style-name="T328"><text:s text:c="8"/></text:span><text:span text:style-name="T96">return</text:span><text:span text:style-name="T328"> </text:span><text:span text:style-name="T96">self.</text:span><text:span text:style-name="T328">_text</text:span></text:p>
      <text:p text:style-name="Code"/>
      <text:p text:style-name="P129"><text:span text:style-name="T79"><text:s text:c="4"/></text:span><text:span text:style-name="T326">##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7">##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31">Python </text:span>Command pattern code to use the above approach for properties.</text:p>
      <text:p text:style-name="P270">Updated <text:span text:style-name="T331">Python </text:span>Facade IDeviceNetworkHighLevel.NumChains() method to be GetNumChains(), like in C#. <text:s/><text:span text:style-name="T330">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2">Turns out the properties on the IMemento interface are never used, so I deleted them.</text:span></text:p>
      <text:p text:style-name="P274">Note: I was testing the C++ version of the examples instead of Python, so some bugs got through on HandlerChain <text:span text:style-name="T335">and Memento</text:span>. <text:s/><text:span text:style-name="T333">The order of @abstractmethod and @property are important on a getter method in an abstract base class: It must be @property followed by @abstractmethod. <text:s/></text:span><text:span text:style-name="T334">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6">@Name.setter</text:span></text:p>
      <text:p text:style-name="Code"><text:soft-page-break/><text:s text:c="4"/><text:span text:style-name="T336">def Name(self, value):</text:span></text:p>
      <text:p text:style-name="Code"><text:s text:c="8"/><text:span text:style-name="T336">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7">Doxygen thinks</text:span> the self.Name in DoWork() create<text:span text:style-name="T337">s</text:span> a new attribute called Name, <text:span text:style-name="T337">despite the fact that there is a property already defined by that name. <text:s/>So Doxygen not only adds the Name() methods to the Public Member Functions but also adds Name to the Public Attributes section. <text:s/>Weird.</text:span></text:p>
      <text:h text:style-name="P881" text:outline-level="1" text:is-list-header="true">March 18, 2023</text:h>
      <text:p text:style-name="P255">Finished translating the Visitor pattern code from C++ to Python. <text:s/><text:span text:style-name="T311">Updated the write-up to use a table form of the links to the </text:span>visitor<text:span text:style-name="T311">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82" text:outline-level="1" text:is-list-header="true">March 17, 2023</text:h>
      <text:p text:style-name="P243">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2">SpecialChar.</text:span>EOF_CHAR:</text:p>
      <text:p text:style-name="P248"><text:s text:c="8"/># THIS WILL NOT BE ACCEPTED</text:p>
      <text:p text:style-name="P244"><text:soft-page-break/></text:p>
      <text:p text:style-name="P244">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4">I also still have to complete the implementation of the Village_Shop class.</text:p>
      <text:h text:style-name="P883"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9">Null Object</text:span> pattern code from C++ to Python. <text:s/>Updated the write-up to use a table form of the links to the <text:span text:style-name="T309">nullobject</text:span> class.</text:p>
      <text:p text:style-name="P245">Translated the Observer pattern code from C++ to Python.<text:span text:style-name="T311"> <text:s/>Updated the write-up to use a table form of the links to the </text:span>observer<text:span text:style-name="T311"> class.</text:span></text:p>
      <text:p text:style-name="P246">Translated the Proxy pattern code from C++ to Python.<text:span text:style-name="T311"> <text:s/>Updated the write-up to use a table form of the links to the </text:span><text:span text:style-name="T310">observer</text:span><text:span text:style-name="T311"> class.</text:span></text:p>
      <text:p text:style-name="P246"><text:soft-page-break/>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84"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8"> <text:s/>Updated the write-up to use a table form of the links to the </text:span>mediator<text:span text:style-name="T308"> class.</text:span></text:p>
      <text:h text:style-name="P885" text:outline-level="1" text:is-list-header="true">March 14, 2023</text:h>
      <text:p text:style-name="P235">Modified flyweight_classes.Helpers.readkey() to use sys.stdin.read(1) instead of relying on msvcrt.getch().</text:p>
      <text:p text:style-name="P235">Revi<text:span text:style-name="T305">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886" text:outline-level="1" text:is-list-header="true"><text:soft-page-break/>March 13, 2023</text:h>
      <text:p text:style-name="P219">Translated the Decorator pattern code from C++ to Python.</text:p>
      <text:p text:style-name="P219">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20">Note: Windows Terminal and PowerShell both support colors automatically; <text:span text:style-name="T287">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8">= </text:span>0x0004</text:p>
      <text:p text:style-name="P209">ENABLE_WRAP_AT_EOL_OUTPUT <text:span text:style-name="T288">= </text:span>0x0002</text:p>
      <text:p text:style-name="P209">ENABLE_PROCESSED_OUTPUT <text:span text:style-name="T288">=</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9">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5">Translated the Facade pattern code from <text:span text:style-name="T292">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6"><text:soft-page-break/></text:p>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setcursorposition() is not working. <text:s/></text:span><text:span text:style-name="T297">Actually, what is happening is the cursor position is not getting read </text:span><text:span text:style-name="T298">in.</text:span></text:p>
      <text:p text:style-name="P229">Ah. <text:s/>The sys.stdin.read() needs the exact number of characters to fetch. <text:s/><text:span text:style-name="T299">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300">I then join the contents of the list into a single string. <text:s/>Finally, I use the re.split() function (regular expressions) to split up the string into the necessary parts.</text:span></text:p>
      <text:p text:style-name="P232">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87"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text:soft-page-break/>&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3">Will modify the others as I complete the Python code.</text:span></text:p>
      <text:h text:style-name="P888" text:outline-level="1" text:is-list-header="true">March 11, 2023</text:h>
      <text:p text:style-name="P203">Translated the Bridge pattern code from C++ to Python.</text:p>
      <text:p text:style-name="P204">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13">It is, unfortunately, quite long and complicated.</text:p>
      <text:h text:style-name="P889"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3">Hmm.</text:span> <text:s/><text:span text:style-name="T269">If I modify the closing C++ marker to from this:</text:span></text:p>
      <text:p text:style-name="Code">//! <text:span text:style-name="T269">[Using Command in C++]</text:span></text:p>
      <text:p text:style-name="P191">To this:</text:p>
      <text:p text:style-name="Code">// ! [Using Command in C++]</text:p>
      <text:p text:style-name="P191">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92">Fixed all snippet markers in C# to be "<text:span text:style-name="T25">// ! [marker text]</text:span>".</text:p>
      <text:p text:style-name="P193"><text:soft-page-break/>Fixed all snippet markers in C++ to be <text:span text:style-name="T272">"</text:span><text:span text:style-name="T29">// ! [marker text]</text:span><text:span text:style-name="T272">".</text:span></text:p>
      <text:p text:style-name="P194">Unfortunately, a<text:span text:style-name="T268">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80">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hen in the project's General settings, set the working directory to ../../ and the Startup file to __main__.py.</text:p>
      <text:h text:style-name="P890"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5">def func(args):</text:p>
      <text:p text:style-name="P176">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891" text:outline-level="1" text:is-list-header="true">March 8, 2023</text:h>
      <text:p text:style-name="P177">Translated the State pattern from C# to C++. <text:s/>Includes write-up and diagram image. <text:s/><text:span text:style-name="T258">I would like to add an actual state diagram as well, just to show that off.</text:span></text:p>
      <text:p text:style-name="P174">Translated the Strategy pattern from C# to C++. <text:s/>Includes diagram image and tweaks to write-up.</text:p>
      <text:h text:style-name="P892"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6">Done.</text:span></text:p>
      <text:p text:style-name="P171">Added Null Object diagram image. <text:s/>Added links to Null Object classes to the write-up.</text:p>
      <text:h text:style-name="P893"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3">Includes write-up and diagram image.</text:span></text:p>
      <text:p text:style-name="P161">While reading the write-up for the Memento patter<text:span text:style-name="T381">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50">or through an opaque pointer passed </text:span><text:soft-page-break/><text:span text:style-name="T250">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5">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894"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95" text:outline-level="1" text:is-list-header="true"><text:soft-page-break/>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96"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97"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98"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text:soft-page-break/>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99"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Wait, that won't work. <text:s/>If a shop has no inventory at the start, the items won't be found.</text:p>
      <text:p text:style-name="P121">I need to let this one stew awhile, as I'm getting caught up in the weeds.</text:p>
      <text:h text:style-name="P900"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0">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10">
        <text:list-item>
          <text:p text:style-name="P941">Make sure the parameters are different so overloading allows both to exist.</text:p>
        </text:list-item>
        <text:list-item>
          <text:p text:style-name="P941">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text:soft-page-break/>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901"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902"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903"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5">(note that the //! could also be ///)</text:span><text:span text:style-name="T102"><text:note text:id="ftn1" text:note-class="footnote"><text:note-citation>1</text:note-citation><text:note-body><text:p text:style-name="P330">On March 10, 2023, I found that the snippet marker is <text:span text:style-name="T382">just</text:span> "<text:span text:style-name="T383">!</text:span> <text:span text:style-name="T383">[</text:span>Identifier string<text:span text:style-name="T383">]</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text:soft-page-break/>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904" text:outline-level="1" text:is-list-header="true">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1">
        <text:list-item>
          <text:p text:style-name="P94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944">The disadvantage of markdown is the page name must be explicitly used and the link text must be explicitly given.</text:p>
            </text:list-item>
            <text:list-item>
              <text:p text:style-name="P94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4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4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2">
        <text:list-item>
          <text:p text:style-name="P94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947">Doxygen does not interpret this <text:span text:style-name="T62">the same way</text:span>. <text:s/>Doxygen ignores the alt text and converts the title into a caption under the image.</text:p>
            </text:list-item>
            <text:list-item>
              <text:p text:style-name="P94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49">The "image" class centers the image.</text:p>
            </text:list-item>
          </text:list>
        </text:list-item>
        <text:list-item>
          <text:p text:style-name="P95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951">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text:soft-page-break/>-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905"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961" svg:width="2.3004in" svg:height="2.2189in" svg:x="0in" svg:y="0in"><text:p text:style-name="P960"><text:span text:style-name="T82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962" xml:id="id2" draw:id="id2" svg:width="1.1098in" svg:height="1.2713in" svg:x="3.7in" svg:y="0.4264in"><text:p text:style-name="P960"><text:span text:style-name="T820">External</text:span></text:p><text:p text:style-name="P960"><text:span text:style-name="T820">component</text:span></text:p><draw:enhanced-geometry svg:viewBox="0 0 21600 21600" draw:type="rectangle" draw:enhanced-path="M 0 0 L 21600 0 21600 21600 0 21600 0 0 Z N"/></draw:custom-shape><draw:custom-shape draw:name="Shape 11" draw:style-name="gr4" draw:text-style-name="P964" svg:width="0.5543in" svg:height="0.3307in" svg:x="0.3457in" svg:y="0.1634in"><text:p text:style-name="P963"><text:span text:style-name="T8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964" svg:width="0.5539in" svg:height="0.3307in" svg:x="1.4in" svg:y="0.1437in"><text:p text:style-name="P963"><text:span text:style-name="T8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966" xml:id="id1" draw:id="id1" svg:width="0.635in" svg:height="0.4335in" svg:x="1.4252in" svg:y="0.8437in"><text:p text:style-name="P965"><text:span text:style-name="T822">Adapter</text:span></text:p><text:p text:style-name="P965"><text:span text:style-name="T82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964" svg:width="0.5543in" svg:height="0.3307in" svg:x="1.3709in" svg:y="1.4882in"><text:p text:style-name="P963"><text:span text:style-name="T8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964" svg:width="0.5543in" svg:height="0.3307in" svg:x="0.6209in" svg:y="1.7437in"><text:p text:style-name="P963"><text:span text:style-name="T8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964" svg:width="0.5539in" svg:height="0.3307in" svg:x="0.7in" svg:y="1.3382in"><text:p text:style-name="P963"><text:span text:style-name="T8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964" svg:width="0.5543in" svg:height="0.3303in" svg:x="0.7957in" svg:y="0.5189in"><text:p text:style-name="P963"><text:span text:style-name="T8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67"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9">s</text:span>s and the styles for the multipanel tabs to multipanel.css. <text:s/>Modified testpage.html and testhighlight.html to <text:span text:style-name="T44">load</text:span> these style sheets.</text:p>
      <text:h text:style-name="P906"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3">
        <text:list-item>
          <text:p text:style-name="P95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5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5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5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907"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908"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3T16:58:47.791000000</dc:date>
    <dc:creator>Stephen P Lepisto</dc:creator>
    <meta:editing-duration>P13DT17H55M31S</meta:editing-duration>
    <meta:editing-cycles>1135</meta:editing-cycles>
    <meta:generator>LibreOffice/7.5.3.2$Windows_X86_64 LibreOffice_project/9f56dff12ba03b9acd7730a5a481eea045e468f3</meta:generator>
    <meta:document-statistic meta:table-count="1" meta:image-count="0" meta:object-count="0" meta:page-count="123" meta:paragraph-count="2976" meta:word-count="39852" meta:character-count="284763" meta:non-whitespace-character-count="240258"/>
  </office:meta>
</office:document-meta>
</file>